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09in"/>
    </style:style>
    <style:style style:name="co2" style:family="table-column">
      <style:table-column-properties fo:break-before="auto" style:column-width="3.6173in"/>
    </style:style>
    <style:style style:name="co3" style:family="table-column">
      <style:table-column-properties fo:break-before="auto" style:column-width="3.9165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1.239in"/>
    </style:style>
    <style:style style:name="co6" style:family="table-column">
      <style:table-column-properties fo:break-before="auto" style:column-width="1.6756in"/>
    </style:style>
    <style:style style:name="co7" style:family="table-column">
      <style:table-column-properties fo:break-before="auto" style:column-width="1.6217in"/>
    </style:style>
    <style:style style:name="co8" style:family="table-column">
      <style:table-column-properties fo:break-before="auto" style:column-width="2.6181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AccountingVN1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ccountingVN15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38" table:default-cell-style-name="ce7"/>
        <table:table-column table:style-name="co10" table:number-columns-repeated="6" table:default-cell-style-name="ce6"/>
        <table:table-row table:style-name="ro1">
          <table:table-cell table:style-name="ce1" office:value-type="string">
            <text:p>[Account_Value]</text:p>
          </table:table-cell>
          <table:table-cell table:style-name="ce1" office:value-type="string">
            <text:p>[Account_Name]</text:p>
          </table:table-cell>
          <table:table-cell table:style-name="ce1" office:value-type="string">
            <text:p>[Account_Description]</text:p>
          </table:table-cell>
          <table:table-cell table:style-name="ce1" office:value-type="string">
            <text:p>[Account_Type]</text:p>
          </table:table-cell>
          <table:table-cell table:style-name="ce1" office:value-type="string">
            <text:p>[Account_Sign]</text:p>
          </table:table-cell>
          <table:table-cell table:style-name="ce1" office:value-type="string">
            <text:p>[Account_Document]</text:p>
          </table:table-cell>
          <table:table-cell table:style-name="ce1" office:value-type="string">
            <text:p>[Account_Summary]</text:p>
          </table:table-cell>
          <table:table-cell table:style-name="ce1" office:value-type="string">
            <text:p>[Default_Account]</text:p>
          </table:table-cell>
          <table:table-cell table:style-name="ce1" office:value-type="string">
            <text:p>[Account_Parent]</text:p>
          </table:table-cell>
          <table:table-cell table:style-name="ce9" table:number-columns-repeated="238"/>
          <table:table-cell table:style-name="ce8" table:number-columns-repeated="6"/>
        </table:table-row>
        <table:table-row table:style-name="ro2">
          <table:table-cell table:style-name="ce2" office:value-type="string">
            <text:p>1</text:p>
          </table:table-cell>
          <table:table-cell table:style-name="ce4" office:value-type="string">
            <text:p>TÀI SẢN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])&lt;8;&quot;Yes&quot;;&quot;No&quot;)" office:value-type="string" office:string-value="Yes">
            <text:p>Yes</text:p>
          </table:table-cell>
          <table:table-cell/>
          <table:table-cell table:formula="of:=IF(LEN([.A2])=3;LEFT([.A2];1);IF(LEN([.A2])=8;LEFT([.A2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111</text:p>
          </table:table-cell>
          <table:table-cell table:style-name="ce4" office:value-type="string">
            <text:p>Tiền mặ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])&lt;8;&quot;Yes&quot;;&quot;No&quot;)" office:value-type="string" office:string-value="Yes">
            <text:p>Yes</text:p>
          </table:table-cell>
          <table:table-cell/>
          <table:table-cell table:formula="of:=IF(LEN([.A3])=3;LEFT([.A3];1);IF(LEN([.A3])=8;LEFT([.A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10000</text:p>
          </table:table-cell>
          <table:table-cell table:style-name="ce4" office:value-type="string">
            <text:p>Tiền mặt tại quỹ – VNĐ</text:p>
          </table:table-cell>
          <table:table-cell table:formula="of:=[.A4]&amp;REPT(&quot;0&quot;;8-LEN([.A4]))" office:value-type="string" office:string-value="11110000">
            <text:p>11110000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])&lt;8;&quot;Yes&quot;;&quot;No&quot;)" office:value-type="string" office:string-value="No">
            <text:p>No</text:p>
          </table:table-cell>
          <table:table-cell table:style-name="ce6" office:value-type="string">
            <text:p>CB_ASSET_ACCT</text:p>
          </table:table-cell>
          <table:table-cell table:formula="of:=IF(LEN([.A4])=3;LEFT([.A4];1);IF(LEN([.A4])=8;LEFT([.A4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20000</text:p>
          </table:table-cell>
          <table:table-cell table:style-name="ce4" office:value-type="string">
            <text:p>Tiền mặt tại quỹ – US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])&lt;8;&quot;Yes&quot;;&quot;No&quot;)" office:value-type="string" office:string-value="No">
            <text:p>No</text:p>
          </table:table-cell>
          <table:table-cell/>
          <table:table-cell table:formula="of:=IF(LEN([.A5])=3;LEFT([.A5];1);IF(LEN([.A5])=8;LEFT([.A5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130000</text:p>
          </table:table-cell>
          <table:table-cell table:style-name="ce4" office:value-type="string">
            <text:p>Vàng- bạc- kim khí quý- đá qu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])&lt;8;&quot;Yes&quot;;&quot;No&quot;)" office:value-type="string" office:string-value="No">
            <text:p>No</text:p>
          </table:table-cell>
          <table:table-cell/>
          <table:table-cell table:formula="of:=IF(LEN([.A6])=3;LEFT([.A6];1);IF(LEN([.A6])=8;LEFT([.A6];3);&quot;&quot;))" office:value-type="string" office:string-value="111">
            <text:p>1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</text:p>
          </table:table-cell>
          <table:table-cell table:style-name="ce4" office:value-type="string">
            <text:p>Tiền gửi Ngân hà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])&lt;8;&quot;Yes&quot;;&quot;No&quot;)" office:value-type="string" office:string-value="Yes">
            <text:p>Yes</text:p>
          </table:table-cell>
          <table:table-cell/>
          <table:table-cell table:formula="of:=IF(LEN([.A7])=3;LEFT([.A7];1);IF(LEN([.A7])=8;LEFT([.A7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000</text:p>
          </table:table-cell>
          <table:table-cell table:style-name="ce4" office:value-type="string">
            <text:p>Tiền gửi ngân hàng – VNĐ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8])&lt;8;&quot;Yes&quot;;&quot;No&quot;)" office:value-type="string" office:string-value="No">
            <text:p>No</text:p>
          </table:table-cell>
          <table:table-cell table:style-name="ce6" office:value-type="string">
            <text:p>B_ASSET_ACCT</text:p>
          </table:table-cell>
          <table:table-cell table:formula="of:=IF(LEN([.A8])=3;LEFT([.A8];1);IF(LEN([.A8])=8;LEFT([.A8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100</text:p>
          </table:table-cell>
          <table:table-cell table:style-name="ce4" office:value-type="string">
            <text:p>Tiền nhận được chưa phân bổ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B_UNALLOCATEDCASH_ACCT</text:p>
          </table:table-cell>
          <table:table-cell table:formula="of:=IF(LEN([.A9])=3;LEFT([.A9];1);IF(LEN([.A9])=8;LEFT([.A9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11200</text:p>
          </table:table-cell>
          <table:table-cell table:style-name="ce4" office:value-type="string">
            <text:p>Tiền gửi ko rõ nguồn gốc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B_UNIDENTIFIED_ACCT</text:p>
          </table:table-cell>
          <table:table-cell table:formula="of:=IF(LEN([.A10])=3;LEFT([.A10];1);IF(LEN([.A10])=8;LEFT([.A10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20000</text:p>
          </table:table-cell>
          <table:table-cell table:style-name="ce4" office:value-type="string">
            <text:p>Tiền gửi ngân hàng – US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])&lt;8;&quot;Yes&quot;;&quot;No&quot;)" office:value-type="string" office:string-value="No">
            <text:p>No</text:p>
          </table:table-cell>
          <table:table-cell/>
          <table:table-cell table:formula="of:=IF(LEN([.A11])=3;LEFT([.A11];1);IF(LEN([.A11])=8;LEFT([.A11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230000</text:p>
          </table:table-cell>
          <table:table-cell table:style-name="ce4" office:value-type="string">
            <text:p>Vàng- bạc- kim khí quý- đá qu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])&lt;8;&quot;Yes&quot;;&quot;No&quot;)" office:value-type="string" office:string-value="No">
            <text:p>No</text:p>
          </table:table-cell>
          <table:table-cell/>
          <table:table-cell table:formula="of:=IF(LEN([.A12])=3;LEFT([.A12];1);IF(LEN([.A12])=8;LEFT([.A12];3);&quot;&quot;))" office:value-type="string" office:string-value="112">
            <text:p>1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</text:p>
          </table:table-cell>
          <table:table-cell table:style-name="ce4" office:value-type="string">
            <text:p>Tiền đang chuyể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])&lt;8;&quot;Yes&quot;;&quot;No&quot;)" office:value-type="string" office:string-value="Yes">
            <text:p>Yes</text:p>
          </table:table-cell>
          <table:table-cell/>
          <table:table-cell table:formula="of:=IF(LEN([.A13])=3;LEFT([.A13];1);IF(LEN([.A13])=8;LEFT([.A1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10000</text:p>
          </table:table-cell>
          <table:table-cell table:style-name="ce4" office:value-type="string">
            <text:p>Tiền mặt đang chuyể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14])&lt;8;&quot;Yes&quot;;&quot;No&quot;)" office:value-type="string" office:string-value="No">
            <text:p>No</text:p>
          </table:table-cell>
          <table:table-cell table:style-name="ce6" office:value-type="string">
            <text:p>CB_CASHTRANSFER_ACCT</text:p>
          </table:table-cell>
          <table:table-cell table:formula="of:=IF(LEN([.A14])=3;LEFT([.A14];1);IF(LEN([.A14])=8;LEFT([.A14];3);&quot;&quot;))" office:value-type="string" office:string-value="113">
            <text:p>1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1320000</text:p>
          </table:table-cell>
          <table:table-cell table:style-name="ce4" office:value-type="string">
            <text:p>Tiền ngân hàng đang chuyể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15])&lt;8;&quot;Yes&quot;;&quot;No&quot;)" office:value-type="string" office:string-value="No">
            <text:p>No</text:p>
          </table:table-cell>
          <table:table-cell table:style-name="ce6" office:value-type="string">
            <text:p>B_INTRANSIT_ACCT</text:p>
          </table:table-cell>
          <table:table-cell table:formula="of:=IF(LEN([.A15])=3;LEFT([.A15];1);IF(LEN([.A15])=8;LEFT([.A15];3);&quot;&quot;))" office:value-type="string" office:string-value="113">
            <text:p>1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</text:p>
          </table:table-cell>
          <table:table-cell table:style-name="ce4" office:value-type="string">
            <text:p>Đầu tư chứng khoán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])&lt;8;&quot;Yes&quot;;&quot;No&quot;)" office:value-type="string" office:string-value="Yes">
            <text:p>Yes</text:p>
          </table:table-cell>
          <table:table-cell/>
          <table:table-cell table:formula="of:=IF(LEN([.A16])=3;LEFT([.A16];1);IF(LEN([.A16])=8;LEFT([.A1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10000</text:p>
          </table:table-cell>
          <table:table-cell table:style-name="ce4" office:value-type="string">
            <text:p>Cổ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7])&lt;8;&quot;Yes&quot;;&quot;No&quot;)" office:value-type="string" office:string-value="No">
            <text:p>No</text:p>
          </table:table-cell>
          <table:table-cell/>
          <table:table-cell table:formula="of:=IF(LEN([.A17])=3;LEFT([.A17];1);IF(LEN([.A17])=8;LEFT([.A17];3);&quot;&quot;))" office:value-type="string" office:string-value="121">
            <text:p>1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120000</text:p>
          </table:table-cell>
          <table:table-cell table:style-name="ce4" office:value-type="string">
            <text:p>Trái phiếu- tín phiếu- kỳ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8])&lt;8;&quot;Yes&quot;;&quot;No&quot;)" office:value-type="string" office:string-value="No">
            <text:p>No</text:p>
          </table:table-cell>
          <table:table-cell/>
          <table:table-cell table:formula="of:=IF(LEN([.A18])=3;LEFT([.A18];1);IF(LEN([.A18])=8;LEFT([.A18];3);&quot;&quot;))" office:value-type="string" office:string-value="121">
            <text:p>1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</text:p>
          </table:table-cell>
          <table:table-cell table:style-name="ce4" office:value-type="string">
            <text:p>Đầu tư ngắn hạn khác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9])&lt;8;&quot;Yes&quot;;&quot;No&quot;)" office:value-type="string" office:string-value="Yes">
            <text:p>Yes</text:p>
          </table:table-cell>
          <table:table-cell/>
          <table:table-cell table:formula="of:=IF(LEN([.A19])=3;LEFT([.A19];1);IF(LEN([.A19])=8;LEFT([.A1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10000</text:p>
          </table:table-cell>
          <table:table-cell table:style-name="ce4" office:value-type="string">
            <text:p>Tiền gửi có kỳ hạn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0])&lt;8;&quot;Yes&quot;;&quot;No&quot;)" office:value-type="string" office:string-value="No">
            <text:p>No</text:p>
          </table:table-cell>
          <table:table-cell/>
          <table:table-cell table:formula="of:=IF(LEN([.A20])=3;LEFT([.A20];1);IF(LEN([.A20])=8;LEFT([.A20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20000</text:p>
          </table:table-cell>
          <table:table-cell table:style-name="ce2" office:value-type="string">
            <text:p>Current investmen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1])&lt;8;&quot;Yes&quot;;&quot;No&quot;)" office:value-type="string" office:string-value="No">
            <text:p>No</text:p>
          </table:table-cell>
          <table:table-cell/>
          <table:table-cell table:formula="of:=IF(LEN([.A21])=3;LEFT([.A21];1);IF(LEN([.A21])=8;LEFT([.A21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30000</text:p>
          </table:table-cell>
          <table:table-cell table:style-name="ce2" office:value-type="string">
            <text:p>Intercompany short term investmen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2])&lt;8;&quot;Yes&quot;;&quot;No&quot;)" office:value-type="string" office:string-value="No">
            <text:p>No</text:p>
          </table:table-cell>
          <table:table-cell/>
          <table:table-cell table:formula="of:=IF(LEN([.A22])=3;LEFT([.A22];1);IF(LEN([.A22])=8;LEFT([.A22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40000</text:p>
          </table:table-cell>
          <table:table-cell table:style-name="ce2" office:value-type="string">
            <text:p>Other short term investmen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3])&lt;8;&quot;Yes&quot;;&quot;No&quot;)" office:value-type="string" office:string-value="No">
            <text:p>No</text:p>
          </table:table-cell>
          <table:table-cell/>
          <table:table-cell table:formula="of:=IF(LEN([.A23])=3;LEFT([.A23];1);IF(LEN([.A23])=8;LEFT([.A23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880000</text:p>
          </table:table-cell>
          <table:table-cell table:style-name="ce4" office:value-type="string">
            <text:p>Đầu tư ngắn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4])&lt;8;&quot;Yes&quot;;&quot;No&quot;)" office:value-type="string" office:string-value="No">
            <text:p>No</text:p>
          </table:table-cell>
          <table:table-cell/>
          <table:table-cell table:formula="of:=IF(LEN([.A24])=3;LEFT([.A24];1);IF(LEN([.A24])=8;LEFT([.A24];3);&quot;&quot;))" office:value-type="string" office:string-value="128">
            <text:p>1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29</text:p>
          </table:table-cell>
          <table:table-cell table:style-name="ce4" office:value-type="string">
            <text:p>Dự phòng giảm giá đầu tư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5])&lt;8;&quot;Yes&quot;;&quot;No&quot;)" office:value-type="string" office:string-value="Yes">
            <text:p>Yes</text:p>
          </table:table-cell>
          <table:table-cell/>
          <table:table-cell table:formula="of:=IF(LEN([.A25])=3;LEFT([.A25];1);IF(LEN([.A25])=8;LEFT([.A25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</text:p>
          </table:table-cell>
          <table:table-cell table:style-name="ce4" office:value-type="string">
            <text:p>Phải thu của khách hà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26])&lt;8;&quot;Yes&quot;;&quot;No&quot;)" office:value-type="string" office:string-value="Yes">
            <text:p>Yes</text:p>
          </table:table-cell>
          <table:table-cell/>
          <table:table-cell table:formula="of:=IF(LEN([.A26])=3;LEFT([.A26];1);IF(LEN([.A26])=8;LEFT([.A2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3110000">
            <text:p>13110000</text:p>
          </table:table-cell>
          <table:table-cell table:style-name="ce4" office:value-type="string">
            <text:p>Phải thu thương mại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7])&lt;8;&quot;Yes&quot;;&quot;No&quot;)" office:value-type="string" office:string-value="No">
            <text:p>No</text:p>
          </table:table-cell>
          <table:table-cell table:style-name="ce6" office:value-type="string">
            <text:p>C_RECEIVABLE_ACCT</text:p>
          </table:table-cell>
          <table:table-cell table:formula="of:=IF(LEN([.A27])=3;LEFT([.A27];1);IF(LEN([.A27])=8;LEFT([.A27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1000</text:p>
          </table:table-cell>
          <table:table-cell table:style-name="ce2" office:value-type="string">
            <text:p>Long term trade receivable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8])&lt;8;&quot;Yes&quot;;&quot;No&quot;)" office:value-type="string" office:string-value="No">
            <text:p>No</text:p>
          </table:table-cell>
          <table:table-cell table:style-name="ce6"/>
          <table:table-cell table:formula="of:=IF(LEN([.A28])=3;LEFT([.A28];1);IF(LEN([.A28])=8;LEFT([.A28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2000</text:p>
          </table:table-cell>
          <table:table-cell table:style-name="ce2" office:value-type="string">
            <text:p>Regular trade debtor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29])&lt;8;&quot;Yes&quot;;&quot;No&quot;)" office:value-type="string" office:string-value="No">
            <text:p>No</text:p>
          </table:table-cell>
          <table:table-cell table:style-name="ce6"/>
          <table:table-cell table:formula="of:=IF(LEN([.A29])=3;LEFT([.A29];1);IF(LEN([.A29])=8;LEFT([.A29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3000</text:p>
          </table:table-cell>
          <table:table-cell table:style-name="ce2" office:value-type="string">
            <text:p>Post-dated checks- bills receivable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0])&lt;8;&quot;Yes&quot;;&quot;No&quot;)" office:value-type="string" office:string-value="No">
            <text:p>No</text:p>
          </table:table-cell>
          <table:table-cell table:style-name="ce6"/>
          <table:table-cell table:formula="of:=IF(LEN([.A30])=3;LEFT([.A30];1);IF(LEN([.A30])=8;LEFT([.A30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4000</text:p>
          </table:table-cell>
          <table:table-cell table:style-name="ce2" office:value-type="string">
            <text:p>Doubtful trade debtors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1])&lt;8;&quot;Yes&quot;;&quot;No&quot;)" office:value-type="string" office:string-value="No">
            <text:p>No</text:p>
          </table:table-cell>
          <table:table-cell table:style-name="ce6"/>
          <table:table-cell table:formula="of:=IF(LEN([.A31])=3;LEFT([.A31];1);IF(LEN([.A31])=8;LEFT([.A31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5000</text:p>
          </table:table-cell>
          <table:table-cell table:style-name="ce2" office:value-type="string">
            <text:p>Discounted bills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2])&lt;8;&quot;Yes&quot;;&quot;No&quot;)" office:value-type="string" office:string-value="No">
            <text:p>No</text:p>
          </table:table-cell>
          <table:table-cell table:style-name="ce6"/>
          <table:table-cell table:formula="of:=IF(LEN([.A32])=3;LEFT([.A32];1);IF(LEN([.A32])=8;LEFT([.A32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6000</text:p>
          </table:table-cell>
          <table:table-cell table:style-name="ce2" office:value-type="string">
            <text:p>Intercompany debtors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3])&lt;8;&quot;Yes&quot;;&quot;No&quot;)" office:value-type="string" office:string-value="No">
            <text:p>No</text:p>
          </table:table-cell>
          <table:table-cell table:style-name="ce6"/>
          <table:table-cell table:formula="of:=IF(LEN([.A33])=3;LEFT([.A33];1);IF(LEN([.A33])=8;LEFT([.A33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7000</text:p>
          </table:table-cell>
          <table:table-cell table:style-name="ce2" office:value-type="string">
            <text:p>Invoices to be sent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4])&lt;8;&quot;Yes&quot;;&quot;No&quot;)" office:value-type="string" office:string-value="No">
            <text:p>No</text:p>
          </table:table-cell>
          <table:table-cell table:style-name="ce6"/>
          <table:table-cell table:formula="of:=IF(LEN([.A34])=3;LEFT([.A34];1);IF(LEN([.A34])=8;LEFT([.A34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118000</text:p>
          </table:table-cell>
          <table:table-cell table:style-name="ce2" office:value-type="string">
            <text:p>Creditnotes to be received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5])&lt;8;&quot;Yes&quot;;&quot;No&quot;)" office:value-type="string" office:string-value="No">
            <text:p>No</text:p>
          </table:table-cell>
          <table:table-cell table:style-name="ce6"/>
          <table:table-cell table:formula="of:=IF(LEN([.A35])=3;LEFT([.A35];1);IF(LEN([.A35])=8;LEFT([.A35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20000">
            <text:p>13120000</text:p>
          </table:table-cell>
          <table:table-cell table:style-name="ce4" office:value-type="string">
            <text:p>Phải thu dịch vụ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6])&lt;8;&quot;Yes&quot;;&quot;No&quot;)" office:value-type="string" office:string-value="No">
            <text:p>No</text:p>
          </table:table-cell>
          <table:table-cell table:style-name="ce6" office:value-type="string">
            <text:p>C_RECEIVABLE_SERVICES_ACCT</text:p>
          </table:table-cell>
          <table:table-cell table:formula="of:=IF(LEN([.A36])=3;LEFT([.A36];1);IF(LEN([.A36])=8;LEFT([.A36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50000">
            <text:p>13150000</text:p>
          </table:table-cell>
          <table:table-cell table:style-name="ce4" office:value-type="string">
            <text:p>Ứng trước cho nhà cung cấp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7])&lt;8;&quot;Yes&quot;;&quot;No&quot;)" office:value-type="string" office:string-value="No">
            <text:p>No</text:p>
          </table:table-cell>
          <table:table-cell table:style-name="ce6" office:value-type="string">
            <text:p>V_PREPAYMENT_ACCT</text:p>
          </table:table-cell>
          <table:table-cell table:formula="of:=IF(LEN([.A37])=3;LEFT([.A37];1);IF(LEN([.A37])=8;LEFT([.A37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60000">
            <text:p>13160000</text:p>
          </table:table-cell>
          <table:table-cell table:style-name="ce4" office:value-type="string">
            <text:p>Phải thu chưa có hóa đ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38])&lt;8;&quot;Yes&quot;;&quot;No&quot;)" office:value-type="string" office:string-value="No">
            <text:p>No</text:p>
          </table:table-cell>
          <table:table-cell table:style-name="ce6" office:value-type="string">
            <text:p>NOTINVOICEDRECEIVABLES_ACCT</text:p>
          </table:table-cell>
          <table:table-cell table:formula="of:=IF(LEN([.A38])=3;LEFT([.A38];1);IF(LEN([.A38])=8;LEFT([.A38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float" office:value="13180000">
            <text:p>13180000</text:p>
          </table:table-cell>
          <table:table-cell table:style-name="ce4" office:value-type="string">
            <text:p>Phải thu khách hàng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39])&lt;8;&quot;Yes&quot;;&quot;No&quot;)" office:value-type="string" office:string-value="No">
            <text:p>No</text:p>
          </table:table-cell>
          <table:table-cell/>
          <table:table-cell table:formula="of:=IF(LEN([.A39])=3;LEFT([.A39];1);IF(LEN([.A39])=8;LEFT([.A39];3);&quot;&quot;))" office:value-type="string" office:string-value="131">
            <text:p>1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</text:p>
          </table:table-cell>
          <table:table-cell table:style-name="ce4" office:value-type="string">
            <text:p>Thuế GTGT được khấu trừ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0])&lt;8;&quot;Yes&quot;;&quot;No&quot;)" office:value-type="string" office:string-value="Yes">
            <text:p>Yes</text:p>
          </table:table-cell>
          <table:table-cell/>
          <table:table-cell table:formula="of:=IF(LEN([.A40])=3;LEFT([.A40];1);IF(LEN([.A40])=8;LEFT([.A40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10000</text:p>
          </table:table-cell>
          <table:table-cell table:style-name="ce4" office:value-type="string">
            <text:p>Thuế GTGT được khấu trừ của hàng hóa- dịch vụ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1])&lt;8;&quot;Yes&quot;;&quot;No&quot;)" office:value-type="string" office:string-value="No">
            <text:p>No</text:p>
          </table:table-cell>
          <table:table-cell table:style-name="ce6" office:value-type="string">
            <text:p>T_CREDIT_ACCT</text:p>
          </table:table-cell>
          <table:table-cell table:formula="of:=IF(LEN([.A41])=3;LEFT([.A41];1);IF(LEN([.A41])=8;LEFT([.A41];3);&quot;&quot;))" office:value-type="string" office:string-value="133">
            <text:p>1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320000</text:p>
          </table:table-cell>
          <table:table-cell table:style-name="ce4" office:value-type="string">
            <text:p>Thuế GTGT được khấu trừ của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2])&lt;8;&quot;Yes&quot;;&quot;No&quot;)" office:value-type="string" office:string-value="No">
            <text:p>No</text:p>
          </table:table-cell>
          <table:table-cell table:style-name="Default"/>
          <table:table-cell table:formula="of:=IF(LEN([.A42])=3;LEFT([.A42];1);IF(LEN([.A42])=8;LEFT([.A42];3);&quot;&quot;))" office:value-type="string" office:string-value="133">
            <text:p>1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</text:p>
          </table:table-cell>
          <table:table-cell table:style-name="ce4" office:value-type="string">
            <text:p>Phải thu nội bộ</text:p>
          </table:table-cell>
          <table:table-cell/>
          <table:table-cell office:value-type="string">
            <text:p>Asset</text:p>
          </table:table-cell>
          <table:table-cell/>
          <table:table-cell table:style-name="ce6"/>
          <table:table-cell office:value-type="string">
            <text:p>Yes</text:p>
          </table:table-cell>
          <table:table-cell table:style-name="ce6"/>
          <table:table-cell table:formula="of:=IF(LEN([.A43])=3;LEFT([.A43];1);IF(LEN([.A43])=8;LEFT([.A4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10000</text:p>
          </table:table-cell>
          <table:table-cell table:style-name="ce4" office:value-type="string">
            <text:p>Vốn kinh doanh ở các đơn vị trực thuộ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4])&lt;8;&quot;Yes&quot;;&quot;No&quot;)" office:value-type="string" office:string-value="No">
            <text:p>No</text:p>
          </table:table-cell>
          <table:table-cell/>
          <table:table-cell table:formula="of:=IF(LEN([.A44])=3;LEFT([.A44];1);IF(LEN([.A44])=8;LEFT([.A44];3);&quot;&quot;))" office:value-type="string" office:string-value="136">
            <text:p>1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680000</text:p>
          </table:table-cell>
          <table:table-cell table:style-name="ce4" office:value-type="string">
            <text:p>Phải thu nội bộ khác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45])&lt;8;&quot;Yes&quot;;&quot;No&quot;)" office:value-type="string" office:string-value="No">
            <text:p>No</text:p>
          </table:table-cell>
          <table:table-cell table:style-name="ce6" office:value-type="string">
            <text:p>INTERCOMPANYDUEFROM_ACCT</text:p>
          </table:table-cell>
          <table:table-cell table:formula="of:=IF(LEN([.A45])=3;LEFT([.A45];1);IF(LEN([.A45])=8;LEFT([.A45];3);&quot;&quot;))" office:value-type="string" office:string-value="136">
            <text:p>1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</text:p>
          </table:table-cell>
          <table:table-cell table:style-name="ce4" office:value-type="string">
            <text:p>Phải thu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6])&lt;8;&quot;Yes&quot;;&quot;No&quot;)" office:value-type="string" office:string-value="Yes">
            <text:p>Yes</text:p>
          </table:table-cell>
          <table:table-cell/>
          <table:table-cell table:formula="of:=IF(LEN([.A46])=3;LEFT([.A46];1);IF(LEN([.A46])=8;LEFT([.A4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10000</text:p>
          </table:table-cell>
          <table:table-cell table:style-name="ce4" office:value-type="string">
            <text:p>Tài sản thiếu chờ xử l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7])&lt;8;&quot;Yes&quot;;&quot;No&quot;)" office:value-type="string" office:string-value="No">
            <text:p>No</text:p>
          </table:table-cell>
          <table:table-cell/>
          <table:table-cell table:formula="of:=IF(LEN([.A47])=3;LEFT([.A47];1);IF(LEN([.A47])=8;LEFT([.A47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50000</text:p>
          </table:table-cell>
          <table:table-cell table:style-name="ce4" office:value-type="string">
            <text:p>Phải thu về cổ phần ho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8])&lt;8;&quot;Yes&quot;;&quot;No&quot;)" office:value-type="string" office:string-value="No">
            <text:p>No</text:p>
          </table:table-cell>
          <table:table-cell/>
          <table:table-cell table:formula="of:=IF(LEN([.A48])=3;LEFT([.A48];1);IF(LEN([.A48])=8;LEFT([.A48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80000</text:p>
          </table:table-cell>
          <table:table-cell table:style-name="ce4" office:value-type="string">
            <text:p>Phải thu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49])&lt;8;&quot;Yes&quot;;&quot;No&quot;)" office:value-type="string" office:string-value="No">
            <text:p>No</text:p>
          </table:table-cell>
          <table:table-cell/>
          <table:table-cell table:formula="of:=IF(LEN([.A49])=3;LEFT([.A49];1);IF(LEN([.A49])=8;LEFT([.A49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81000</text:p>
          </table:table-cell>
          <table:table-cell table:style-name="ce2" office:value-type="string">
            <text:p>Long term other receivabl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0])&lt;8;&quot;Yes&quot;;&quot;No&quot;)" office:value-type="string" office:string-value="No">
            <text:p>No</text:p>
          </table:table-cell>
          <table:table-cell/>
          <table:table-cell table:formula="of:=IF(LEN([.A50])=3;LEFT([.A50];1);IF(LEN([.A50])=8;LEFT([.A50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82000</text:p>
          </table:table-cell>
          <table:table-cell table:style-name="ce2" office:value-type="string">
            <text:p>Withholding tax es and other taxes prepaymen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1])&lt;8;&quot;Yes&quot;;&quot;No&quot;)" office:value-type="string" office:string-value="No">
            <text:p>No</text:p>
          </table:table-cell>
          <table:table-cell/>
          <table:table-cell table:formula="of:=IF(LEN([.A51])=3;LEFT([.A51];1);IF(LEN([.A51])=8;LEFT([.A51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83000</text:p>
          </table:table-cell>
          <table:table-cell table:style-name="ce2" office:value-type="string">
            <text:p>Income taxes prepaymen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2])&lt;8;&quot;Yes&quot;;&quot;No&quot;)" office:value-type="string" office:string-value="No">
            <text:p>No</text:p>
          </table:table-cell>
          <table:table-cell/>
          <table:table-cell table:formula="of:=IF(LEN([.A52])=3;LEFT([.A52];1);IF(LEN([.A52])=8;LEFT([.A52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884000</text:p>
          </table:table-cell>
          <table:table-cell table:style-name="ce2" office:value-type="string">
            <text:p>Other debtor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3])&lt;8;&quot;Yes&quot;;&quot;No&quot;)" office:value-type="string" office:string-value="No">
            <text:p>No</text:p>
          </table:table-cell>
          <table:table-cell/>
          <table:table-cell table:formula="of:=IF(LEN([.A53])=3;LEFT([.A53];1);IF(LEN([.A53])=8;LEFT([.A53];3);&quot;&quot;))" office:value-type="string" office:string-value="138">
            <text:p>1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9</text:p>
          </table:table-cell>
          <table:table-cell table:style-name="ce4" office:value-type="string">
            <text:p>Dự phòng phải thu khó đòi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4])&lt;8;&quot;Yes&quot;;&quot;No&quot;)" office:value-type="string" office:string-value="Yes">
            <text:p>Yes</text:p>
          </table:table-cell>
          <table:table-cell/>
          <table:table-cell table:formula="of:=IF(LEN([.A54])=3;LEFT([.A54];1);IF(LEN([.A54])=8;LEFT([.A54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3900000">
            <text:p>13900000</text:p>
          </table:table-cell>
          <table:table-cell table:style-name="ce4" office:value-type="string">
            <text:p>Dự phòng phải thu khó đòi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5])&lt;8;&quot;Yes&quot;;&quot;No&quot;)" office:value-type="string" office:string-value="No">
            <text:p>No</text:p>
          </table:table-cell>
          <table:table-cell/>
          <table:table-cell table:formula="of:=IF(LEN([.A55])=3;LEFT([.A55];1);IF(LEN([.A55])=8;LEFT([.A55];3);&quot;&quot;))" office:value-type="string" office:string-value="139">
            <text:p>13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910000</text:p>
          </table:table-cell>
          <table:table-cell table:style-name="ce2" office:value-type="string">
            <text:p>Provision on long term trade receivabl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6])&lt;8;&quot;Yes&quot;;&quot;No&quot;)" office:value-type="string" office:string-value="No">
            <text:p>No</text:p>
          </table:table-cell>
          <table:table-cell/>
          <table:table-cell table:formula="of:=IF(LEN([.A56])=3;LEFT([.A56];1);IF(LEN([.A56])=8;LEFT([.A56];3);&quot;&quot;))" office:value-type="string" office:string-value="139">
            <text:p>13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920000</text:p>
          </table:table-cell>
          <table:table-cell table:style-name="ce2" office:value-type="string">
            <text:p>Provision on long term other <text:s/>receivabl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7])&lt;8;&quot;Yes&quot;;&quot;No&quot;)" office:value-type="string" office:string-value="No">
            <text:p>No</text:p>
          </table:table-cell>
          <table:table-cell/>
          <table:table-cell table:formula="of:=IF(LEN([.A57])=3;LEFT([.A57];1);IF(LEN([.A57])=8;LEFT([.A57];3);&quot;&quot;))" office:value-type="string" office:string-value="139">
            <text:p>13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930000</text:p>
          </table:table-cell>
          <table:table-cell table:style-name="ce2" office:value-type="string">
            <text:p>Provision for bad deb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8])&lt;8;&quot;Yes&quot;;&quot;No&quot;)" office:value-type="string" office:string-value="No">
            <text:p>No</text:p>
          </table:table-cell>
          <table:table-cell/>
          <table:table-cell table:formula="of:=IF(LEN([.A58])=3;LEFT([.A58];1);IF(LEN([.A58])=8;LEFT([.A58];3);&quot;&quot;))" office:value-type="string" office:string-value="139">
            <text:p>13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3940000</text:p>
          </table:table-cell>
          <table:table-cell table:style-name="ce2" office:value-type="string">
            <text:p>Provision on other debtor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59])&lt;8;&quot;Yes&quot;;&quot;No&quot;)" office:value-type="string" office:string-value="No">
            <text:p>No</text:p>
          </table:table-cell>
          <table:table-cell/>
          <table:table-cell table:formula="of:=IF(LEN([.A59])=3;LEFT([.A59];1);IF(LEN([.A59])=8;LEFT([.A59];3);&quot;&quot;))" office:value-type="string" office:string-value="139">
            <text:p>13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1</text:p>
          </table:table-cell>
          <table:table-cell table:style-name="ce4" office:value-type="string">
            <text:p>Tạm ứ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0])&lt;8;&quot;Yes&quot;;&quot;No&quot;)" office:value-type="string" office:string-value="Yes">
            <text:p>Yes</text:p>
          </table:table-cell>
          <table:table-cell/>
          <table:table-cell table:formula="of:=IF(LEN([.A60])=3;LEFT([.A60];1);IF(LEN([.A60])=8;LEFT([.A60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110000">
            <text:p>14110000</text:p>
          </table:table-cell>
          <table:table-cell table:style-name="ce4" office:value-type="string">
            <text:p>Tạm ứng cho nhân viê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61])&lt;8;&quot;Yes&quot;;&quot;No&quot;)" office:value-type="string" office:string-value="No">
            <text:p>No</text:p>
          </table:table-cell>
          <table:table-cell table:style-name="ce6" office:value-type="string">
            <text:p>E_PREPAYMENT_ACCT</text:p>
          </table:table-cell>
          <table:table-cell table:formula="of:=IF(LEN([.A61])=3;LEFT([.A61];1);IF(LEN([.A61])=8;LEFT([.A61];3);&quot;&quot;))" office:value-type="string" office:string-value="141">
            <text:p>1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2</text:p>
          </table:table-cell>
          <table:table-cell table:style-name="ce4" office:value-type="string">
            <text:p>Chi phí trả trướ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2])&lt;8;&quot;Yes&quot;;&quot;No&quot;)" office:value-type="string" office:string-value="Yes">
            <text:p>Yes</text:p>
          </table:table-cell>
          <table:table-cell/>
          <table:table-cell table:formula="of:=IF(LEN([.A62])=3;LEFT([.A62];1);IF(LEN([.A62])=8;LEFT([.A6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210000">
            <text:p>14210000</text:p>
          </table:table-cell>
          <table:table-cell table:style-name="ce4" office:value-type="string">
            <text:p>Chi phí trả trướ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3])&lt;8;&quot;Yes&quot;;&quot;No&quot;)" office:value-type="string" office:string-value="No">
            <text:p>No</text:p>
          </table:table-cell>
          <table:table-cell/>
          <table:table-cell table:formula="of:=IF(LEN([.A63])=3;LEFT([.A63];1);IF(LEN([.A63])=8;LEFT([.A63];3);&quot;&quot;))" office:value-type="string" office:string-value="142">
            <text:p>1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44</text:p>
          </table:table-cell>
          <table:table-cell table:style-name="ce4" office:value-type="string">
            <text:p>Cầm cố- ký quỹ- ký cượ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4])&lt;8;&quot;Yes&quot;;&quot;No&quot;)" office:value-type="string" office:string-value="Yes">
            <text:p>Yes</text:p>
          </table:table-cell>
          <table:table-cell/>
          <table:table-cell table:formula="of:=IF(LEN([.A64])=3;LEFT([.A64];1);IF(LEN([.A64])=8;LEFT([.A64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4410000">
            <text:p>14410000</text:p>
          </table:table-cell>
          <table:table-cell table:style-name="ce4" office:value-type="string">
            <text:p>Cầm cố- ký quỹ- ký cược ngắn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5])&lt;8;&quot;Yes&quot;;&quot;No&quot;)" office:value-type="string" office:string-value="No">
            <text:p>No</text:p>
          </table:table-cell>
          <table:table-cell/>
          <table:table-cell table:formula="of:=IF(LEN([.A65])=3;LEFT([.A65];1);IF(LEN([.A65])=8;LEFT([.A65];3);&quot;&quot;))" office:value-type="string" office:string-value="144">
            <text:p>1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1</text:p>
          </table:table-cell>
          <table:table-cell table:style-name="ce4" office:value-type="string">
            <text:p>Hàng mua đang đi đường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6])&lt;8;&quot;Yes&quot;;&quot;No&quot;)" office:value-type="string" office:string-value="Yes">
            <text:p>Yes</text:p>
          </table:table-cell>
          <table:table-cell/>
          <table:table-cell table:formula="of:=IF(LEN([.A66])=3;LEFT([.A66];1);IF(LEN([.A66])=8;LEFT([.A6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110000">
            <text:p>15110000</text:p>
          </table:table-cell>
          <table:table-cell table:style-name="ce4" office:value-type="string">
            <text:p>Hàng mua đang đi đường </text:p>
          </table:table-cell>
          <table:table-cell/>
          <table:table-cell office:value-type="string">
            <text:p>Asset</text:p>
          </table:table-cell>
          <table:table-cell table:style-name="ce6" table:number-columns-repeated="2"/>
          <table:table-cell table:formula="of:=IF(LEN([.A66])&lt;8;&quot;Yes&quot;;&quot;No&quot;)" office:value-type="string" office:string-value="Yes">
            <text:p>Yes</text:p>
          </table:table-cell>
          <table:table-cell table:style-name="ce6"/>
          <table:table-cell table:formula="of:=IF(LEN([.A67])=3;LEFT([.A67];1);IF(LEN([.A67])=8;LEFT([.A67];3);&quot;&quot;))" office:value-type="string" office:string-value="151">
            <text:p>1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120000</text:p>
          </table:table-cell>
          <table:table-cell table:style-name="ce4" office:value-type="string">
            <text:p>Hàng nhận về chưa có hóa đ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67])&lt;8;&quot;Yes&quot;;&quot;No&quot;)" office:value-type="string" office:string-value="No">
            <text:p>No</text:p>
          </table:table-cell>
          <table:table-cell table:style-name="ce6" office:value-type="string">
            <text:p>NOTINVOICEDRECEIPTS_ACCT</text:p>
          </table:table-cell>
          <table:table-cell table:formula="of:=IF(LEN([.A68])=3;LEFT([.A68];1);IF(LEN([.A68])=8;LEFT([.A68];3);&quot;&quot;))" office:value-type="string" office:string-value="151">
            <text:p>1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2</text:p>
          </table:table-cell>
          <table:table-cell table:style-name="ce4" office:value-type="string">
            <text:p>Nguyên liệu- vật liệ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69])&lt;8;&quot;Yes&quot;;&quot;No&quot;)" office:value-type="string" office:string-value="Yes">
            <text:p>Yes</text:p>
          </table:table-cell>
          <table:table-cell/>
          <table:table-cell table:formula="of:=IF(LEN([.A69])=3;LEFT([.A69];1);IF(LEN([.A69])=8;LEFT([.A6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210000">
            <text:p>15210000</text:p>
          </table:table-cell>
          <table:table-cell table:style-name="ce4" office:value-type="string">
            <text:p>Nguyên liệu- vật liệ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0])&lt;8;&quot;Yes&quot;;&quot;No&quot;)" office:value-type="string" office:string-value="No">
            <text:p>No</text:p>
          </table:table-cell>
          <table:table-cell table:style-name="ce6" office:value-type="string">
            <text:p>P_TRADEDISCOUNTREC_ACCT</text:p>
          </table:table-cell>
          <table:table-cell table:formula="of:=IF(LEN([.A70])=3;LEFT([.A70];1);IF(LEN([.A70])=8;LEFT([.A70];3);&quot;&quot;))" office:value-type="string" office:string-value="152">
            <text:p>1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211000</text:p>
          </table:table-cell>
          <table:table-cell table:style-name="ce2" office:value-type="string">
            <text:p>Packaging material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1])&lt;8;&quot;Yes&quot;;&quot;No&quot;)" office:value-type="string" office:string-value="No">
            <text:p>No</text:p>
          </table:table-cell>
          <table:table-cell table:style-name="ce6" office:value-type="string">
            <text:p>P_TRADEDISCOUNTREC_ACCT</text:p>
          </table:table-cell>
          <table:table-cell table:formula="of:=IF(LEN([.A71])=3;LEFT([.A71];1);IF(LEN([.A71])=8;LEFT([.A71];3);&quot;&quot;))" office:value-type="string" office:string-value="152">
            <text:p>1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3</text:p>
          </table:table-cell>
          <table:table-cell table:style-name="ce4" office:value-type="string">
            <text:p>Công cụ- dụng cụ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2])&lt;8;&quot;Yes&quot;;&quot;No&quot;)" office:value-type="string" office:string-value="Yes">
            <text:p>Yes</text:p>
          </table:table-cell>
          <table:table-cell/>
          <table:table-cell table:formula="of:=IF(LEN([.A72])=3;LEFT([.A72];1);IF(LEN([.A72])=8;LEFT([.A72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310000">
            <text:p>15310000</text:p>
          </table:table-cell>
          <table:table-cell table:style-name="ce4" office:value-type="string">
            <text:p>Công cụ- dụng cụ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3])&lt;8;&quot;Yes&quot;;&quot;No&quot;)" office:value-type="string" office:string-value="No">
            <text:p>No</text:p>
          </table:table-cell>
          <table:table-cell/>
          <table:table-cell table:formula="of:=IF(LEN([.A73])=3;LEFT([.A73];1);IF(LEN([.A73])=8;LEFT([.A73];3);&quot;&quot;))" office:value-type="string" office:string-value="153">
            <text:p>15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4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4])&lt;8;&quot;Yes&quot;;&quot;No&quot;)" office:value-type="string" office:string-value="Yes">
            <text:p>Yes</text:p>
          </table:table-cell>
          <table:table-cell/>
          <table:table-cell table:formula="of:=IF(LEN([.A74])=3;LEFT([.A74];1);IF(LEN([.A74])=8;LEFT([.A74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410000">
            <text:p>15410000</text:p>
          </table:table-cell>
          <table:table-cell table:style-name="ce4" office:value-type="string">
            <text:p>Chi phí sản xuất- kinh doanh dở dang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75])&lt;8;&quot;Yes&quot;;&quot;No&quot;)" office:value-type="string" office:string-value="No">
            <text:p>No</text:p>
          </table:table-cell>
          <table:table-cell table:style-name="ce6" office:value-type="string">
            <text:p>PJ_WIP_ACCT</text:p>
          </table:table-cell>
          <table:table-cell table:formula="of:=IF(LEN([.A75])=3;LEFT([.A75];1);IF(LEN([.A75])=8;LEFT([.A75];3);&quot;&quot;))" office:value-type="string" office:string-value="154">
            <text:p>15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5</text:p>
          </table:table-cell>
          <table:table-cell table:style-name="ce4" office:value-type="string">
            <text:p>Thành phẩm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76])&lt;8;&quot;Yes&quot;;&quot;No&quot;)" office:value-type="string" office:string-value="Yes">
            <text:p>Yes</text:p>
          </table:table-cell>
          <table:table-cell table:style-name="ce6"/>
          <table:table-cell table:formula="of:=IF(LEN([.A76])=3;LEFT([.A76];1);IF(LEN([.A76])=8;LEFT([.A76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510000">
            <text:p>15510000</text:p>
          </table:table-cell>
          <table:table-cell table:style-name="ce4" office:value-type="string">
            <text:p>Thành phẩm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77])&lt;8;&quot;Yes&quot;;&quot;No&quot;)" office:value-type="string" office:string-value="No">
            <text:p>No</text:p>
          </table:table-cell>
          <table:table-cell table:style-name="ce6" office:value-type="string">
            <text:p>P_ASSET_ACCT</text:p>
          </table:table-cell>
          <table:table-cell table:formula="of:=IF(LEN([.A77])=3;LEFT([.A77];1);IF(LEN([.A77])=8;LEFT([.A77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511000</text:p>
          </table:table-cell>
          <table:table-cell table:style-name="ce2" office:value-type="string">
            <text:p>Finished manufactured goods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78])&lt;8;&quot;Yes&quot;;&quot;No&quot;)" office:value-type="string" office:string-value="No">
            <text:p>No</text:p>
          </table:table-cell>
          <table:table-cell table:style-name="ce6"/>
          <table:table-cell table:formula="of:=IF(LEN([.A78])=3;LEFT([.A78];1);IF(LEN([.A78])=8;LEFT([.A78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512000</text:p>
          </table:table-cell>
          <table:table-cell table:style-name="ce2" office:value-type="string">
            <text:p>Finished purchased goods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79])&lt;8;&quot;Yes&quot;;&quot;No&quot;)" office:value-type="string" office:string-value="No">
            <text:p>No</text:p>
          </table:table-cell>
          <table:table-cell table:style-name="ce6"/>
          <table:table-cell table:formula="of:=IF(LEN([.A79])=3;LEFT([.A79];1);IF(LEN([.A79])=8;LEFT([.A79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513000</text:p>
          </table:table-cell>
          <table:table-cell table:style-name="ce2" office:value-type="string">
            <text:p>Subproducts and residuals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80])&lt;8;&quot;Yes&quot;;&quot;No&quot;)" office:value-type="string" office:string-value="No">
            <text:p>No</text:p>
          </table:table-cell>
          <table:table-cell table:style-name="ce6"/>
          <table:table-cell table:formula="of:=IF(LEN([.A80])=3;LEFT([.A80];1);IF(LEN([.A80])=8;LEFT([.A80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514000</text:p>
          </table:table-cell>
          <table:table-cell table:style-name="ce2" office:value-type="string">
            <text:p>Other stock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81])&lt;8;&quot;Yes&quot;;&quot;No&quot;)" office:value-type="string" office:string-value="No">
            <text:p>No</text:p>
          </table:table-cell>
          <table:table-cell table:style-name="ce6"/>
          <table:table-cell table:formula="of:=IF(LEN([.A81])=3;LEFT([.A81];1);IF(LEN([.A81])=8;LEFT([.A81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float" office:value="15520000">
            <text:p>15520000</text:p>
          </table:table-cell>
          <table:table-cell table:style-name="ce4" office:value-type="string">
            <text:p>Thành phẩm dự án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6" office:value-type="string">
            <text:p>PJ_ASSET_ACCT</text:p>
          </table:table-cell>
          <table:table-cell table:formula="of:=IF(LEN([.A82])=3;LEFT([.A82];1);IF(LEN([.A82])=8;LEFT([.A82];3);&quot;&quot;))" office:value-type="string" office:string-value="155">
            <text:p>15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</text:p>
          </table:table-cell>
          <table:table-cell table:style-name="ce4" office:value-type="string">
            <text:p>Hàng hóa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3])&lt;8;&quot;Yes&quot;;&quot;No&quot;)" office:value-type="string" office:string-value="Yes">
            <text:p>Yes</text:p>
          </table:table-cell>
          <table:table-cell/>
          <table:table-cell table:formula="of:=IF(LEN([.A83])=3;LEFT([.A83];1);IF(LEN([.A83])=8;LEFT([.A83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10000</text:p>
          </table:table-cell>
          <table:table-cell table:style-name="ce4" office:value-type="string">
            <text:p>Giá mua hàng hóa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84])&lt;8;&quot;Yes&quot;;&quot;No&quot;)" office:value-type="string" office:string-value="No">
            <text:p>No</text:p>
          </table:table-cell>
          <table:table-cell table:style-name="ce6" office:value-type="string">
            <text:p>W_INVENTORY_ACCT</text:p>
          </table:table-cell>
          <table:table-cell table:formula="of:=IF(LEN([.A84])=3;LEFT([.A84];1);IF(LEN([.A84])=8;LEFT([.A84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20000</text:p>
          </table:table-cell>
          <table:table-cell table:style-name="ce4" office:value-type="string">
            <text:p>Chi phí thu mua hàng hóa</text:p>
          </table:table-cell>
          <table:table-cell/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table:formula="of:=IF(LEN([.A85])&lt;8;&quot;Yes&quot;;&quot;No&quot;)" office:value-type="string" office:string-value="No">
            <text:p>No</text:p>
          </table:table-cell>
          <table:table-cell table:style-name="ce6"/>
          <table:table-cell table:formula="of:=IF(LEN([.A85])=3;LEFT([.A85];1);IF(LEN([.A85])=8;LEFT([.A85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670000</text:p>
          </table:table-cell>
          <table:table-cell table:style-name="ce4" office:value-type="string">
            <text:p>Hàng hóa bất động sản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6])&lt;8;&quot;Yes&quot;;&quot;No&quot;)" office:value-type="string" office:string-value="No">
            <text:p>No</text:p>
          </table:table-cell>
          <table:table-cell/>
          <table:table-cell table:formula="of:=IF(LEN([.A86])=3;LEFT([.A86];1);IF(LEN([.A86])=8;LEFT([.A86];3);&quot;&quot;))" office:value-type="string" office:string-value="156">
            <text:p>15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7</text:p>
          </table:table-cell>
          <table:table-cell table:style-name="ce4" office:value-type="string">
            <text:p>Hàng gửi đi b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7])&lt;8;&quot;Yes&quot;;&quot;No&quot;)" office:value-type="string" office:string-value="Yes">
            <text:p>Yes</text:p>
          </table:table-cell>
          <table:table-cell/>
          <table:table-cell table:formula="of:=IF(LEN([.A87])=3;LEFT([.A87];1);IF(LEN([.A87])=8;LEFT([.A87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710000">
            <text:p>15710000</text:p>
          </table:table-cell>
          <table:table-cell table:style-name="ce4" office:value-type="string">
            <text:p>Hàng gửi đi b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8])&lt;8;&quot;Yes&quot;;&quot;No&quot;)" office:value-type="string" office:string-value="No">
            <text:p>No</text:p>
          </table:table-cell>
          <table:table-cell/>
          <table:table-cell table:formula="of:=IF(LEN([.A88])=3;LEFT([.A88];1);IF(LEN([.A88])=8;LEFT([.A88];3);&quot;&quot;))" office:value-type="string" office:string-value="157">
            <text:p>15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8</text:p>
          </table:table-cell>
          <table:table-cell table:style-name="ce4" office:value-type="string">
            <text:p>Hàng hoá kho bảo thu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89])&lt;8;&quot;Yes&quot;;&quot;No&quot;)" office:value-type="string" office:string-value="Yes">
            <text:p>Yes</text:p>
          </table:table-cell>
          <table:table-cell/>
          <table:table-cell table:formula="of:=IF(LEN([.A89])=3;LEFT([.A89];1);IF(LEN([.A89])=8;LEFT([.A89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810000">
            <text:p>15810000</text:p>
          </table:table-cell>
          <table:table-cell table:style-name="ce4" office:value-type="string">
            <text:p>Hàng hoá kho bảo thu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0])&lt;8;&quot;Yes&quot;;&quot;No&quot;)" office:value-type="string" office:string-value="No">
            <text:p>No</text:p>
          </table:table-cell>
          <table:table-cell/>
          <table:table-cell table:formula="of:=IF(LEN([.A90])=3;LEFT([.A90];1);IF(LEN([.A90])=8;LEFT([.A90];3);&quot;&quot;))" office:value-type="string" office:string-value="158">
            <text:p>15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</text:p>
          </table:table-cell>
          <table:table-cell table:style-name="ce4" office:value-type="string">
            <text:p>Dự phòng giảm giá hàng tồn kho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1])&lt;8;&quot;Yes&quot;;&quot;No&quot;)" office:value-type="string" office:string-value="Yes">
            <text:p>Yes</text:p>
          </table:table-cell>
          <table:table-cell/>
          <table:table-cell table:formula="of:=IF(LEN([.A91])=3;LEFT([.A91];1);IF(LEN([.A91])=8;LEFT([.A91];3);&quot;&quot;))" office:value-type="string" office:string-value="1">
            <text:p>1</text:p>
          </table:table-cell>
          <table:table-cell table:number-columns-repeated="244"/>
        </table:table-row>
        <table:table-row table:style-name="ro2">
          <table:table-cell table:style-name="ce2" office:value-type="float" office:value="15910000">
            <text:p>15910000</text:p>
          </table:table-cell>
          <table:table-cell table:style-name="ce4" office:value-type="string">
            <text:p>Dự phòng giảm giá hàng tồn kho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2])&lt;8;&quot;Yes&quot;;&quot;No&quot;)" office:value-type="string" office:string-value="No">
            <text:p>No</text:p>
          </table:table-cell>
          <table:table-cell/>
          <table:table-cell table:formula="of:=IF(LEN([.A92])=3;LEFT([.A92];1);IF(LEN([.A92])=8;LEFT([.A92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1000</text:p>
          </table:table-cell>
          <table:table-cell table:style-name="ce2" office:value-type="string">
            <text:p>provision on raw material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3])&lt;8;&quot;Yes&quot;;&quot;No&quot;)" office:value-type="string" office:string-value="No">
            <text:p>No</text:p>
          </table:table-cell>
          <table:table-cell/>
          <table:table-cell table:formula="of:=IF(LEN([.A93])=3;LEFT([.A93];1);IF(LEN([.A93])=8;LEFT([.A93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2000</text:p>
          </table:table-cell>
          <table:table-cell table:style-name="ce2" office:value-type="string">
            <text:p>provision on packaging material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4])&lt;8;&quot;Yes&quot;;&quot;No&quot;)" office:value-type="string" office:string-value="No">
            <text:p>No</text:p>
          </table:table-cell>
          <table:table-cell/>
          <table:table-cell table:formula="of:=IF(LEN([.A94])=3;LEFT([.A94];1);IF(LEN([.A94])=8;LEFT([.A94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3000</text:p>
          </table:table-cell>
          <table:table-cell table:style-name="ce2" office:value-type="string">
            <text:p>provision on work in progres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5])&lt;8;&quot;Yes&quot;;&quot;No&quot;)" office:value-type="string" office:string-value="No">
            <text:p>No</text:p>
          </table:table-cell>
          <table:table-cell/>
          <table:table-cell table:formula="of:=IF(LEN([.A95])=3;LEFT([.A95];1);IF(LEN([.A95])=8;LEFT([.A95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4000</text:p>
          </table:table-cell>
          <table:table-cell table:style-name="ce2" office:value-type="string">
            <text:p>Provision on finished (manufactured) good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6])&lt;8;&quot;Yes&quot;;&quot;No&quot;)" office:value-type="string" office:string-value="No">
            <text:p>No</text:p>
          </table:table-cell>
          <table:table-cell/>
          <table:table-cell table:formula="of:=IF(LEN([.A96])=3;LEFT([.A96];1);IF(LEN([.A96])=8;LEFT([.A96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5000</text:p>
          </table:table-cell>
          <table:table-cell table:style-name="ce2" office:value-type="string">
            <text:p>Provision on finished (purchased) good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7])&lt;8;&quot;Yes&quot;;&quot;No&quot;)" office:value-type="string" office:string-value="No">
            <text:p>No</text:p>
          </table:table-cell>
          <table:table-cell/>
          <table:table-cell table:formula="of:=IF(LEN([.A97])=3;LEFT([.A97];1);IF(LEN([.A97])=8;LEFT([.A97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6000</text:p>
          </table:table-cell>
          <table:table-cell table:style-name="ce2" office:value-type="string">
            <text:p>Provision on subproduc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8])&lt;8;&quot;Yes&quot;;&quot;No&quot;)" office:value-type="string" office:string-value="No">
            <text:p>No</text:p>
          </table:table-cell>
          <table:table-cell/>
          <table:table-cell table:formula="of:=IF(LEN([.A98])=3;LEFT([.A98];1);IF(LEN([.A98])=8;LEFT([.A98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7000</text:p>
          </table:table-cell>
          <table:table-cell table:style-name="ce2" office:value-type="string">
            <text:p>provision on stock in transi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99])&lt;8;&quot;Yes&quot;;&quot;No&quot;)" office:value-type="string" office:string-value="No">
            <text:p>No</text:p>
          </table:table-cell>
          <table:table-cell/>
          <table:table-cell table:formula="of:=IF(LEN([.A99])=3;LEFT([.A99];1);IF(LEN([.A99])=8;LEFT([.A99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15918000</text:p>
          </table:table-cell>
          <table:table-cell table:style-name="ce2" office:value-type="string">
            <text:p>provision on other stock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0])&lt;8;&quot;Yes&quot;;&quot;No&quot;)" office:value-type="string" office:string-value="No">
            <text:p>No</text:p>
          </table:table-cell>
          <table:table-cell/>
          <table:table-cell table:formula="of:=IF(LEN([.A100])=3;LEFT([.A100];1);IF(LEN([.A100])=8;LEFT([.A100];3);&quot;&quot;))" office:value-type="string" office:string-value="159">
            <text:p>1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</text:p>
          </table:table-cell>
          <table:table-cell table:style-name="ce4" office:value-type="string">
            <text:p>TÀI SẢN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1])&lt;8;&quot;Yes&quot;;&quot;No&quot;)" office:value-type="string" office:string-value="Yes">
            <text:p>Yes</text:p>
          </table:table-cell>
          <table:table-cell/>
          <table:table-cell table:formula="of:=IF(LEN([.A101])=3;LEFT([.A101];1);IF(LEN([.A101])=8;LEFT([.A101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211</text:p>
          </table:table-cell>
          <table:table-cell table:style-name="ce4" office:value-type="string">
            <text:p>Tài sản cố định hữu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2])&lt;8;&quot;Yes&quot;;&quot;No&quot;)" office:value-type="string" office:string-value="Yes">
            <text:p>Yes</text:p>
          </table:table-cell>
          <table:table-cell/>
          <table:table-cell table:formula="of:=IF(LEN([.A102])=3;LEFT([.A102];1);IF(LEN([.A102])=8;LEFT([.A102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10000</text:p>
          </table:table-cell>
          <table:table-cell table:style-name="ce4" office:value-type="string">
            <text:p>Nhà cửa- vật kiến trú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3])&lt;8;&quot;Yes&quot;;&quot;No&quot;)" office:value-type="string" office:string-value="No">
            <text:p>No</text:p>
          </table:table-cell>
          <table:table-cell/>
          <table:table-cell table:formula="of:=IF(LEN([.A103])=3;LEFT([.A103];1);IF(LEN([.A103])=8;LEFT([.A103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20000</text:p>
          </table:table-cell>
          <table:table-cell table:style-name="ce4" office:value-type="string">
            <text:p>Máy móc- thiết bị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4])&lt;8;&quot;Yes&quot;;&quot;No&quot;)" office:value-type="string" office:string-value="No">
            <text:p>No</text:p>
          </table:table-cell>
          <table:table-cell/>
          <table:table-cell table:formula="of:=IF(LEN([.A104])=3;LEFT([.A104];1);IF(LEN([.A104])=8;LEFT([.A104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30000</text:p>
          </table:table-cell>
          <table:table-cell table:style-name="ce4" office:value-type="string">
            <text:p>Phương tiện vận tải- truyền dẫ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5])&lt;8;&quot;Yes&quot;;&quot;No&quot;)" office:value-type="string" office:string-value="No">
            <text:p>No</text:p>
          </table:table-cell>
          <table:table-cell/>
          <table:table-cell table:formula="of:=IF(LEN([.A105])=3;LEFT([.A105];1);IF(LEN([.A105])=8;LEFT([.A105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40000</text:p>
          </table:table-cell>
          <table:table-cell table:style-name="ce4" office:value-type="string">
            <text:p>Thiết bị- dụng cụ quản lý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6])&lt;8;&quot;Yes&quot;;&quot;No&quot;)" office:value-type="string" office:string-value="No">
            <text:p>No</text:p>
          </table:table-cell>
          <table:table-cell/>
          <table:table-cell table:formula="of:=IF(LEN([.A106])=3;LEFT([.A106];1);IF(LEN([.A106])=8;LEFT([.A106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50000</text:p>
          </table:table-cell>
          <table:table-cell table:style-name="ce4" office:value-type="string">
            <text:p>Cây lâu năm- súc vật làm việc và cho sản phẩm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7])&lt;8;&quot;Yes&quot;;&quot;No&quot;)" office:value-type="string" office:string-value="No">
            <text:p>No</text:p>
          </table:table-cell>
          <table:table-cell/>
          <table:table-cell table:formula="of:=IF(LEN([.A107])=3;LEFT([.A107];1);IF(LEN([.A107])=8;LEFT([.A107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180000</text:p>
          </table:table-cell>
          <table:table-cell table:style-name="ce4" office:value-type="string">
            <text:p>TSCĐ khác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8])&lt;8;&quot;Yes&quot;;&quot;No&quot;)" office:value-type="string" office:string-value="No">
            <text:p>No</text:p>
          </table:table-cell>
          <table:table-cell/>
          <table:table-cell table:formula="of:=IF(LEN([.A108])=3;LEFT([.A108];1);IF(LEN([.A108])=8;LEFT([.A108];3);&quot;&quot;))" office:value-type="string" office:string-value="211">
            <text:p>2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2</text:p>
          </table:table-cell>
          <table:table-cell table:style-name="ce4" office:value-type="string">
            <text:p>Tài sản cố định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09])&lt;8;&quot;Yes&quot;;&quot;No&quot;)" office:value-type="string" office:string-value="Yes">
            <text:p>Yes</text:p>
          </table:table-cell>
          <table:table-cell/>
          <table:table-cell table:formula="of:=IF(LEN([.A109])=3;LEFT([.A109];1);IF(LEN([.A109])=8;LEFT([.A109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1210000">
            <text:p>21210000</text:p>
          </table:table-cell>
          <table:table-cell table:style-name="ce4" office:value-type="string">
            <text:p>Tài sản cố định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0])&lt;8;&quot;Yes&quot;;&quot;No&quot;)" office:value-type="string" office:string-value="No">
            <text:p>No</text:p>
          </table:table-cell>
          <table:table-cell/>
          <table:table-cell table:formula="of:=IF(LEN([.A110])=3;LEFT([.A110];1);IF(LEN([.A110])=8;LEFT([.A110];3);&quot;&quot;))" office:value-type="string" office:string-value="212">
            <text:p>2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</text:p>
          </table:table-cell>
          <table:table-cell table:style-name="ce4" office:value-type="string">
            <text:p>Tài sản cố định vô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1])&lt;8;&quot;Yes&quot;;&quot;No&quot;)" office:value-type="string" office:string-value="Yes">
            <text:p>Yes</text:p>
          </table:table-cell>
          <table:table-cell/>
          <table:table-cell table:formula="of:=IF(LEN([.A111])=3;LEFT([.A111];1);IF(LEN([.A111])=8;LEFT([.A111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10000</text:p>
          </table:table-cell>
          <table:table-cell table:style-name="ce4" office:value-type="string">
            <text:p>Quyền sử dụng đấ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2])&lt;8;&quot;Yes&quot;;&quot;No&quot;)" office:value-type="string" office:string-value="No">
            <text:p>No</text:p>
          </table:table-cell>
          <table:table-cell/>
          <table:table-cell table:formula="of:=IF(LEN([.A112])=3;LEFT([.A112];1);IF(LEN([.A112])=8;LEFT([.A112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20000</text:p>
          </table:table-cell>
          <table:table-cell table:style-name="ce4" office:value-type="string">
            <text:p>Quyền phát hà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3])&lt;8;&quot;Yes&quot;;&quot;No&quot;)" office:value-type="string" office:string-value="No">
            <text:p>No</text:p>
          </table:table-cell>
          <table:table-cell/>
          <table:table-cell table:formula="of:=IF(LEN([.A113])=3;LEFT([.A113];1);IF(LEN([.A113])=8;LEFT([.A113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30000</text:p>
          </table:table-cell>
          <table:table-cell table:style-name="ce4" office:value-type="string">
            <text:p>Bản quyền- bằng sáng chế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4])&lt;8;&quot;Yes&quot;;&quot;No&quot;)" office:value-type="string" office:string-value="No">
            <text:p>No</text:p>
          </table:table-cell>
          <table:table-cell/>
          <table:table-cell table:formula="of:=IF(LEN([.A114])=3;LEFT([.A114];1);IF(LEN([.A114])=8;LEFT([.A114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40000</text:p>
          </table:table-cell>
          <table:table-cell table:style-name="ce4" office:value-type="string">
            <text:p>Nhãn hiệu hàng ho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5])&lt;8;&quot;Yes&quot;;&quot;No&quot;)" office:value-type="string" office:string-value="No">
            <text:p>No</text:p>
          </table:table-cell>
          <table:table-cell/>
          <table:table-cell table:formula="of:=IF(LEN([.A115])=3;LEFT([.A115];1);IF(LEN([.A115])=8;LEFT([.A115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50000</text:p>
          </table:table-cell>
          <table:table-cell table:style-name="ce4" office:value-type="string">
            <text:p>Phần mềm máy vi t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6])&lt;8;&quot;Yes&quot;;&quot;No&quot;)" office:value-type="string" office:string-value="No">
            <text:p>No</text:p>
          </table:table-cell>
          <table:table-cell/>
          <table:table-cell table:formula="of:=IF(LEN([.A116])=3;LEFT([.A116];1);IF(LEN([.A116])=8;LEFT([.A116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60000</text:p>
          </table:table-cell>
          <table:table-cell table:style-name="ce4" office:value-type="string">
            <text:p>Giấy phép và giấy phép nhượng quyề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7])&lt;8;&quot;Yes&quot;;&quot;No&quot;)" office:value-type="string" office:string-value="No">
            <text:p>No</text:p>
          </table:table-cell>
          <table:table-cell/>
          <table:table-cell table:formula="of:=IF(LEN([.A117])=3;LEFT([.A117];1);IF(LEN([.A117])=8;LEFT([.A117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80000</text:p>
          </table:table-cell>
          <table:table-cell table:style-name="ce4" office:value-type="string">
            <text:p>TSCĐ vô hình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8])&lt;8;&quot;Yes&quot;;&quot;No&quot;)" office:value-type="string" office:string-value="No">
            <text:p>No</text:p>
          </table:table-cell>
          <table:table-cell/>
          <table:table-cell table:formula="of:=IF(LEN([.A118])=3;LEFT([.A118];1);IF(LEN([.A118])=8;LEFT([.A118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81000</text:p>
          </table:table-cell>
          <table:table-cell table:style-name="ce2" office:value-type="string">
            <text:p>R&amp;D expens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19])&lt;8;&quot;Yes&quot;;&quot;No&quot;)" office:value-type="string" office:string-value="No">
            <text:p>No</text:p>
          </table:table-cell>
          <table:table-cell/>
          <table:table-cell table:formula="of:=IF(LEN([.A119])=3;LEFT([.A119];1);IF(LEN([.A119])=8;LEFT([.A119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82000</text:p>
          </table:table-cell>
          <table:table-cell table:style-name="ce2" office:value-type="string">
            <text:p>Industrial property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0])&lt;8;&quot;Yes&quot;;&quot;No&quot;)" office:value-type="string" office:string-value="No">
            <text:p>No</text:p>
          </table:table-cell>
          <table:table-cell/>
          <table:table-cell table:formula="of:=IF(LEN([.A120])=3;LEFT([.A120];1);IF(LEN([.A120])=8;LEFT([.A120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83000</text:p>
          </table:table-cell>
          <table:table-cell table:style-name="ce2" office:value-type="string">
            <text:p>Prepayment for intangible asse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1])&lt;8;&quot;Yes&quot;;&quot;No&quot;)" office:value-type="string" office:string-value="No">
            <text:p>No</text:p>
          </table:table-cell>
          <table:table-cell/>
          <table:table-cell table:formula="of:=IF(LEN([.A121])=3;LEFT([.A121];1);IF(LEN([.A121])=8;LEFT([.A121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384000</text:p>
          </table:table-cell>
          <table:table-cell table:style-name="ce2" office:value-type="string">
            <text:p>Other intangible asse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2])&lt;8;&quot;Yes&quot;;&quot;No&quot;)" office:value-type="string" office:string-value="No">
            <text:p>No</text:p>
          </table:table-cell>
          <table:table-cell/>
          <table:table-cell table:formula="of:=IF(LEN([.A122])=3;LEFT([.A122];1);IF(LEN([.A122])=8;LEFT([.A122];3);&quot;&quot;))" office:value-type="string" office:string-value="213">
            <text:p>2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</text:p>
          </table:table-cell>
          <table:table-cell table:style-name="ce4" office:value-type="string">
            <text:p>Hao mòn tài sản cố đị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3])&lt;8;&quot;Yes&quot;;&quot;No&quot;)" office:value-type="string" office:string-value="Yes">
            <text:p>Yes</text:p>
          </table:table-cell>
          <table:table-cell/>
          <table:table-cell table:formula="of:=IF(LEN([.A123])=3;LEFT([.A123];1);IF(LEN([.A123])=8;LEFT([.A123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10000</text:p>
          </table:table-cell>
          <table:table-cell table:style-name="ce4" office:value-type="string">
            <text:p>Hao mòn TSCĐ hữu hì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4])&lt;8;&quot;Yes&quot;;&quot;No&quot;)" office:value-type="string" office:string-value="No">
            <text:p>No</text:p>
          </table:table-cell>
          <table:table-cell/>
          <table:table-cell table:formula="of:=IF(LEN([.A124])=3;LEFT([.A124];1);IF(LEN([.A124])=8;LEFT([.A124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11000</text:p>
          </table:table-cell>
          <table:table-cell table:style-name="ce2" office:value-type="string">
            <text:p>Dep Land and building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5])&lt;8;&quot;Yes&quot;;&quot;No&quot;)" office:value-type="string" office:string-value="No">
            <text:p>No</text:p>
          </table:table-cell>
          <table:table-cell/>
          <table:table-cell table:formula="of:=IF(LEN([.A125])=3;LEFT([.A125];1);IF(LEN([.A125])=8;LEFT([.A125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12000</text:p>
          </table:table-cell>
          <table:table-cell table:style-name="ce2" office:value-type="string">
            <text:p>Dep Plant, machinery and equipmen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6])&lt;8;&quot;Yes&quot;;&quot;No&quot;)" office:value-type="string" office:string-value="No">
            <text:p>No</text:p>
          </table:table-cell>
          <table:table-cell/>
          <table:table-cell table:formula="of:=IF(LEN([.A126])=3;LEFT([.A126];1);IF(LEN([.A126])=8;LEFT([.A126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13000</text:p>
          </table:table-cell>
          <table:table-cell table:style-name="ce2" office:value-type="string">
            <text:p>Dep Furniture and vehicle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7])&lt;8;&quot;Yes&quot;;&quot;No&quot;)" office:value-type="string" office:string-value="No">
            <text:p>No</text:p>
          </table:table-cell>
          <table:table-cell/>
          <table:table-cell table:formula="of:=IF(LEN([.A127])=3;LEFT([.A127];1);IF(LEN([.A127])=8;LEFT([.A127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14000</text:p>
          </table:table-cell>
          <table:table-cell table:style-name="ce2" office:value-type="string">
            <text:p>Dep Other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8])&lt;8;&quot;Yes&quot;;&quot;No&quot;)" office:value-type="string" office:string-value="No">
            <text:p>No</text:p>
          </table:table-cell>
          <table:table-cell/>
          <table:table-cell table:formula="of:=IF(LEN([.A128])=3;LEFT([.A128];1);IF(LEN([.A128])=8;LEFT([.A128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20000</text:p>
          </table:table-cell>
          <table:table-cell table:style-name="ce4" office:value-type="string">
            <text:p>Hao mòn TSCĐ thuê tài chí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29])&lt;8;&quot;Yes&quot;;&quot;No&quot;)" office:value-type="string" office:string-value="No">
            <text:p>No</text:p>
          </table:table-cell>
          <table:table-cell/>
          <table:table-cell table:formula="of:=IF(LEN([.A129])=3;LEFT([.A129];1);IF(LEN([.A129])=8;LEFT([.A129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0000</text:p>
          </table:table-cell>
          <table:table-cell table:style-name="ce4" office:value-type="string">
            <text:p>Hao mòn TSCĐ vô hình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0])&lt;8;&quot;Yes&quot;;&quot;No&quot;)" office:value-type="string" office:string-value="No">
            <text:p>No</text:p>
          </table:table-cell>
          <table:table-cell/>
          <table:table-cell table:formula="of:=IF(LEN([.A130])=3;LEFT([.A130];1);IF(LEN([.A130])=8;LEFT([.A130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1000</text:p>
          </table:table-cell>
          <table:table-cell table:style-name="ce2" office:value-type="string">
            <text:p>Dep R&amp;D expens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1])&lt;8;&quot;Yes&quot;;&quot;No&quot;)" office:value-type="string" office:string-value="No">
            <text:p>No</text:p>
          </table:table-cell>
          <table:table-cell/>
          <table:table-cell table:formula="of:=IF(LEN([.A131])=3;LEFT([.A131];1);IF(LEN([.A131])=8;LEFT([.A131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2000</text:p>
          </table:table-cell>
          <table:table-cell table:style-name="ce2" office:value-type="string">
            <text:p>Dep Industrial property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2])&lt;8;&quot;Yes&quot;;&quot;No&quot;)" office:value-type="string" office:string-value="No">
            <text:p>No</text:p>
          </table:table-cell>
          <table:table-cell/>
          <table:table-cell table:formula="of:=IF(LEN([.A132])=3;LEFT([.A132];1);IF(LEN([.A132])=8;LEFT([.A132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3000</text:p>
          </table:table-cell>
          <table:table-cell table:style-name="ce2" office:value-type="string">
            <text:p>Dep Goodwill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3])&lt;8;&quot;Yes&quot;;&quot;No&quot;)" office:value-type="string" office:string-value="No">
            <text:p>No</text:p>
          </table:table-cell>
          <table:table-cell/>
          <table:table-cell table:formula="of:=IF(LEN([.A133])=3;LEFT([.A133];1);IF(LEN([.A133])=8;LEFT([.A133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4000</text:p>
          </table:table-cell>
          <table:table-cell table:style-name="ce2" office:value-type="string">
            <text:p>Dep Property <text:s/>transfer righ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4])&lt;8;&quot;Yes&quot;;&quot;No&quot;)" office:value-type="string" office:string-value="No">
            <text:p>No</text:p>
          </table:table-cell>
          <table:table-cell/>
          <table:table-cell table:formula="of:=IF(LEN([.A134])=3;LEFT([.A134];1);IF(LEN([.A134])=8;LEFT([.A134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5000</text:p>
          </table:table-cell>
          <table:table-cell table:style-name="ce2" office:value-type="string">
            <text:p>Dep Computer softwar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5])&lt;8;&quot;Yes&quot;;&quot;No&quot;)" office:value-type="string" office:string-value="No">
            <text:p>No</text:p>
          </table:table-cell>
          <table:table-cell/>
          <table:table-cell table:formula="of:=IF(LEN([.A135])=3;LEFT([.A135];1);IF(LEN([.A135])=8;LEFT([.A135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6000</text:p>
          </table:table-cell>
          <table:table-cell table:style-name="ce2" office:value-type="string">
            <text:p>Dep Prepayment for intangible asse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6])&lt;8;&quot;Yes&quot;;&quot;No&quot;)" office:value-type="string" office:string-value="No">
            <text:p>No</text:p>
          </table:table-cell>
          <table:table-cell/>
          <table:table-cell table:formula="of:=IF(LEN([.A136])=3;LEFT([.A136];1);IF(LEN([.A136])=8;LEFT([.A136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37000</text:p>
          </table:table-cell>
          <table:table-cell table:style-name="ce2" office:value-type="string">
            <text:p>Dep Other intangible asse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7])&lt;8;&quot;Yes&quot;;&quot;No&quot;)" office:value-type="string" office:string-value="No">
            <text:p>No</text:p>
          </table:table-cell>
          <table:table-cell/>
          <table:table-cell table:formula="of:=IF(LEN([.A137])=3;LEFT([.A137];1);IF(LEN([.A137])=8;LEFT([.A137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470000</text:p>
          </table:table-cell>
          <table:table-cell table:style-name="ce4" office:value-type="string">
            <text:p>Hao mòn 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8])&lt;8;&quot;Yes&quot;;&quot;No&quot;)" office:value-type="string" office:string-value="No">
            <text:p>No</text:p>
          </table:table-cell>
          <table:table-cell/>
          <table:table-cell table:formula="of:=IF(LEN([.A138])=3;LEFT([.A138];1);IF(LEN([.A138])=8;LEFT([.A138];3);&quot;&quot;))" office:value-type="string" office:string-value="214">
            <text:p>2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17</text:p>
          </table:table-cell>
          <table:table-cell table:style-name="ce4" office:value-type="string">
            <text:p>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39])&lt;8;&quot;Yes&quot;;&quot;No&quot;)" office:value-type="string" office:string-value="Yes">
            <text:p>Yes</text:p>
          </table:table-cell>
          <table:table-cell/>
          <table:table-cell table:formula="of:=IF(LEN([.A139])=3;LEFT([.A139];1);IF(LEN([.A139])=8;LEFT([.A139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1710000">
            <text:p>21710000</text:p>
          </table:table-cell>
          <table:table-cell table:style-name="ce4" office:value-type="string">
            <text:p>Bất động sản đầu t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0])&lt;8;&quot;Yes&quot;;&quot;No&quot;)" office:value-type="string" office:string-value="No">
            <text:p>No</text:p>
          </table:table-cell>
          <table:table-cell/>
          <table:table-cell table:formula="of:=IF(LEN([.A140])=3;LEFT([.A140];1);IF(LEN([.A140])=8;LEFT([.A140];3);&quot;&quot;))" office:value-type="string" office:string-value="217">
            <text:p>21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1</text:p>
          </table:table-cell>
          <table:table-cell table:style-name="ce4" office:value-type="string">
            <text:p>Đầu tư vào công ty co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1])&lt;8;&quot;Yes&quot;;&quot;No&quot;)" office:value-type="string" office:string-value="Yes">
            <text:p>Yes</text:p>
          </table:table-cell>
          <table:table-cell/>
          <table:table-cell table:formula="of:=IF(LEN([.A141])=3;LEFT([.A141];1);IF(LEN([.A141])=8;LEFT([.A141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110000">
            <text:p>22110000</text:p>
          </table:table-cell>
          <table:table-cell table:style-name="ce4" office:value-type="string">
            <text:p>Đầu tư vào công ty co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2])&lt;8;&quot;Yes&quot;;&quot;No&quot;)" office:value-type="string" office:string-value="No">
            <text:p>No</text:p>
          </table:table-cell>
          <table:table-cell/>
          <table:table-cell table:formula="of:=IF(LEN([.A142])=3;LEFT([.A142];1);IF(LEN([.A142])=8;LEFT([.A142];3);&quot;&quot;))" office:value-type="string" office:string-value="221">
            <text:p>2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2</text:p>
          </table:table-cell>
          <table:table-cell table:style-name="ce4" office:value-type="string">
            <text:p>Vốn góp liên doa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3])&lt;8;&quot;Yes&quot;;&quot;No&quot;)" office:value-type="string" office:string-value="Yes">
            <text:p>Yes</text:p>
          </table:table-cell>
          <table:table-cell/>
          <table:table-cell table:formula="of:=IF(LEN([.A143])=3;LEFT([.A143];1);IF(LEN([.A143])=8;LEFT([.A143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210000">
            <text:p>22210000</text:p>
          </table:table-cell>
          <table:table-cell table:style-name="ce4" office:value-type="string">
            <text:p>Vốn góp liên doanh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4])&lt;8;&quot;Yes&quot;;&quot;No&quot;)" office:value-type="string" office:string-value="No">
            <text:p>No</text:p>
          </table:table-cell>
          <table:table-cell/>
          <table:table-cell table:formula="of:=IF(LEN([.A144])=3;LEFT([.A144];1);IF(LEN([.A144])=8;LEFT([.A144];3);&quot;&quot;))" office:value-type="string" office:string-value="222">
            <text:p>2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3</text:p>
          </table:table-cell>
          <table:table-cell table:style-name="ce4" office:value-type="string">
            <text:p>Đầu tư vào công ty liên kế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5])&lt;8;&quot;Yes&quot;;&quot;No&quot;)" office:value-type="string" office:string-value="Yes">
            <text:p>Yes</text:p>
          </table:table-cell>
          <table:table-cell/>
          <table:table-cell table:formula="of:=IF(LEN([.A145])=3;LEFT([.A145];1);IF(LEN([.A145])=8;LEFT([.A145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310000">
            <text:p>22310000</text:p>
          </table:table-cell>
          <table:table-cell table:style-name="ce4" office:value-type="string">
            <text:p>Đầu tư vào công ty liên kết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6])&lt;8;&quot;Yes&quot;;&quot;No&quot;)" office:value-type="string" office:string-value="No">
            <text:p>No</text:p>
          </table:table-cell>
          <table:table-cell/>
          <table:table-cell table:formula="of:=IF(LEN([.A146])=3;LEFT([.A146];1);IF(LEN([.A146])=8;LEFT([.A146];3);&quot;&quot;))" office:value-type="string" office:string-value="223">
            <text:p>2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8</text:p>
          </table:table-cell>
          <table:table-cell table:style-name="ce4" office:value-type="string">
            <text:p>Đầu tư dài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7])&lt;8;&quot;Yes&quot;;&quot;No&quot;)" office:value-type="string" office:string-value="Yes">
            <text:p>Yes</text:p>
          </table:table-cell>
          <table:table-cell/>
          <table:table-cell table:formula="of:=IF(LEN([.A147])=3;LEFT([.A147];1);IF(LEN([.A147])=8;LEFT([.A147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810000</text:p>
          </table:table-cell>
          <table:table-cell table:style-name="ce4" office:value-type="string">
            <text:p>Cổ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8])&lt;8;&quot;Yes&quot;;&quot;No&quot;)" office:value-type="string" office:string-value="No">
            <text:p>No</text:p>
          </table:table-cell>
          <table:table-cell/>
          <table:table-cell table:formula="of:=IF(LEN([.A148])=3;LEFT([.A148];1);IF(LEN([.A148])=8;LEFT([.A148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float" office:value="22820000">
            <text:p>22820000</text:p>
          </table:table-cell>
          <table:table-cell table:style-name="ce5" office:value-type="string">
            <text:p>Trái phiếu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49])&lt;8;&quot;Yes&quot;;&quot;No&quot;)" office:value-type="string" office:string-value="No">
            <text:p>No</text:p>
          </table:table-cell>
          <table:table-cell/>
          <table:table-cell table:formula="of:=IF(LEN([.A149])=3;LEFT([.A149];1);IF(LEN([.A149])=8;LEFT([.A149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float" office:value="22830000">
            <text:p>22830000</text:p>
          </table:table-cell>
          <table:table-cell table:style-name="ce5" office:value-type="string">
            <text:p>Đầu tư dài hạn khác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0])&lt;8;&quot;Yes&quot;;&quot;No&quot;)" office:value-type="string" office:string-value="No">
            <text:p>No</text:p>
          </table:table-cell>
          <table:table-cell/>
          <table:table-cell table:formula="of:=IF(LEN([.A150])=3;LEFT([.A150];1);IF(LEN([.A150])=8;LEFT([.A150];3);&quot;&quot;))" office:value-type="string" office:string-value="228">
            <text:p>22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29</text:p>
          </table:table-cell>
          <table:table-cell table:style-name="ce4" office:value-type="string">
            <text:p>Dự phòng giảm giá đầu tư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1])&lt;8;&quot;Yes&quot;;&quot;No&quot;)" office:value-type="string" office:string-value="Yes">
            <text:p>Yes</text:p>
          </table:table-cell>
          <table:table-cell/>
          <table:table-cell table:formula="of:=IF(LEN([.A151])=3;LEFT([.A151];1);IF(LEN([.A151])=8;LEFT([.A151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2910000">
            <text:p>22910000</text:p>
          </table:table-cell>
          <table:table-cell table:style-name="ce4" office:value-type="string">
            <text:p>Dự phòng giảm giá đầu tư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2])&lt;8;&quot;Yes&quot;;&quot;No&quot;)" office:value-type="string" office:string-value="No">
            <text:p>No</text:p>
          </table:table-cell>
          <table:table-cell/>
          <table:table-cell table:formula="of:=IF(LEN([.A152])=3;LEFT([.A152];1);IF(LEN([.A152])=8;LEFT([.A152];3);&quot;&quot;))" office:value-type="string" office:string-value="229">
            <text:p>22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</text:p>
          </table:table-cell>
          <table:table-cell table:style-name="ce4" office:value-type="string">
            <text:p>Xây dựng cơ bản dở dang 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3])&lt;8;&quot;Yes&quot;;&quot;No&quot;)" office:value-type="string" office:string-value="Yes">
            <text:p>Yes</text:p>
          </table:table-cell>
          <table:table-cell/>
          <table:table-cell table:formula="of:=IF(LEN([.A153])=3;LEFT([.A153];1);IF(LEN([.A153])=8;LEFT([.A153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10000</text:p>
          </table:table-cell>
          <table:table-cell table:style-name="ce4" office:value-type="string">
            <text:p>Mua sắm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4])&lt;8;&quot;Yes&quot;;&quot;No&quot;)" office:value-type="string" office:string-value="No">
            <text:p>No</text:p>
          </table:table-cell>
          <table:table-cell/>
          <table:table-cell table:formula="of:=IF(LEN([.A154])=3;LEFT([.A154];1);IF(LEN([.A154])=8;LEFT([.A154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20000</text:p>
          </table:table-cell>
          <table:table-cell table:style-name="ce4" office:value-type="string">
            <text:p>Xây dựng cơ bả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5])&lt;8;&quot;Yes&quot;;&quot;No&quot;)" office:value-type="string" office:string-value="No">
            <text:p>No</text:p>
          </table:table-cell>
          <table:table-cell/>
          <table:table-cell table:formula="of:=IF(LEN([.A155])=3;LEFT([.A155];1);IF(LEN([.A155])=8;LEFT([.A155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130000</text:p>
          </table:table-cell>
          <table:table-cell table:style-name="ce4" office:value-type="string">
            <text:p>Sửa chữa lớn TSCĐ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6])&lt;8;&quot;Yes&quot;;&quot;No&quot;)" office:value-type="string" office:string-value="No">
            <text:p>No</text:p>
          </table:table-cell>
          <table:table-cell/>
          <table:table-cell table:formula="of:=IF(LEN([.A156])=3;LEFT([.A156];1);IF(LEN([.A156])=8;LEFT([.A156];3);&quot;&quot;))" office:value-type="string" office:string-value="241">
            <text:p>2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</text:p>
          </table:table-cell>
          <table:table-cell table:style-name="ce4" office:value-type="string">
            <text:p>Chi phí trả trướ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7])&lt;8;&quot;Yes&quot;;&quot;No&quot;)" office:value-type="string" office:string-value="Yes">
            <text:p>Yes</text:p>
          </table:table-cell>
          <table:table-cell/>
          <table:table-cell table:formula="of:=IF(LEN([.A157])=3;LEFT([.A157];1);IF(LEN([.A157])=8;LEFT([.A157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10000</text:p>
          </table:table-cell>
          <table:table-cell table:style-name="ce4" office:value-type="string">
            <text:p>Chi phí trả trướ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8])&lt;8;&quot;Yes&quot;;&quot;No&quot;)" office:value-type="string" office:string-value="No">
            <text:p>No</text:p>
          </table:table-cell>
          <table:table-cell/>
          <table:table-cell table:formula="of:=IF(LEN([.A158])=3;LEFT([.A158];1);IF(LEN([.A158])=8;LEFT([.A158];3);&quot;&quot;))" office:value-type="string" office:string-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20000</text:p>
          </table:table-cell>
          <table:table-cell table:style-name="ce2" office:value-type="string">
            <text:p>First establishment expens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59])&lt;8;&quot;Yes&quot;;&quot;No&quot;)" office:value-type="string" office:string-value="No">
            <text:p>No</text:p>
          </table:table-cell>
          <table:table-cell/>
          <table:table-cell table:formula="of:=IF(LEN([.A159])=3;LEFT([.A159];1);IF(LEN([.A159])=8;LEFT([.A159];3);&quot;&quot;))" office:value-type="string" office:string-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30000</text:p>
          </table:table-cell>
          <table:table-cell table:style-name="ce2" office:value-type="string">
            <text:p>Capital increase expense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0])&lt;8;&quot;Yes&quot;;&quot;No&quot;)" office:value-type="string" office:string-value="No">
            <text:p>No</text:p>
          </table:table-cell>
          <table:table-cell/>
          <table:table-cell table:formula="of:=IF(LEN([.A160])=3;LEFT([.A160];1);IF(LEN([.A160])=8;LEFT([.A160];3);&quot;&quot;))" office:value-type="string" office:string-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40000</text:p>
          </table:table-cell>
          <table:table-cell table:style-name="ce2" office:value-type="string">
            <text:p>Other expense to be amortize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1])&lt;8;&quot;Yes&quot;;&quot;No&quot;)" office:value-type="string" office:string-value="No">
            <text:p>No</text:p>
          </table:table-cell>
          <table:table-cell/>
          <table:table-cell table:formula="of:=IF(LEN([.A161])=3;LEFT([.A161];1);IF(LEN([.A161])=8;LEFT([.A161];3);&quot;&quot;))" office:value-type="string" office:string-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250000</text:p>
          </table:table-cell>
          <table:table-cell table:style-name="ce2" office:value-type="string">
            <text:p>Accumulated amortization of expense to be amortise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2])&lt;8;&quot;Yes&quot;;&quot;No&quot;)" office:value-type="string" office:string-value="No">
            <text:p>No</text:p>
          </table:table-cell>
          <table:table-cell/>
          <table:table-cell table:formula="of:=IF(LEN([.A162])=3;LEFT([.A162];1);IF(LEN([.A162])=8;LEFT([.A162];3);&quot;&quot;))" office:value-type="string" office:string-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3</text:p>
          </table:table-cell>
          <table:table-cell table:style-name="ce4" office:value-type="string">
            <text:p>Tài sản thuế thu nhập hoãn lạ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3])&lt;8;&quot;Yes&quot;;&quot;No&quot;)" office:value-type="string" office:string-value="Yes">
            <text:p>Yes</text:p>
          </table:table-cell>
          <table:table-cell/>
          <table:table-cell table:formula="of:=IF(LEN([.A163])=3;LEFT([.A163];1);IF(LEN([.A163])=8;LEFT([.A163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4310000">
            <text:p>24310000</text:p>
          </table:table-cell>
          <table:table-cell table:style-name="ce4" office:value-type="string">
            <text:p>Tài sản thuế thu nhập hoãn lại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4])&lt;8;&quot;Yes&quot;;&quot;No&quot;)" office:value-type="string" office:string-value="No">
            <text:p>No</text:p>
          </table:table-cell>
          <table:table-cell/>
          <table:table-cell table:formula="of:=IF(LEN([.A164])=3;LEFT([.A164];1);IF(LEN([.A164])=8;LEFT([.A164];3);&quot;&quot;))" office:value-type="string" office:string-value="243">
            <text:p>2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244</text:p>
          </table:table-cell>
          <table:table-cell table:style-name="ce4" office:value-type="string">
            <text:p>Ký quỹ- ký cượ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5])&lt;8;&quot;Yes&quot;;&quot;No&quot;)" office:value-type="string" office:string-value="Yes">
            <text:p>Yes</text:p>
          </table:table-cell>
          <table:table-cell/>
          <table:table-cell table:formula="of:=IF(LEN([.A165])=3;LEFT([.A165];1);IF(LEN([.A165])=8;LEFT([.A165];3);&quot;&quot;))" office:value-type="string" office:string-value="2">
            <text:p>2</text:p>
          </table:table-cell>
          <table:table-cell table:number-columns-repeated="244"/>
        </table:table-row>
        <table:table-row table:style-name="ro2">
          <table:table-cell table:style-name="ce2" office:value-type="float" office:value="24410000">
            <text:p>24410000</text:p>
          </table:table-cell>
          <table:table-cell table:style-name="ce4" office:value-type="string">
            <text:p>Ký quỹ- ký cược dài hạn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table:formula="of:=IF(LEN([.A166])&lt;8;&quot;Yes&quot;;&quot;No&quot;)" office:value-type="string" office:string-value="No">
            <text:p>No</text:p>
          </table:table-cell>
          <table:table-cell/>
          <table:table-cell table:formula="of:=IF(LEN([.A166])=3;LEFT([.A166];1);IF(LEN([.A166])=8;LEFT([.A166];3);&quot;&quot;))" office:value-type="string" office:string-value="244">
            <text:p>2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</text:p>
          </table:table-cell>
          <table:table-cell table:style-name="ce4" office:value-type="string">
            <text:p>NỢ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7])&lt;8;&quot;Yes&quot;;&quot;No&quot;)" office:value-type="string" office:string-value="Yes">
            <text:p>Yes</text:p>
          </table:table-cell>
          <table:table-cell/>
          <table:table-cell table:formula="of:=IF(LEN([.A167])=3;LEFT([.A167];1);IF(LEN([.A167])=8;LEFT([.A167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311</text:p>
          </table:table-cell>
          <table:table-cell table:style-name="ce4" office:value-type="string">
            <text:p>Vay ngắn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8])&lt;8;&quot;Yes&quot;;&quot;No&quot;)" office:value-type="string" office:string-value="Yes">
            <text:p>Yes</text:p>
          </table:table-cell>
          <table:table-cell/>
          <table:table-cell table:formula="of:=IF(LEN([.A168])=3;LEFT([.A168];1);IF(LEN([.A168])=8;LEFT([.A168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111000</text:p>
          </table:table-cell>
          <table:table-cell table:style-name="ce2" office:value-type="string">
            <text:p>Credit institution short term loan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69])&lt;8;&quot;Yes&quot;;&quot;No&quot;)" office:value-type="string" office:string-value="No">
            <text:p>No</text:p>
          </table:table-cell>
          <table:table-cell/>
          <table:table-cell table:formula="of:=IF(LEN([.A169])=3;LEFT([.A169];1);IF(LEN([.A169])=8;LEFT([.A169];3);&quot;&quot;))" office:value-type="string" office:string-value="311">
            <text:p>3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112000</text:p>
          </table:table-cell>
          <table:table-cell table:style-name="ce2" office:value-type="string">
            <text:p>Other short term loan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0])&lt;8;&quot;Yes&quot;;&quot;No&quot;)" office:value-type="string" office:string-value="No">
            <text:p>No</text:p>
          </table:table-cell>
          <table:table-cell/>
          <table:table-cell table:formula="of:=IF(LEN([.A170])=3;LEFT([.A170];1);IF(LEN([.A170])=8;LEFT([.A170];3);&quot;&quot;))" office:value-type="string" office:string-value="311">
            <text:p>3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113000</text:p>
          </table:table-cell>
          <table:table-cell table:style-name="ce2" office:value-type="string">
            <text:p>Third party portion of LT loan due within 1 year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1])&lt;8;&quot;Yes&quot;;&quot;No&quot;)" office:value-type="string" office:string-value="No">
            <text:p>No</text:p>
          </table:table-cell>
          <table:table-cell/>
          <table:table-cell table:formula="of:=IF(LEN([.A171])=3;LEFT([.A171];1);IF(LEN([.A171])=8;LEFT([.A171];3);&quot;&quot;))" office:value-type="string" office:string-value="311">
            <text:p>3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114000</text:p>
          </table:table-cell>
          <table:table-cell table:style-name="ce2" office:value-type="string">
            <text:p>Intercompany <text:s/>shorterm loan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2])&lt;8;&quot;Yes&quot;;&quot;No&quot;)" office:value-type="string" office:string-value="No">
            <text:p>No</text:p>
          </table:table-cell>
          <table:table-cell/>
          <table:table-cell table:formula="of:=IF(LEN([.A172])=3;LEFT([.A172];1);IF(LEN([.A172])=8;LEFT([.A172];3);&quot;&quot;))" office:value-type="string" office:string-value="311">
            <text:p>3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115000</text:p>
          </table:table-cell>
          <table:table-cell table:style-name="ce2" office:value-type="string">
            <text:p>Intercomany <text:s/>portion of LT due within 1 year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3])&lt;8;&quot;Yes&quot;;&quot;No&quot;)" office:value-type="string" office:string-value="No">
            <text:p>No</text:p>
          </table:table-cell>
          <table:table-cell/>
          <table:table-cell table:formula="of:=IF(LEN([.A173])=3;LEFT([.A173];1);IF(LEN([.A173])=8;LEFT([.A173];3);&quot;&quot;))" office:value-type="string" office:string-value="311">
            <text:p>3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1116000</text:p>
          </table:table-cell>
          <table:table-cell table:style-name="ce2" office:value-type="string">
            <text:p>Portion of LT due within 1 year fin leasing and similar</text:p>
          </table:table-cell>
          <table:table-cell/>
          <table:table-cell table:style-name="ce6"/>
          <table:table-cell table:number-columns-repeated="249"/>
        </table:table-row>
        <table:table-row table:style-name="ro2">
          <table:table-cell table:style-name="ce2" office:value-type="string">
            <text:p>315</text:p>
          </table:table-cell>
          <table:table-cell table:style-name="ce4" office:value-type="string">
            <text:p>Nợ dài hạn đến hạn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5])&lt;8;&quot;Yes&quot;;&quot;No&quot;)" office:value-type="string" office:string-value="Yes">
            <text:p>Yes</text:p>
          </table:table-cell>
          <table:table-cell/>
          <table:table-cell table:formula="of:=IF(LEN([.A175])=3;LEFT([.A175];1);IF(LEN([.A175])=8;LEFT([.A175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1510000">
            <text:p>31510000</text:p>
          </table:table-cell>
          <table:table-cell table:style-name="ce4" office:value-type="string">
            <text:p>Nợ dài hạn đến hạn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6])&lt;8;&quot;Yes&quot;;&quot;No&quot;)" office:value-type="string" office:string-value="No">
            <text:p>No</text:p>
          </table:table-cell>
          <table:table-cell/>
          <table:table-cell table:formula="of:=IF(LEN([.A176])=3;LEFT([.A176];1);IF(LEN([.A176])=8;LEFT([.A176];3);&quot;&quot;))" office:value-type="string" office:string-value="315">
            <text:p>3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</text:p>
          </table:table-cell>
          <table:table-cell table:style-name="ce4" office:value-type="string">
            <text:p>Phải trả cho người b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77])&lt;8;&quot;Yes&quot;;&quot;No&quot;)" office:value-type="string" office:string-value="Yes">
            <text:p>Yes</text:p>
          </table:table-cell>
          <table:table-cell/>
          <table:table-cell table:formula="of:=IF(LEN([.A177])=3;LEFT([.A177];1);IF(LEN([.A177])=8;LEFT([.A177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110000">
            <text:p>33110000</text:p>
          </table:table-cell>
          <table:table-cell table:style-name="ce4" office:value-type="string">
            <text:p>Phải trả thương mại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78])&lt;8;&quot;Yes&quot;;&quot;No&quot;)" office:value-type="string" office:string-value="No">
            <text:p>No</text:p>
          </table:table-cell>
          <table:table-cell table:style-name="ce6" office:value-type="string">
            <text:p>V_LIABILITY_ACCT</text:p>
          </table:table-cell>
          <table:table-cell table:formula="of:=IF(LEN([.A178])=3;LEFT([.A178];1);IF(LEN([.A178])=8;LEFT([.A178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11000</text:p>
          </table:table-cell>
          <table:table-cell table:style-name="Default" office:value-type="string">
            <text:p>Regular trade creditors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79])&lt;8;&quot;Yes&quot;;&quot;No&quot;)" office:value-type="string" office:string-value="No">
            <text:p>No</text:p>
          </table:table-cell>
          <table:table-cell table:style-name="ce6"/>
          <table:table-cell table:formula="of:=IF(LEN([.A179])=3;LEFT([.A179];1);IF(LEN([.A179])=8;LEFT([.A179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12000</text:p>
          </table:table-cell>
          <table:table-cell table:style-name="Default" office:value-type="string">
            <text:p>Invoices to be received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0])&lt;8;&quot;Yes&quot;;&quot;No&quot;)" office:value-type="string" office:string-value="No">
            <text:p>No</text:p>
          </table:table-cell>
          <table:table-cell table:style-name="ce6"/>
          <table:table-cell table:formula="of:=IF(LEN([.A180])=3;LEFT([.A180];1);IF(LEN([.A180])=8;LEFT([.A180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13000</text:p>
          </table:table-cell>
          <table:table-cell table:style-name="Default" office:value-type="string">
            <text:p>Credit note to issue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1])&lt;8;&quot;Yes&quot;;&quot;No&quot;)" office:value-type="string" office:string-value="No">
            <text:p>No</text:p>
          </table:table-cell>
          <table:table-cell table:style-name="ce6"/>
          <table:table-cell table:formula="of:=IF(LEN([.A181])=3;LEFT([.A181];1);IF(LEN([.A181])=8;LEFT([.A181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14000</text:p>
          </table:table-cell>
          <table:table-cell table:style-name="Default" office:value-type="string">
            <text:p>Fixed assets creditors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2])&lt;8;&quot;Yes&quot;;&quot;No&quot;)" office:value-type="string" office:string-value="No">
            <text:p>No</text:p>
          </table:table-cell>
          <table:table-cell table:style-name="ce6"/>
          <table:table-cell table:formula="of:=IF(LEN([.A182])=3;LEFT([.A182];1);IF(LEN([.A182])=8;LEFT([.A182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15000</text:p>
          </table:table-cell>
          <table:table-cell table:style-name="Default" office:value-type="string">
            <text:p>Bill of exchange payable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3])&lt;8;&quot;Yes&quot;;&quot;No&quot;)" office:value-type="string" office:string-value="No">
            <text:p>No</text:p>
          </table:table-cell>
          <table:table-cell table:style-name="ce6"/>
          <table:table-cell table:formula="of:=IF(LEN([.A183])=3;LEFT([.A183];1);IF(LEN([.A183])=8;LEFT([.A183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116000</text:p>
          </table:table-cell>
          <table:table-cell table:style-name="Default" office:value-type="string">
            <text:p>Intercompany trade creditors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4])&lt;8;&quot;Yes&quot;;&quot;No&quot;)" office:value-type="string" office:string-value="No">
            <text:p>No</text:p>
          </table:table-cell>
          <table:table-cell table:style-name="ce6"/>
          <table:table-cell table:formula="of:=IF(LEN([.A184])=3;LEFT([.A184];1);IF(LEN([.A184])=8;LEFT([.A184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20000">
            <text:p>33120000</text:p>
          </table:table-cell>
          <table:table-cell table:style-name="ce4" office:value-type="string">
            <text:p>Phải trả dịch vụ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5])&lt;8;&quot;Yes&quot;;&quot;No&quot;)" office:value-type="string" office:string-value="No">
            <text:p>No</text:p>
          </table:table-cell>
          <table:table-cell table:style-name="ce6" office:value-type="string">
            <text:p>V_LIABILITY_SERVICES_ACCT</text:p>
          </table:table-cell>
          <table:table-cell table:formula="of:=IF(LEN([.A185])=3;LEFT([.A185];1);IF(LEN([.A185])=8;LEFT([.A185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50000">
            <text:p>33150000</text:p>
          </table:table-cell>
          <table:table-cell table:style-name="ce4" office:value-type="string">
            <text:p>Trả trước của khách hàng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6])&lt;8;&quot;Yes&quot;;&quot;No&quot;)" office:value-type="string" office:string-value="No">
            <text:p>No</text:p>
          </table:table-cell>
          <table:table-cell table:style-name="ce6" office:value-type="string">
            <text:p>C_PREPAYMENT_ACCT</text:p>
          </table:table-cell>
          <table:table-cell table:formula="of:=IF(LEN([.A186])=3;LEFT([.A186];1);IF(LEN([.A186])=8;LEFT([.A186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70000">
            <text:p>33170000</text:p>
          </table:table-cell>
          <table:table-cell table:style-name="ce4" office:value-type="string">
            <text:p>Phải trả chờ xử lý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87])&lt;8;&quot;Yes&quot;;&quot;No&quot;)" office:value-type="string" office:string-value="No">
            <text:p>No</text:p>
          </table:table-cell>
          <table:table-cell table:style-name="ce6" office:value-type="string">
            <text:p>B_PAYMENTSELECT_ACCT</text:p>
          </table:table-cell>
          <table:table-cell table:formula="of:=IF(LEN([.A187])=3;LEFT([.A187];1);IF(LEN([.A187])=8;LEFT([.A187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float" office:value="33180000">
            <text:p>33180000</text:p>
          </table:table-cell>
          <table:table-cell table:style-name="ce4" office:value-type="string">
            <text:p>Phải trả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88])&lt;8;&quot;Yes&quot;;&quot;No&quot;)" office:value-type="string" office:string-value="No">
            <text:p>No</text:p>
          </table:table-cell>
          <table:table-cell/>
          <table:table-cell table:formula="of:=IF(LEN([.A188])=3;LEFT([.A188];1);IF(LEN([.A188])=8;LEFT([.A188];3);&quot;&quot;))" office:value-type="string" office:string-value="331">
            <text:p>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</text:p>
          </table:table-cell>
          <table:table-cell table:style-name="ce4" office:value-type="string">
            <text:p>Thuế và các khoản phải nộp Nhà nướ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89])&lt;8;&quot;Yes&quot;;&quot;No&quot;)" office:value-type="string" office:string-value="Yes">
            <text:p>Yes</text:p>
          </table:table-cell>
          <table:table-cell/>
          <table:table-cell table:formula="of:=IF(LEN([.A189])=3;LEFT([.A189];1);IF(LEN([.A189])=8;LEFT([.A189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</text:p>
          </table:table-cell>
          <table:table-cell table:style-name="ce4" office:value-type="string">
            <text:p>Thuế giá trị gia tăng phải nộp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1000</text:p>
          </table:table-cell>
          <table:table-cell table:style-name="ce4" office:value-type="string">
            <text:p>Thuế GTGT đầu ra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91])&lt;8;&quot;Yes&quot;;&quot;No&quot;)" office:value-type="string" office:string-value="No">
            <text:p>No</text:p>
          </table:table-cell>
          <table:table-cell table:style-name="ce6" office:value-type="string">
            <text:p>T_DUE_ACCT</text:p>
          </table:table-cell>
          <table:table-cell table:formula="of:=IF(LEN([.A191])=3;LEFT([.A191];1);IF(LEN([.A191])=8;LEFT([.A191];4);&quot;&quot;))" office:value-type="string" office:string-value="3331">
            <text:p>3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12000</text:p>
          </table:table-cell>
          <table:table-cell table:style-name="ce4" office:value-type="string">
            <text:p>Thuế GTGT hàng nhập khẩ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92])&lt;8;&quot;Yes&quot;;&quot;No&quot;)" office:value-type="string" office:string-value="No">
            <text:p>No</text:p>
          </table:table-cell>
          <table:table-cell/>
          <table:table-cell table:formula="of:=IF(LEN([.A192])=3;LEFT([.A192];1);IF(LEN([.A192])=8;LEFT([.A192];4);&quot;&quot;))" office:value-type="string" office:string-value="3331">
            <text:p>33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20000</text:p>
          </table:table-cell>
          <table:table-cell table:style-name="ce4" office:value-type="string">
            <text:p>Thuế tiêu thụ đặc biệt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93])&lt;8;&quot;Yes&quot;;&quot;No&quot;)" office:value-type="string" office:string-value="No">
            <text:p>No</text:p>
          </table:table-cell>
          <table:table-cell/>
          <table:table-cell table:formula="of:=IF(LEN([.A193])=3;LEFT([.A193];1);IF(LEN([.A193])=8;LEFT([.A193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30000</text:p>
          </table:table-cell>
          <table:table-cell table:style-name="ce4" office:value-type="string">
            <text:p>Thuế xuất- nhập khẩ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94])&lt;8;&quot;Yes&quot;;&quot;No&quot;)" office:value-type="string" office:string-value="No">
            <text:p>No</text:p>
          </table:table-cell>
          <table:table-cell/>
          <table:table-cell table:formula="of:=IF(LEN([.A194])=3;LEFT([.A194];1);IF(LEN([.A194])=8;LEFT([.A194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40000</text:p>
          </table:table-cell>
          <table:table-cell table:style-name="ce4" office:value-type="string">
            <text:p>Thuế thu nhập doanh nghiệp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95])&lt;8;&quot;Yes&quot;;&quot;No&quot;)" office:value-type="string" office:string-value="No">
            <text:p>No</text:p>
          </table:table-cell>
          <table:table-cell/>
          <table:table-cell table:formula="of:=IF(LEN([.A195])=3;LEFT([.A195];1);IF(LEN([.A195])=8;LEFT([.A195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50000</text:p>
          </table:table-cell>
          <table:table-cell table:style-name="ce4" office:value-type="string">
            <text:p>Thuế thu nhập cá nhâ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96])&lt;8;&quot;Yes&quot;;&quot;No&quot;)" office:value-type="string" office:string-value="No">
            <text:p>No</text:p>
          </table:table-cell>
          <table:table-cell/>
          <table:table-cell table:formula="of:=IF(LEN([.A196])=3;LEFT([.A196];1);IF(LEN([.A196])=8;LEFT([.A196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60000</text:p>
          </table:table-cell>
          <table:table-cell table:style-name="ce4" office:value-type="string">
            <text:p>Thuế tài nguyê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97])&lt;8;&quot;Yes&quot;;&quot;No&quot;)" office:value-type="string" office:string-value="No">
            <text:p>No</text:p>
          </table:table-cell>
          <table:table-cell/>
          <table:table-cell table:formula="of:=IF(LEN([.A197])=3;LEFT([.A197];1);IF(LEN([.A197])=8;LEFT([.A197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70000</text:p>
          </table:table-cell>
          <table:table-cell table:style-name="ce4" office:value-type="string">
            <text:p>Thuế nhà đất- tiền thuê đất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198])&lt;8;&quot;Yes&quot;;&quot;No&quot;)" office:value-type="string" office:string-value="No">
            <text:p>No</text:p>
          </table:table-cell>
          <table:table-cell/>
          <table:table-cell table:formula="of:=IF(LEN([.A198])=3;LEFT([.A198];1);IF(LEN([.A198])=8;LEFT([.A198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88000</text:p>
          </table:table-cell>
          <table:table-cell table:style-name="ce4" office:value-type="string">
            <text:p>Các loại thuế khác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199])&lt;8;&quot;Yes&quot;;&quot;No&quot;)" office:value-type="string" office:string-value="No">
            <text:p>No</text:p>
          </table:table-cell>
          <table:table-cell table:style-name="ce6" office:value-type="string">
            <text:p>WITHHOLDING_ACCT</text:p>
          </table:table-cell>
          <table:table-cell table:formula="of:=IF(LEN([.A199])=3;LEFT([.A199];1);IF(LEN([.A199])=8;LEFT([.A199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381000</text:p>
          </table:table-cell>
          <table:table-cell table:style-name="ce4" office:value-type="string">
            <text:p>Khấu trừ thuế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200])&lt;8;&quot;Yes&quot;;&quot;No&quot;)" office:value-type="string" office:string-value="No">
            <text:p>No</text:p>
          </table:table-cell>
          <table:table-cell table:style-name="ce6" office:value-type="string">
            <text:p>T_RECEIVABLES_ACCT</text:p>
          </table:table-cell>
          <table:table-cell table:formula="of:=IF(LEN([.A200])=3;LEFT([.A200];1);IF(LEN([.A200])=8;LEFT([.A200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float" office:value="33390000">
            <text:p>33390000</text:p>
          </table:table-cell>
          <table:table-cell table:style-name="ce5" office:value-type="string">
            <text:p>Phí- lệ phí và các khoản phải nộp khác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201])&lt;8;&quot;Yes&quot;;&quot;No&quot;)" office:value-type="string" office:string-value="No">
            <text:p>No</text:p>
          </table:table-cell>
          <table:table-cell table:style-name="ce6" office:value-type="string">
            <text:p>T_LIABILITY_ACCT</text:p>
          </table:table-cell>
          <table:table-cell table:formula="of:=IF(LEN([.A201])=3;LEFT([.A201];1);IF(LEN([.A201])=8;LEFT([.A201];3);&quot;&quot;))" office:value-type="string" office:string-value="333">
            <text:p>33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</text:p>
          </table:table-cell>
          <table:table-cell table:style-name="ce4" office:value-type="string">
            <text:p>Phải trả người lao độ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02])&lt;8;&quot;Yes&quot;;&quot;No&quot;)" office:value-type="string" office:string-value="Yes">
            <text:p>Yes</text:p>
          </table:table-cell>
          <table:table-cell table:style-name="Default"/>
          <table:table-cell table:formula="of:=IF(LEN([.A202])=3;LEFT([.A202];1);IF(LEN([.A202])=8;LEFT([.A20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10000</text:p>
          </table:table-cell>
          <table:table-cell table:style-name="ce4" office:value-type="string">
            <text:p>Phải trả công nhân viê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03])&lt;8;&quot;Yes&quot;;&quot;No&quot;)" office:value-type="string" office:string-value="No">
            <text:p>No</text:p>
          </table:table-cell>
          <table:table-cell/>
          <table:table-cell table:formula="of:=IF(LEN([.A203])=3;LEFT([.A203];1);IF(LEN([.A203])=8;LEFT([.A203];3);&quot;&quot;))" office:value-type="string" office:string-value="334">
            <text:p>33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480000</text:p>
          </table:table-cell>
          <table:table-cell table:style-name="ce4" office:value-type="string">
            <text:p>Phải trả người lao động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04])&lt;8;&quot;Yes&quot;;&quot;No&quot;)" office:value-type="string" office:string-value="No">
            <text:p>No</text:p>
          </table:table-cell>
          <table:table-cell/>
          <table:table-cell table:formula="of:=IF(LEN([.A204])=3;LEFT([.A204];1);IF(LEN([.A204])=8;LEFT([.A204];3);&quot;&quot;))" office:value-type="string" office:string-value="334">
            <text:p>33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5</text:p>
          </table:table-cell>
          <table:table-cell table:style-name="ce4" office:value-type="string">
            <text:p>Chi phí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05])&lt;8;&quot;Yes&quot;;&quot;No&quot;)" office:value-type="string" office:string-value="Yes">
            <text:p>Yes</text:p>
          </table:table-cell>
          <table:table-cell/>
          <table:table-cell table:formula="of:=IF(LEN([.A205])=3;LEFT([.A205];1);IF(LEN([.A205])=8;LEFT([.A205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510000">
            <text:p>33510000</text:p>
          </table:table-cell>
          <table:table-cell table:style-name="ce4" office:value-type="string">
            <text:p>Chi phí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06])&lt;8;&quot;Yes&quot;;&quot;No&quot;)" office:value-type="string" office:string-value="No">
            <text:p>No</text:p>
          </table:table-cell>
          <table:table-cell/>
          <table:table-cell table:formula="of:=IF(LEN([.A206])=3;LEFT([.A206];1);IF(LEN([.A206])=8;LEFT([.A206];3);&quot;&quot;))" office:value-type="string" office:string-value="335">
            <text:p>3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6</text:p>
          </table:table-cell>
          <table:table-cell table:style-name="ce4" office:value-type="string">
            <text:p>Phải trả nội bộ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07])&lt;8;&quot;Yes&quot;;&quot;No&quot;)" office:value-type="string" office:string-value="Yes">
            <text:p>Yes</text:p>
          </table:table-cell>
          <table:table-cell/>
          <table:table-cell table:formula="of:=IF(LEN([.A207])=3;LEFT([.A207];1);IF(LEN([.A207])=8;LEFT([.A207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610000">
            <text:p>33610000</text:p>
          </table:table-cell>
          <table:table-cell table:style-name="ce4" office:value-type="string">
            <text:p>Phải trả nội bộ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208])&lt;8;&quot;Yes&quot;;&quot;No&quot;)" office:value-type="string" office:string-value="No">
            <text:p>No</text:p>
          </table:table-cell>
          <table:table-cell table:style-name="ce6" office:value-type="string">
            <text:p>INTERCOMPANYDUETO_ACCT</text:p>
          </table:table-cell>
          <table:table-cell table:formula="of:=IF(LEN([.A208])=3;LEFT([.A208];1);IF(LEN([.A208])=8;LEFT([.A208];3);&quot;&quot;))" office:value-type="string" office:string-value="336">
            <text:p>33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7</text:p>
          </table:table-cell>
          <table:table-cell table:style-name="ce4" office:value-type="string">
            <text:p>Thanh toán theo tiến độ kế hoạch hợp đồng xây dự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09])&lt;8;&quot;Yes&quot;;&quot;No&quot;)" office:value-type="string" office:string-value="Yes">
            <text:p>Yes</text:p>
          </table:table-cell>
          <table:table-cell/>
          <table:table-cell table:formula="of:=IF(LEN([.A209])=3;LEFT([.A209];1);IF(LEN([.A209])=8;LEFT([.A209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3710000">
            <text:p>33710000</text:p>
          </table:table-cell>
          <table:table-cell table:style-name="ce4" office:value-type="string">
            <text:p>Thanh toán theo tiến độ kế hoạch hợp đồng xây dựng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0])&lt;8;&quot;Yes&quot;;&quot;No&quot;)" office:value-type="string" office:string-value="No">
            <text:p>No</text:p>
          </table:table-cell>
          <table:table-cell/>
          <table:table-cell table:formula="of:=IF(LEN([.A210])=3;LEFT([.A210];1);IF(LEN([.A210])=8;LEFT([.A210];3);&quot;&quot;))" office:value-type="string" office:string-value="337">
            <text:p>33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</text:p>
          </table:table-cell>
          <table:table-cell table:style-name="ce4" office:value-type="string">
            <text:p>Phải trả- phải nộp khác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1])&lt;8;&quot;Yes&quot;;&quot;No&quot;)" office:value-type="string" office:string-value="Yes">
            <text:p>Yes</text:p>
          </table:table-cell>
          <table:table-cell/>
          <table:table-cell table:formula="of:=IF(LEN([.A211])=3;LEFT([.A211];1);IF(LEN([.A211])=8;LEFT([.A211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10000</text:p>
          </table:table-cell>
          <table:table-cell table:style-name="ce4" office:value-type="string">
            <text:p>Tài sản thừa chờ giải quyết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2])&lt;8;&quot;Yes&quot;;&quot;No&quot;)" office:value-type="string" office:string-value="No">
            <text:p>No</text:p>
          </table:table-cell>
          <table:table-cell/>
          <table:table-cell table:formula="of:=IF(LEN([.A212])=3;LEFT([.A212];1);IF(LEN([.A212])=8;LEFT([.A212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20000</text:p>
          </table:table-cell>
          <table:table-cell table:style-name="ce4" office:value-type="string">
            <text:p>Kinh phí công đoà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3])&lt;8;&quot;Yes&quot;;&quot;No&quot;)" office:value-type="string" office:string-value="No">
            <text:p>No</text:p>
          </table:table-cell>
          <table:table-cell/>
          <table:table-cell table:formula="of:=IF(LEN([.A213])=3;LEFT([.A213];1);IF(LEN([.A213])=8;LEFT([.A213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30000</text:p>
          </table:table-cell>
          <table:table-cell table:style-name="ce4" office:value-type="string">
            <text:p>Bảo hiểm xã hội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4])&lt;8;&quot;Yes&quot;;&quot;No&quot;)" office:value-type="string" office:string-value="No">
            <text:p>No</text:p>
          </table:table-cell>
          <table:table-cell/>
          <table:table-cell table:formula="of:=IF(LEN([.A214])=3;LEFT([.A214];1);IF(LEN([.A214])=8;LEFT([.A214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40000</text:p>
          </table:table-cell>
          <table:table-cell table:style-name="ce4" office:value-type="string">
            <text:p>Bảo hiểm y tế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5])&lt;8;&quot;Yes&quot;;&quot;No&quot;)" office:value-type="string" office:string-value="No">
            <text:p>No</text:p>
          </table:table-cell>
          <table:table-cell/>
          <table:table-cell table:formula="of:=IF(LEN([.A215])=3;LEFT([.A215];1);IF(LEN([.A215])=8;LEFT([.A215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50000</text:p>
          </table:table-cell>
          <table:table-cell table:style-name="ce4" office:value-type="string">
            <text:p>Phải trả về cổ phần hoá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6])&lt;8;&quot;Yes&quot;;&quot;No&quot;)" office:value-type="string" office:string-value="No">
            <text:p>No</text:p>
          </table:table-cell>
          <table:table-cell/>
          <table:table-cell table:formula="of:=IF(LEN([.A216])=3;LEFT([.A216];1);IF(LEN([.A216])=8;LEFT([.A216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60000</text:p>
          </table:table-cell>
          <table:table-cell table:style-name="ce4" office:value-type="string">
            <text:p>Nhận ký quỹ- ký cược ngắn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7])&lt;8;&quot;Yes&quot;;&quot;No&quot;)" office:value-type="string" office:string-value="No">
            <text:p>No</text:p>
          </table:table-cell>
          <table:table-cell/>
          <table:table-cell table:formula="of:=IF(LEN([.A217])=3;LEFT([.A217];1);IF(LEN([.A217])=8;LEFT([.A217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70000</text:p>
          </table:table-cell>
          <table:table-cell table:style-name="ce4" office:value-type="string">
            <text:p>Doanh thu chưa thực hiện</text:p>
          </table:table-cell>
          <table:table-cell/>
          <table:table-cell table:style-name="ce6" office:value-type="string">
            <text:p>Liability</text:p>
          </table:table-cell>
          <table:table-cell/>
          <table:table-cell office:value-type="string">
            <text:p>Yes</text:p>
          </table:table-cell>
          <table:table-cell table:formula="of:=IF(LEN([.A218])&lt;8;&quot;Yes&quot;;&quot;No&quot;)" office:value-type="string" office:string-value="No">
            <text:p>No</text:p>
          </table:table-cell>
          <table:table-cell table:style-name="ce6" office:value-type="string">
            <text:p>UNEARNEDREVENUE_ACCT</text:p>
          </table:table-cell>
          <table:table-cell table:formula="of:=IF(LEN([.A218])=3;LEFT([.A218];1);IF(LEN([.A218])=8;LEFT([.A218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80000</text:p>
          </table:table-cell>
          <table:table-cell table:style-name="ce4" office:value-type="string">
            <text:p>Phải trả- phải nộp khác 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19])&lt;8;&quot;Yes&quot;;&quot;No&quot;)" office:value-type="string" office:string-value="No">
            <text:p>No</text:p>
          </table:table-cell>
          <table:table-cell/>
          <table:table-cell table:formula="of:=IF(LEN([.A219])=3;LEFT([.A219];1);IF(LEN([.A219])=8;LEFT([.A219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81000</text:p>
          </table:table-cell>
          <table:table-cell table:style-name="ce2" office:value-type="string">
            <text:p>Other liabilities – non current portio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0])&lt;8;&quot;Yes&quot;;&quot;No&quot;)" office:value-type="string" office:string-value="No">
            <text:p>No</text:p>
          </table:table-cell>
          <table:table-cell/>
          <table:table-cell table:formula="of:=IF(LEN([.A220])=3;LEFT([.A220];1);IF(LEN([.A220])=8;LEFT([.A220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3882000</text:p>
          </table:table-cell>
          <table:table-cell table:style-name="ce2" office:value-type="string">
            <text:p>Other creditor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1])&lt;8;&quot;Yes&quot;;&quot;No&quot;)" office:value-type="string" office:string-value="No">
            <text:p>No</text:p>
          </table:table-cell>
          <table:table-cell/>
          <table:table-cell table:formula="of:=IF(LEN([.A221])=3;LEFT([.A221];1);IF(LEN([.A221])=8;LEFT([.A221];3);&quot;&quot;))" office:value-type="string" office:string-value="338">
            <text:p>33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</text:p>
          </table:table-cell>
          <table:table-cell table:style-name="ce4" office:value-type="string">
            <text:p>Vay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2])&lt;8;&quot;Yes&quot;;&quot;No&quot;)" office:value-type="string" office:string-value="Yes">
            <text:p>Yes</text:p>
          </table:table-cell>
          <table:table-cell/>
          <table:table-cell table:formula="of:=IF(LEN([.A222])=3;LEFT([.A222];1);IF(LEN([.A222])=8;LEFT([.A22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110000">
            <text:p>34110000</text:p>
          </table:table-cell>
          <table:table-cell table:style-name="ce4" office:value-type="string">
            <text:p>Vay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3])&lt;8;&quot;Yes&quot;;&quot;No&quot;)" office:value-type="string" office:string-value="No">
            <text:p>No</text:p>
          </table:table-cell>
          <table:table-cell/>
          <table:table-cell table:formula="of:=IF(LEN([.A223])=3;LEFT([.A223];1);IF(LEN([.A223])=8;LEFT([.A223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1000</text:p>
          </table:table-cell>
          <table:table-cell table:style-name="ce2" office:value-type="string">
            <text:p>Subordinated loa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4])&lt;8;&quot;Yes&quot;;&quot;No&quot;)" office:value-type="string" office:string-value="No">
            <text:p>No</text:p>
          </table:table-cell>
          <table:table-cell/>
          <table:table-cell table:formula="of:=IF(LEN([.A224])=3;LEFT([.A224];1);IF(LEN([.A224])=8;LEFT([.A224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2000</text:p>
          </table:table-cell>
          <table:table-cell table:style-name="ce2" office:value-type="string">
            <text:p>Credit institution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5])&lt;8;&quot;Yes&quot;;&quot;No&quot;)" office:value-type="string" office:string-value="No">
            <text:p>No</text:p>
          </table:table-cell>
          <table:table-cell/>
          <table:table-cell table:formula="of:=IF(LEN([.A225])=3;LEFT([.A225];1);IF(LEN([.A225])=8;LEFT([.A225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3000</text:p>
          </table:table-cell>
          <table:table-cell table:style-name="ce2" office:value-type="string">
            <text:p>Unsubordinated loa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6])&lt;8;&quot;Yes&quot;;&quot;No&quot;)" office:value-type="string" office:string-value="No">
            <text:p>No</text:p>
          </table:table-cell>
          <table:table-cell/>
          <table:table-cell table:formula="of:=IF(LEN([.A226])=3;LEFT([.A226];1);IF(LEN([.A226])=8;LEFT([.A226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4000</text:p>
          </table:table-cell>
          <table:table-cell table:style-name="ce2" office:value-type="string">
            <text:p>Other loan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7])&lt;8;&quot;Yes&quot;;&quot;No&quot;)" office:value-type="string" office:string-value="No">
            <text:p>No</text:p>
          </table:table-cell>
          <table:table-cell/>
          <table:table-cell table:formula="of:=IF(LEN([.A227])=3;LEFT([.A227];1);IF(LEN([.A227])=8;LEFT([.A227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5000</text:p>
          </table:table-cell>
          <table:table-cell table:style-name="ce2" office:value-type="string">
            <text:p>Intercompany long term loa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8])&lt;8;&quot;Yes&quot;;&quot;No&quot;)" office:value-type="string" office:string-value="No">
            <text:p>No</text:p>
          </table:table-cell>
          <table:table-cell/>
          <table:table-cell table:formula="of:=IF(LEN([.A228])=3;LEFT([.A228];1);IF(LEN([.A228])=8;LEFT([.A228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6000</text:p>
          </table:table-cell>
          <table:table-cell table:style-name="ce2" office:value-type="string">
            <text:p>Supplier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29])&lt;8;&quot;Yes&quot;;&quot;No&quot;)" office:value-type="string" office:string-value="No">
            <text:p>No</text:p>
          </table:table-cell>
          <table:table-cell/>
          <table:table-cell table:formula="of:=IF(LEN([.A229])=3;LEFT([.A229];1);IF(LEN([.A229])=8;LEFT([.A229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7000</text:p>
          </table:table-cell>
          <table:table-cell table:style-name="ce2" office:value-type="string">
            <text:p>Bill of exchange payable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0])&lt;8;&quot;Yes&quot;;&quot;No&quot;)" office:value-type="string" office:string-value="No">
            <text:p>No</text:p>
          </table:table-cell>
          <table:table-cell/>
          <table:table-cell table:formula="of:=IF(LEN([.A230])=3;LEFT([.A230];1);IF(LEN([.A230])=8;LEFT([.A230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118000</text:p>
          </table:table-cell>
          <table:table-cell table:style-name="ce2" office:value-type="string">
            <text:p>Advances received/ contract in progress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1])&lt;8;&quot;Yes&quot;;&quot;No&quot;)" office:value-type="string" office:string-value="No">
            <text:p>No</text:p>
          </table:table-cell>
          <table:table-cell/>
          <table:table-cell table:formula="of:=IF(LEN([.A231])=3;LEFT([.A231];1);IF(LEN([.A231])=8;LEFT([.A231];3);&quot;&quot;))" office:value-type="string" office:string-value="341">
            <text:p>341</text:p>
          </table:table-cell>
          <table:table-cell table:number-columns-repeated="244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4" office:value-type="string">
            <text:p>Nợ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2])&lt;8;&quot;Yes&quot;;&quot;No&quot;)" office:value-type="string" office:string-value="Yes">
            <text:p>Yes</text:p>
          </table:table-cell>
          <table:table-cell/>
          <table:table-cell table:formula="of:=IF(LEN([.A232])=3;LEFT([.A232];1);IF(LEN([.A232])=8;LEFT([.A232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210000">
            <text:p>34210000</text:p>
          </table:table-cell>
          <table:table-cell table:style-name="ce4" office:value-type="string">
            <text:p>Nợ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3])&lt;8;&quot;Yes&quot;;&quot;No&quot;)" office:value-type="string" office:string-value="No">
            <text:p>No</text:p>
          </table:table-cell>
          <table:table-cell/>
          <table:table-cell table:formula="of:=IF(LEN([.A233])=3;LEFT([.A233];1);IF(LEN([.A233])=8;LEFT([.A233];3);&quot;&quot;))" office:value-type="string" office:string-value="342">
            <text:p>3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220000</text:p>
          </table:table-cell>
          <table:table-cell table:style-name="ce2" office:value-type="string">
            <text:p>Financial leasing and similar obligation long term loa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4])&lt;8;&quot;Yes&quot;;&quot;No&quot;)" office:value-type="string" office:string-value="No">
            <text:p>No</text:p>
          </table:table-cell>
          <table:table-cell/>
          <table:table-cell table:formula="of:=IF(LEN([.A234])=3;LEFT([.A234];1);IF(LEN([.A234])=8;LEFT([.A234];3);&quot;&quot;))" office:value-type="string" office:string-value="342">
            <text:p>342</text:p>
          </table:table-cell>
          <table:table-cell table:number-columns-repeated="244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4" office:value-type="string">
            <text:p>Trái phiếu phát hành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5])&lt;8;&quot;Yes&quot;;&quot;No&quot;)" office:value-type="string" office:string-value="Yes">
            <text:p>Yes</text:p>
          </table:table-cell>
          <table:table-cell/>
          <table:table-cell table:formula="of:=IF(LEN([.A235])=3;LEFT([.A235];1);IF(LEN([.A235])=8;LEFT([.A235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10000</text:p>
          </table:table-cell>
          <table:table-cell table:style-name="ce4" office:value-type="string">
            <text:p>Mệnh giá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6])&lt;8;&quot;Yes&quot;;&quot;No&quot;)" office:value-type="string" office:string-value="No">
            <text:p>No</text:p>
          </table:table-cell>
          <table:table-cell/>
          <table:table-cell table:formula="of:=IF(LEN([.A236])=3;LEFT([.A236];1);IF(LEN([.A236])=8;LEFT([.A236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20000</text:p>
          </table:table-cell>
          <table:table-cell table:style-name="ce4" office:value-type="string">
            <text:p>Chiết khấu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7])&lt;8;&quot;Yes&quot;;&quot;No&quot;)" office:value-type="string" office:string-value="No">
            <text:p>No</text:p>
          </table:table-cell>
          <table:table-cell/>
          <table:table-cell table:formula="of:=IF(LEN([.A237])=3;LEFT([.A237];1);IF(LEN([.A237])=8;LEFT([.A237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330000</text:p>
          </table:table-cell>
          <table:table-cell table:style-name="ce4" office:value-type="string">
            <text:p>Phụ trội trái phiếu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8])&lt;8;&quot;Yes&quot;;&quot;No&quot;)" office:value-type="string" office:string-value="No">
            <text:p>No</text:p>
          </table:table-cell>
          <table:table-cell/>
          <table:table-cell table:formula="of:=IF(LEN([.A238])=3;LEFT([.A238];1);IF(LEN([.A238])=8;LEFT([.A238];3);&quot;&quot;))" office:value-type="string" office:string-value="343">
            <text:p>34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4</text:p>
          </table:table-cell>
          <table:table-cell table:style-name="ce4" office:value-type="string">
            <text:p>Nhận ký quỹ- ký cược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39])&lt;8;&quot;Yes&quot;;&quot;No&quot;)" office:value-type="string" office:string-value="Yes">
            <text:p>Yes</text:p>
          </table:table-cell>
          <table:table-cell/>
          <table:table-cell table:formula="of:=IF(LEN([.A239])=3;LEFT([.A239];1);IF(LEN([.A239])=8;LEFT([.A239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410000">
            <text:p>34410000</text:p>
          </table:table-cell>
          <table:table-cell table:style-name="ce4" office:value-type="string">
            <text:p>Nhận ký quỹ- ký cược dài hạn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40])&lt;8;&quot;Yes&quot;;&quot;No&quot;)" office:value-type="string" office:string-value="No">
            <text:p>No</text:p>
          </table:table-cell>
          <table:table-cell/>
          <table:table-cell table:formula="of:=IF(LEN([.A240])=3;LEFT([.A240];1);IF(LEN([.A240])=8;LEFT([.A240];3);&quot;&quot;))" office:value-type="string" office:string-value="344">
            <text:p>34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47</text:p>
          </table:table-cell>
          <table:table-cell table:style-name="ce4" office:value-type="string">
            <text:p>Thuế thu nhập hoãn lại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41])&lt;8;&quot;Yes&quot;;&quot;No&quot;)" office:value-type="string" office:string-value="Yes">
            <text:p>Yes</text:p>
          </table:table-cell>
          <table:table-cell/>
          <table:table-cell table:formula="of:=IF(LEN([.A241])=3;LEFT([.A241];1);IF(LEN([.A241])=8;LEFT([.A241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4710000">
            <text:p>34710000</text:p>
          </table:table-cell>
          <table:table-cell table:style-name="ce4" office:value-type="string">
            <text:p>Thuế thu nhập hoãn lại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42])&lt;8;&quot;Yes&quot;;&quot;No&quot;)" office:value-type="string" office:string-value="No">
            <text:p>No</text:p>
          </table:table-cell>
          <table:table-cell/>
          <table:table-cell table:formula="of:=IF(LEN([.A242])=3;LEFT([.A242];1);IF(LEN([.A242])=8;LEFT([.A242];3);&quot;&quot;))" office:value-type="string" office:string-value="347">
            <text:p>34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51</text:p>
          </table:table-cell>
          <table:table-cell table:style-name="ce4" office:value-type="string">
            <text:p>Quỹ dự phòng trợ cấp mất việc làm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43])&lt;8;&quot;Yes&quot;;&quot;No&quot;)" office:value-type="string" office:string-value="Yes">
            <text:p>Yes</text:p>
          </table:table-cell>
          <table:table-cell/>
          <table:table-cell table:formula="of:=IF(LEN([.A243])=3;LEFT([.A243];1);IF(LEN([.A243])=8;LEFT([.A243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5110000">
            <text:p>35110000</text:p>
          </table:table-cell>
          <table:table-cell table:style-name="ce4" office:value-type="string">
            <text:p>Quỹ dự phòng trợ cấp mất việc làm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44])&lt;8;&quot;Yes&quot;;&quot;No&quot;)" office:value-type="string" office:string-value="No">
            <text:p>No</text:p>
          </table:table-cell>
          <table:table-cell/>
          <table:table-cell table:formula="of:=IF(LEN([.A244])=3;LEFT([.A244];1);IF(LEN([.A244])=8;LEFT([.A244];3);&quot;&quot;))" office:value-type="string" office:string-value="351">
            <text:p>3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352</text:p>
          </table:table-cell>
          <table:table-cell table:style-name="ce4" office:value-type="string">
            <text:p>Dự phòng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45])&lt;8;&quot;Yes&quot;;&quot;No&quot;)" office:value-type="string" office:string-value="Yes">
            <text:p>Yes</text:p>
          </table:table-cell>
          <table:table-cell/>
          <table:table-cell table:formula="of:=IF(LEN([.A245])=3;LEFT([.A245];1);IF(LEN([.A245])=8;LEFT([.A245];3);&quot;&quot;))" office:value-type="string" office:string-value="3">
            <text:p>3</text:p>
          </table:table-cell>
          <table:table-cell table:number-columns-repeated="244"/>
        </table:table-row>
        <table:table-row table:style-name="ro2">
          <table:table-cell table:style-name="ce2" office:value-type="float" office:value="35210000">
            <text:p>35210000</text:p>
          </table:table-cell>
          <table:table-cell table:style-name="ce4" office:value-type="string">
            <text:p>Dự phòng phải trả</text:p>
          </table:table-cell>
          <table:table-cell/>
          <table:table-cell table:style-name="ce6" office:value-type="string">
            <text:p>Liability</text:p>
          </table:table-cell>
          <table:table-cell table:number-columns-repeated="2"/>
          <table:table-cell table:formula="of:=IF(LEN([.A246])&lt;8;&quot;Yes&quot;;&quot;No&quot;)" office:value-type="string" office:string-value="No">
            <text:p>No</text:p>
          </table:table-cell>
          <table:table-cell/>
          <table:table-cell table:formula="of:=IF(LEN([.A246])=3;LEFT([.A246];1);IF(LEN([.A246])=8;LEFT([.A246];3);&quot;&quot;))" office:value-type="string" office:string-value="352">
            <text:p>35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</text:p>
          </table:table-cell>
          <table:table-cell table:style-name="ce4" office:value-type="string">
            <text:p>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47])&lt;8;&quot;Yes&quot;;&quot;No&quot;)" office:value-type="string" office:string-value="Yes">
            <text:p>Yes</text:p>
          </table:table-cell>
          <table:table-cell/>
          <table:table-cell table:formula="of:=IF(LEN([.A247])=3;LEFT([.A247];1);IF(LEN([.A247])=8;LEFT([.A247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411</text:p>
          </table:table-cell>
          <table:table-cell table:style-name="ce4" office:value-type="string">
            <text:p>Nguồn vốn kinh doa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48])&lt;8;&quot;Yes&quot;;&quot;No&quot;)" office:value-type="string" office:string-value="Yes">
            <text:p>Yes</text:p>
          </table:table-cell>
          <table:table-cell/>
          <table:table-cell table:formula="of:=IF(LEN([.A248])=3;LEFT([.A248];1);IF(LEN([.A248])=8;LEFT([.A248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10000</text:p>
          </table:table-cell>
          <table:table-cell table:style-name="ce4" office:value-type="string">
            <text:p>Vốn đầu tư của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49])&lt;8;&quot;Yes&quot;;&quot;No&quot;)" office:value-type="string" office:string-value="No">
            <text:p>No</text:p>
          </table:table-cell>
          <table:table-cell/>
          <table:table-cell table:formula="of:=IF(LEN([.A249])=3;LEFT([.A249];1);IF(LEN([.A249])=8;LEFT([.A249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20000</text:p>
          </table:table-cell>
          <table:table-cell table:style-name="ce4" office:value-type="string">
            <text:p>Thặng dư vốn cổ phầ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0])&lt;8;&quot;Yes&quot;;&quot;No&quot;)" office:value-type="string" office:string-value="No">
            <text:p>No</text:p>
          </table:table-cell>
          <table:table-cell/>
          <table:table-cell table:formula="of:=IF(LEN([.A250])=3;LEFT([.A250];1);IF(LEN([.A250])=8;LEFT([.A250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180000</text:p>
          </table:table-cell>
          <table:table-cell table:style-name="ce4" office:value-type="string">
            <text:p>Vốn khác 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1])&lt;8;&quot;Yes&quot;;&quot;No&quot;)" office:value-type="string" office:string-value="No">
            <text:p>No</text:p>
          </table:table-cell>
          <table:table-cell/>
          <table:table-cell table:formula="of:=IF(LEN([.A251])=3;LEFT([.A251];1);IF(LEN([.A251])=8;LEFT([.A251];3);&quot;&quot;))" office:value-type="string" office:string-value="411">
            <text:p>4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2</text:p>
          </table:table-cell>
          <table:table-cell table:style-name="ce4" office:value-type="string">
            <text:p>Chênh lệch đánh giá lại tài s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2])&lt;8;&quot;Yes&quot;;&quot;No&quot;)" office:value-type="string" office:string-value="Yes">
            <text:p>Yes</text:p>
          </table:table-cell>
          <table:table-cell/>
          <table:table-cell table:formula="of:=IF(LEN([.A252])=3;LEFT([.A252];1);IF(LEN([.A252])=8;LEFT([.A252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210000">
            <text:p>41210000</text:p>
          </table:table-cell>
          <table:table-cell table:style-name="ce4" office:value-type="string">
            <text:p>Chênh lệch đánh giá lại tài s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3])&lt;8;&quot;Yes&quot;;&quot;No&quot;)" office:value-type="string" office:string-value="No">
            <text:p>No</text:p>
          </table:table-cell>
          <table:table-cell/>
          <table:table-cell table:formula="of:=IF(LEN([.A253])=3;LEFT([.A253];1);IF(LEN([.A253])=8;LEFT([.A253];3);&quot;&quot;))" office:value-type="string" office:string-value="412">
            <text:p>4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</text:p>
          </table:table-cell>
          <table:table-cell table:style-name="ce4" office:value-type="string">
            <text:p>Chênh lệch tỷ giá hối đoá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4])&lt;8;&quot;Yes&quot;;&quot;No&quot;)" office:value-type="string" office:string-value="Yes">
            <text:p>Yes</text:p>
          </table:table-cell>
          <table:table-cell/>
          <table:table-cell table:formula="of:=IF(LEN([.A254])=3;LEFT([.A254];1);IF(LEN([.A254])=8;LEFT([.A254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11000</text:p>
          </table:table-cell>
          <table:table-cell table:style-name="ce4" office:value-type="string">
            <text:p>Lãi <text:s/>tỷ giá hối đoái đánh giá lại cuối năm tài chính</text:p>
          </table:table-cell>
          <table:table-cell/>
          <table:table-cell table:style-name="ce6" office:value-type="string">
            <text:p>Owner's Equity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UNREALIZEDGAIN_ACCT</text:p>
          </table:table-cell>
          <table:table-cell table:formula="of:=IF(LEN([.A255])=3;LEFT([.A255];1);IF(LEN([.A255])=8;LEFT([.A255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float" office:value="41312000">
            <text:p>41312000</text:p>
          </table:table-cell>
          <table:table-cell table:style-name="ce4" office:value-type="string">
            <text:p>Lỗ <text:s/>tỷ giá hối đoái đánh giá lại cuối năm tài chính</text:p>
          </table:table-cell>
          <table:table-cell/>
          <table:table-cell table:style-name="ce6" office:value-type="string">
            <text:p>Owner's Equity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UNREALIZEDLOSS_ACCT</text:p>
          </table:table-cell>
          <table:table-cell table:formula="of:=IF(LEN([.A256])=3;LEFT([.A256];1);IF(LEN([.A256])=8;LEFT([.A256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320000</text:p>
          </table:table-cell>
          <table:table-cell table:style-name="ce4" office:value-type="string">
            <text:p>Chênh lệch tỷ giá hối đoái trong giai đoạn đầu tư XDCB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7])&lt;8;&quot;Yes&quot;;&quot;No&quot;)" office:value-type="string" office:string-value="No">
            <text:p>No</text:p>
          </table:table-cell>
          <table:table-cell/>
          <table:table-cell table:formula="of:=IF(LEN([.A257])=3;LEFT([.A257];1);IF(LEN([.A257])=8;LEFT([.A257];3);&quot;&quot;))" office:value-type="string" office:string-value="413">
            <text:p>41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4</text:p>
          </table:table-cell>
          <table:table-cell table:style-name="ce4" office:value-type="string">
            <text:p>Quỹ đầu tư phát triể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8])&lt;8;&quot;Yes&quot;;&quot;No&quot;)" office:value-type="string" office:string-value="Yes">
            <text:p>Yes</text:p>
          </table:table-cell>
          <table:table-cell/>
          <table:table-cell table:formula="of:=IF(LEN([.A258])=3;LEFT([.A258];1);IF(LEN([.A258])=8;LEFT([.A258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410000">
            <text:p>41410000</text:p>
          </table:table-cell>
          <table:table-cell table:style-name="ce4" office:value-type="string">
            <text:p>Quỹ đầu tư phát triể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59])&lt;8;&quot;Yes&quot;;&quot;No&quot;)" office:value-type="string" office:string-value="No">
            <text:p>No</text:p>
          </table:table-cell>
          <table:table-cell/>
          <table:table-cell table:formula="of:=IF(LEN([.A259])=3;LEFT([.A259];1);IF(LEN([.A259])=8;LEFT([.A259];3);&quot;&quot;))" office:value-type="string" office:string-value="414">
            <text:p>4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5</text:p>
          </table:table-cell>
          <table:table-cell table:style-name="ce4" office:value-type="string">
            <text:p>Quỹ dự phòng tài chí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0])&lt;8;&quot;Yes&quot;;&quot;No&quot;)" office:value-type="string" office:string-value="Yes">
            <text:p>Yes</text:p>
          </table:table-cell>
          <table:table-cell/>
          <table:table-cell table:formula="of:=IF(LEN([.A260])=3;LEFT([.A260];1);IF(LEN([.A260])=8;LEFT([.A260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510000">
            <text:p>41510000</text:p>
          </table:table-cell>
          <table:table-cell table:style-name="ce4" office:value-type="string">
            <text:p>Quỹ dự phòng tài chính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1])&lt;8;&quot;Yes&quot;;&quot;No&quot;)" office:value-type="string" office:string-value="No">
            <text:p>No</text:p>
          </table:table-cell>
          <table:table-cell/>
          <table:table-cell table:formula="of:=IF(LEN([.A261])=3;LEFT([.A261];1);IF(LEN([.A261])=8;LEFT([.A261];3);&quot;&quot;))" office:value-type="string" office:string-value="415">
            <text:p>4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8</text:p>
          </table:table-cell>
          <table:table-cell table:style-name="ce4" office:value-type="string">
            <text:p>Các quỹ khác thuộc 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2])&lt;8;&quot;Yes&quot;;&quot;No&quot;)" office:value-type="string" office:string-value="Yes">
            <text:p>Yes</text:p>
          </table:table-cell>
          <table:table-cell/>
          <table:table-cell table:formula="of:=IF(LEN([.A262])=3;LEFT([.A262];1);IF(LEN([.A262])=8;LEFT([.A262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810000">
            <text:p>41810000</text:p>
          </table:table-cell>
          <table:table-cell table:style-name="ce4" office:value-type="string">
            <text:p>Các quỹ khác thuộc vốn chủ sở hữu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3])&lt;8;&quot;Yes&quot;;&quot;No&quot;)" office:value-type="string" office:string-value="No">
            <text:p>No</text:p>
          </table:table-cell>
          <table:table-cell/>
          <table:table-cell table:formula="of:=IF(LEN([.A263])=3;LEFT([.A263];1);IF(LEN([.A263])=8;LEFT([.A263];3);&quot;&quot;))" office:value-type="string" office:string-value="418">
            <text:p>41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19</text:p>
          </table:table-cell>
          <table:table-cell table:style-name="ce4" office:value-type="string">
            <text:p>Cổ phiếu quỹ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4])&lt;8;&quot;Yes&quot;;&quot;No&quot;)" office:value-type="string" office:string-value="Yes">
            <text:p>Yes</text:p>
          </table:table-cell>
          <table:table-cell/>
          <table:table-cell table:formula="of:=IF(LEN([.A264])=3;LEFT([.A264];1);IF(LEN([.A264])=8;LEFT([.A264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1910000">
            <text:p>41910000</text:p>
          </table:table-cell>
          <table:table-cell table:style-name="ce4" office:value-type="string">
            <text:p>Cổ phiếu quỹ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5])&lt;8;&quot;Yes&quot;;&quot;No&quot;)" office:value-type="string" office:string-value="No">
            <text:p>No</text:p>
          </table:table-cell>
          <table:table-cell/>
          <table:table-cell table:formula="of:=IF(LEN([.A265])=3;LEFT([.A265];1);IF(LEN([.A265])=8;LEFT([.A265];3);&quot;&quot;))" office:value-type="string" office:string-value="419">
            <text:p>41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</text:p>
          </table:table-cell>
          <table:table-cell table:style-name="ce4" office:value-type="string">
            <text:p>Lợi nhuận chưa phân phố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6])&lt;8;&quot;Yes&quot;;&quot;No&quot;)" office:value-type="string" office:string-value="Yes">
            <text:p>Yes</text:p>
          </table:table-cell>
          <table:table-cell/>
          <table:table-cell table:formula="of:=IF(LEN([.A266])=3;LEFT([.A266];1);IF(LEN([.A266])=8;LEFT([.A266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10000</text:p>
          </table:table-cell>
          <table:table-cell table:style-name="ce4" office:value-type="string">
            <text:p>Lợi nhuận chưa phân phối năm trước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7])&lt;8;&quot;Yes&quot;;&quot;No&quot;)" office:value-type="string" office:string-value="No">
            <text:p>No</text:p>
          </table:table-cell>
          <table:table-cell/>
          <table:table-cell table:formula="of:=IF(LEN([.A267])=3;LEFT([.A267];1);IF(LEN([.A267])=8;LEFT([.A267];3);&quot;&quot;))" office:value-type="string" office:string-value="421">
            <text:p>4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2120000</text:p>
          </table:table-cell>
          <table:table-cell table:style-name="ce4" office:value-type="string">
            <text:p>Lợi nhuận chưa phân phối năm nay</text:p>
          </table:table-cell>
          <table:table-cell/>
          <table:table-cell table:style-name="ce6"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table:formula="of:=IF(LEN([.A268])&lt;8;&quot;Yes&quot;;&quot;No&quot;)" office:value-type="string" office:string-value="No">
            <text:p>No</text:p>
          </table:table-cell>
          <table:table-cell table:style-name="ce6" office:value-type="string">
            <text:p>RETAINEDEARNING_ACCT</text:p>
          </table:table-cell>
          <table:table-cell table:formula="of:=IF(LEN([.A268])=3;LEFT([.A268];1);IF(LEN([.A268])=8;LEFT([.A268];3);&quot;&quot;))" office:value-type="string" office:string-value="421">
            <text:p>4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</text:p>
          </table:table-cell>
          <table:table-cell table:style-name="ce4" office:value-type="string">
            <text:p>Quỹ khen thưởng- phúc lợ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69])&lt;8;&quot;Yes&quot;;&quot;No&quot;)" office:value-type="string" office:string-value="Yes">
            <text:p>Yes</text:p>
          </table:table-cell>
          <table:table-cell/>
          <table:table-cell table:formula="of:=IF(LEN([.A269])=3;LEFT([.A269];1);IF(LEN([.A269])=8;LEFT([.A269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10000</text:p>
          </table:table-cell>
          <table:table-cell table:style-name="ce4" office:value-type="string">
            <text:p>Quỹ khen thưởng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0])&lt;8;&quot;Yes&quot;;&quot;No&quot;)" office:value-type="string" office:string-value="No">
            <text:p>No</text:p>
          </table:table-cell>
          <table:table-cell/>
          <table:table-cell table:formula="of:=IF(LEN([.A270])=3;LEFT([.A270];1);IF(LEN([.A270])=8;LEFT([.A270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20000</text:p>
          </table:table-cell>
          <table:table-cell table:style-name="ce4" office:value-type="string">
            <text:p>Quỹ phúc lợi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1])&lt;8;&quot;Yes&quot;;&quot;No&quot;)" office:value-type="string" office:string-value="No">
            <text:p>No</text:p>
          </table:table-cell>
          <table:table-cell/>
          <table:table-cell table:formula="of:=IF(LEN([.A271])=3;LEFT([.A271];1);IF(LEN([.A271])=8;LEFT([.A271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3130000</text:p>
          </table:table-cell>
          <table:table-cell table:style-name="ce4" office:value-type="string">
            <text:p>Quỹ phúc lợi đã hình thành TSCĐ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2])&lt;8;&quot;Yes&quot;;&quot;No&quot;)" office:value-type="string" office:string-value="No">
            <text:p>No</text:p>
          </table:table-cell>
          <table:table-cell/>
          <table:table-cell table:formula="of:=IF(LEN([.A272])=3;LEFT([.A272];1);IF(LEN([.A272])=8;LEFT([.A272];3);&quot;&quot;))" office:value-type="string" office:string-value="431">
            <text:p>4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41</text:p>
          </table:table-cell>
          <table:table-cell table:style-name="ce4" office:value-type="string">
            <text:p>Nguồn vốn đầu tư xây dựng cơ b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3])&lt;8;&quot;Yes&quot;;&quot;No&quot;)" office:value-type="string" office:string-value="Yes">
            <text:p>Yes</text:p>
          </table:table-cell>
          <table:table-cell/>
          <table:table-cell table:formula="of:=IF(LEN([.A273])=3;LEFT([.A273];1);IF(LEN([.A273])=8;LEFT([.A273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float" office:value="44110000">
            <text:p>44110000</text:p>
          </table:table-cell>
          <table:table-cell table:style-name="ce4" office:value-type="string">
            <text:p>Nguồn vốn đầu tư xây dựng cơ bản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4])&lt;8;&quot;Yes&quot;;&quot;No&quot;)" office:value-type="string" office:string-value="No">
            <text:p>No</text:p>
          </table:table-cell>
          <table:table-cell/>
          <table:table-cell table:formula="of:=IF(LEN([.A274])=3;LEFT([.A274];1);IF(LEN([.A274])=8;LEFT([.A274];3);&quot;&quot;))" office:value-type="string" office:string-value="441">
            <text:p>4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</text:p>
          </table:table-cell>
          <table:table-cell table:style-name="ce4" office:value-type="string">
            <text:p>Nguồn kinh phí sự nghiệp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5])&lt;8;&quot;Yes&quot;;&quot;No&quot;)" office:value-type="string" office:string-value="Yes">
            <text:p>Yes</text:p>
          </table:table-cell>
          <table:table-cell/>
          <table:table-cell table:formula="of:=IF(LEN([.A275])=3;LEFT([.A275];1);IF(LEN([.A275])=8;LEFT([.A275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10000</text:p>
          </table:table-cell>
          <table:table-cell table:style-name="ce4" office:value-type="string">
            <text:p>Nguồn kinh phí sự nghiệp năm trước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6])&lt;8;&quot;Yes&quot;;&quot;No&quot;)" office:value-type="string" office:string-value="No">
            <text:p>No</text:p>
          </table:table-cell>
          <table:table-cell/>
          <table:table-cell table:formula="of:=IF(LEN([.A276])=3;LEFT([.A276];1);IF(LEN([.A276])=8;LEFT([.A276];3);&quot;&quot;))" office:value-type="string" office:string-value="461">
            <text:p>46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120000</text:p>
          </table:table-cell>
          <table:table-cell table:style-name="ce4" office:value-type="string">
            <text:p>Nguồn kinh phí sự nghiệp năm nay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7])&lt;8;&quot;Yes&quot;;&quot;No&quot;)" office:value-type="string" office:string-value="No">
            <text:p>No</text:p>
          </table:table-cell>
          <table:table-cell/>
          <table:table-cell table:formula="of:=IF(LEN([.A277])=3;LEFT([.A277];1);IF(LEN([.A277])=8;LEFT([.A277];3);&quot;&quot;))" office:value-type="string" office:string-value="461">
            <text:p>46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466</text:p>
          </table:table-cell>
          <table:table-cell table:style-name="ce4" office:value-type="string">
            <text:p>Nguồn kinh phí đã hình thành TSCĐ</text:p>
          </table:table-cell>
          <table:table-cell/>
          <table:table-cell table:style-name="ce6" office:value-type="string">
            <text:p>Owner's Equity</text:p>
          </table:table-cell>
          <table:table-cell table:number-columns-repeated="2"/>
          <table:table-cell table:formula="of:=IF(LEN([.A278])&lt;8;&quot;Yes&quot;;&quot;No&quot;)" office:value-type="string" office:string-value="Yes">
            <text:p>Yes</text:p>
          </table:table-cell>
          <table:table-cell/>
          <table:table-cell table:formula="of:=IF(LEN([.A278])=3;LEFT([.A278];1);IF(LEN([.A278])=8;LEFT([.A278];3);&quot;&quot;))" office:value-type="string" office:string-value="4">
            <text:p>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</text:p>
          </table:table-cell>
          <table:table-cell table:style-name="ce4" office:value-type="string">
            <text:p>DOANH THU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79])&lt;8;&quot;Yes&quot;;&quot;No&quot;)" office:value-type="string" office:string-value="Yes">
            <text:p>Yes</text:p>
          </table:table-cell>
          <table:table-cell/>
          <table:table-cell table:formula="of:=IF(LEN([.A279])=3;LEFT([.A279];1);IF(LEN([.A279])=8;LEFT([.A279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511</text:p>
          </table:table-cell>
          <table:table-cell table:style-name="ce4" office:value-type="string">
            <text:p>Doanh thu bán hàng và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0])&lt;8;&quot;Yes&quot;;&quot;No&quot;)" office:value-type="string" office:string-value="Yes">
            <text:p>Yes</text:p>
          </table:table-cell>
          <table:table-cell/>
          <table:table-cell table:formula="of:=IF(LEN([.A280])=3;LEFT([.A280];1);IF(LEN([.A280])=8;LEFT([.A280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10000</text:p>
          </table:table-cell>
          <table:table-cell table:style-name="ce4" office:value-type="string">
            <text:p>Doanh thu bán hàng hóa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81])&lt;8;&quot;Yes&quot;;&quot;No&quot;)" office:value-type="string" office:string-value="No">
            <text:p>No</text:p>
          </table:table-cell>
          <table:table-cell table:style-name="ce6" office:value-type="string">
            <text:p>P_REVENUE_ACCT</text:p>
          </table:table-cell>
          <table:table-cell table:formula="of:=IF(LEN([.A281])=3;LEFT([.A281];1);IF(LEN([.A281])=8;LEFT([.A281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20000</text:p>
          </table:table-cell>
          <table:table-cell table:style-name="ce4" office:value-type="string">
            <text:p>Doanh thu bán các thành phẩm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2])&lt;8;&quot;Yes&quot;;&quot;No&quot;)" office:value-type="string" office:string-value="No">
            <text:p>No</text:p>
          </table:table-cell>
          <table:table-cell/>
          <table:table-cell table:formula="of:=IF(LEN([.A282])=3;LEFT([.A282];1);IF(LEN([.A282])=8;LEFT([.A282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30000</text:p>
          </table:table-cell>
          <table:table-cell table:style-name="ce4" office:value-type="string">
            <text:p>Doanh thu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3])&lt;8;&quot;Yes&quot;;&quot;No&quot;)" office:value-type="string" office:string-value="No">
            <text:p>No</text:p>
          </table:table-cell>
          <table:table-cell/>
          <table:table-cell table:formula="of:=IF(LEN([.A283])=3;LEFT([.A283];1);IF(LEN([.A283])=8;LEFT([.A283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40000</text:p>
          </table:table-cell>
          <table:table-cell table:style-name="ce4" office:value-type="string">
            <text:p>Doanh thu trợ cấp- trợ giá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4])&lt;8;&quot;Yes&quot;;&quot;No&quot;)" office:value-type="string" office:string-value="No">
            <text:p>No</text:p>
          </table:table-cell>
          <table:table-cell/>
          <table:table-cell table:formula="of:=IF(LEN([.A284])=3;LEFT([.A284];1);IF(LEN([.A284])=8;LEFT([.A284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float" office:value="51150000">
            <text:p>51150000</text:p>
          </table:table-cell>
          <table:table-cell table:style-name="ce4" office:value-type="string">
            <text:p>Doanh thu chưa phát hành hóa đơn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85])&lt;8;&quot;Yes&quot;;&quot;No&quot;)" office:value-type="string" office:string-value="No">
            <text:p>No</text:p>
          </table:table-cell>
          <table:table-cell table:style-name="ce6" office:value-type="string">
            <text:p>NOTINVOICEDREVENUE_ACCT</text:p>
          </table:table-cell>
          <table:table-cell table:formula="of:=IF(LEN([.A285])=3;LEFT([.A285];1);IF(LEN([.A285])=8;LEFT([.A285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170000</text:p>
          </table:table-cell>
          <table:table-cell table:style-name="ce4" office:value-type="string">
            <text:p>Doanh thu kinh doanh bất động sản đầu tư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6])&lt;8;&quot;Yes&quot;;&quot;No&quot;)" office:value-type="string" office:string-value="No">
            <text:p>No</text:p>
          </table:table-cell>
          <table:table-cell/>
          <table:table-cell table:formula="of:=IF(LEN([.A286])=3;LEFT([.A286];1);IF(LEN([.A286])=8;LEFT([.A286];3);&quot;&quot;))" office:value-type="string" office:string-value="511">
            <text:p>5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</text:p>
          </table:table-cell>
          <table:table-cell table:style-name="ce4" office:value-type="string">
            <text:p>Doanh thu bán hàng nội bộ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7])&lt;8;&quot;Yes&quot;;&quot;No&quot;)" office:value-type="string" office:string-value="Yes">
            <text:p>Yes</text:p>
          </table:table-cell>
          <table:table-cell/>
          <table:table-cell table:formula="of:=IF(LEN([.A287])=3;LEFT([.A287];1);IF(LEN([.A287])=8;LEFT([.A287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10000</text:p>
          </table:table-cell>
          <table:table-cell table:style-name="ce4" office:value-type="string">
            <text:p>Doanh thu bán hàng hóa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8])&lt;8;&quot;Yes&quot;;&quot;No&quot;)" office:value-type="string" office:string-value="No">
            <text:p>No</text:p>
          </table:table-cell>
          <table:table-cell/>
          <table:table-cell table:formula="of:=IF(LEN([.A288])=3;LEFT([.A288];1);IF(LEN([.A288])=8;LEFT([.A288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20000</text:p>
          </table:table-cell>
          <table:table-cell table:style-name="ce4" office:value-type="string">
            <text:p>Doanh thu bán các thành phẩm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89])&lt;8;&quot;Yes&quot;;&quot;No&quot;)" office:value-type="string" office:string-value="No">
            <text:p>No</text:p>
          </table:table-cell>
          <table:table-cell/>
          <table:table-cell table:formula="of:=IF(LEN([.A289])=3;LEFT([.A289];1);IF(LEN([.A289])=8;LEFT([.A289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230000</text:p>
          </table:table-cell>
          <table:table-cell table:style-name="ce4" office:value-type="string">
            <text:p>Doanh thu cung cấp dịch vụ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0])&lt;8;&quot;Yes&quot;;&quot;No&quot;)" office:value-type="string" office:string-value="No">
            <text:p>No</text:p>
          </table:table-cell>
          <table:table-cell/>
          <table:table-cell table:formula="of:=IF(LEN([.A290])=3;LEFT([.A290];1);IF(LEN([.A290])=8;LEFT([.A290];3);&quot;&quot;))" office:value-type="string" office:string-value="512">
            <text:p>51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</text:p>
          </table:table-cell>
          <table:table-cell table:style-name="ce4" office:value-type="string">
            <text:p>Doanh thu hoạt động tài chính 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1])&lt;8;&quot;Yes&quot;;&quot;No&quot;)" office:value-type="string" office:string-value="Yes">
            <text:p>Yes</text:p>
          </table:table-cell>
          <table:table-cell/>
          <table:table-cell table:formula="of:=IF(LEN([.A291])=3;LEFT([.A291];1);IF(LEN([.A291])=8;LEFT([.A291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1510000">
            <text:p>51510000</text:p>
          </table:table-cell>
          <table:table-cell table:style-name="ce4" office:value-type="string">
            <text:p>Doanh thu hoạt động tài chính 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2])&lt;8;&quot;Yes&quot;;&quot;No&quot;)" office:value-type="string" office:string-value="No">
            <text:p>No</text:p>
          </table:table-cell>
          <table:table-cell/>
          <table:table-cell table:formula="of:=IF(LEN([.A292])=3;LEFT([.A292];1);IF(LEN([.A292])=8;LEFT([.A292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11000</text:p>
          </table:table-cell>
          <table:table-cell table:style-name="ce2" office:value-type="string">
            <text:p>Realised exchange gain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3])&lt;8;&quot;Yes&quot;;&quot;No&quot;)" office:value-type="string" office:string-value="No">
            <text:p>No</text:p>
          </table:table-cell>
          <table:table-cell/>
          <table:table-cell table:formula="of:=IF(LEN([.A293])=3;LEFT([.A293];1);IF(LEN([.A293])=8;LEFT([.A293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12000</text:p>
          </table:table-cell>
          <table:table-cell table:style-name="ce2" office:value-type="string">
            <text:p>Bank and third party interest income long term loans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4])&lt;8;&quot;Yes&quot;;&quot;No&quot;)" office:value-type="string" office:string-value="No">
            <text:p>No</text:p>
          </table:table-cell>
          <table:table-cell/>
          <table:table-cell table:formula="of:=IF(LEN([.A294])=3;LEFT([.A294];1);IF(LEN([.A294])=8;LEFT([.A294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13000</text:p>
          </table:table-cell>
          <table:table-cell table:style-name="ce2" office:value-type="string">
            <text:p>Bank and third party interest income short <text:s/>term loans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5])&lt;8;&quot;Yes&quot;;&quot;No&quot;)" office:value-type="string" office:string-value="No">
            <text:p>No</text:p>
          </table:table-cell>
          <table:table-cell/>
          <table:table-cell table:formula="of:=IF(LEN([.A295])=3;LEFT([.A295];1);IF(LEN([.A295])=8;LEFT([.A295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14000</text:p>
          </table:table-cell>
          <table:table-cell table:style-name="ce2" office:value-type="string">
            <text:p>Intercompany <text:s/>interest income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6])&lt;8;&quot;Yes&quot;;&quot;No&quot;)" office:value-type="string" office:string-value="No">
            <text:p>No</text:p>
          </table:table-cell>
          <table:table-cell/>
          <table:table-cell table:formula="of:=IF(LEN([.A296])=3;LEFT([.A296];1);IF(LEN([.A296])=8;LEFT([.A296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15000</text:p>
          </table:table-cell>
          <table:table-cell table:style-name="ce2" office:value-type="string">
            <text:p>Customer interest income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7])&lt;8;&quot;Yes&quot;;&quot;No&quot;)" office:value-type="string" office:string-value="No">
            <text:p>No</text:p>
          </table:table-cell>
          <table:table-cell/>
          <table:table-cell table:formula="of:=IF(LEN([.A297])=3;LEFT([.A297];1);IF(LEN([.A297])=8;LEFT([.A297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1516000</text:p>
          </table:table-cell>
          <table:table-cell table:style-name="ce2" office:value-type="string">
            <text:p>Other financial income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298])&lt;8;&quot;Yes&quot;;&quot;No&quot;)" office:value-type="string" office:string-value="No">
            <text:p>No</text:p>
          </table:table-cell>
          <table:table-cell/>
          <table:table-cell table:formula="of:=IF(LEN([.A298])=3;LEFT([.A298];1);IF(LEN([.A298])=8;LEFT([.A298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20000">
            <text:p>51520000</text:p>
          </table:table-cell>
          <table:table-cell table:style-name="ce4" office:value-type="string">
            <text:p>Chiết khấu thanh toán nhận được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299])&lt;8;&quot;Yes&quot;;&quot;No&quot;)" office:value-type="string" office:string-value="No">
            <text:p>No</text:p>
          </table:table-cell>
          <table:table-cell table:style-name="ce6" office:value-type="string">
            <text:p>PAYDISCOUNT_REV_ACCT</text:p>
          </table:table-cell>
          <table:table-cell table:formula="of:=IF(LEN([.A299])=3;LEFT([.A299];1);IF(LEN([.A299])=8;LEFT([.A299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30000">
            <text:p>51530000</text:p>
          </table:table-cell>
          <table:table-cell table:style-name="ce4" office:value-type="string">
            <text:p>Lãi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INTERESTREV_ACCT</text:p>
          </table:table-cell>
          <table:table-cell table:formula="of:=IF(LEN([.A300])=3;LEFT([.A300];1);IF(LEN([.A300])=8;LEFT([.A300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40000">
            <text:p>51540000</text:p>
          </table:table-cell>
          <table:table-cell table:style-name="ce4" office:value-type="string">
            <text:p>Lãi do đánh giá lại tiền gửi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REVALUATIONGAIN_ACCT</text:p>
          </table:table-cell>
          <table:table-cell table:formula="of:=IF(LEN([.A301])=3;LEFT([.A301];1);IF(LEN([.A301])=8;LEFT([.A301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float" office:value="51550000">
            <text:p>51550000</text:p>
          </table:table-cell>
          <table:table-cell table:style-name="ce4" office:value-type="string">
            <text:p>Lãi do thanh toán bằng ngoại tệ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REALIZEDGAIN_ACCT</text:p>
          </table:table-cell>
          <table:table-cell table:formula="of:=IF(LEN([.A302])=3;LEFT([.A302];1);IF(LEN([.A302])=8;LEFT([.A302];3);&quot;&quot;))" office:value-type="string" office:string-value="515">
            <text:p>51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21</text:p>
          </table:table-cell>
          <table:table-cell table:style-name="ce4" office:value-type="string">
            <text:p>Chiết khấu thương m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03])&lt;8;&quot;Yes&quot;;&quot;No&quot;)" office:value-type="string" office:string-value="Yes">
            <text:p>Yes</text:p>
          </table:table-cell>
          <table:table-cell/>
          <table:table-cell table:formula="of:=IF(LEN([.A303])=3;LEFT([.A303];1);IF(LEN([.A303])=8;LEFT([.A303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2110000">
            <text:p>52110000</text:p>
          </table:table-cell>
          <table:table-cell table:style-name="ce4" office:value-type="string">
            <text:p>Chiết khấu thương mại</text:p>
          </table:table-cell>
          <table:table-cell/>
          <table:table-cell table:style-name="ce6"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304])&lt;8;&quot;Yes&quot;;&quot;No&quot;)" office:value-type="string" office:string-value="No">
            <text:p>No</text:p>
          </table:table-cell>
          <table:table-cell table:style-name="ce6" office:value-type="string">
            <text:p>P_TRADEDISCOUNTGRANT_ACCT</text:p>
          </table:table-cell>
          <table:table-cell table:formula="of:=IF(LEN([.A304])=3;LEFT([.A304];1);IF(LEN([.A304])=8;LEFT([.A304];3);&quot;&quot;))" office:value-type="string" office:string-value="521">
            <text:p>5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1</text:p>
          </table:table-cell>
          <table:table-cell table:style-name="ce4" office:value-type="string">
            <text:p>Hàng bán bị trả l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05])&lt;8;&quot;Yes&quot;;&quot;No&quot;)" office:value-type="string" office:string-value="Yes">
            <text:p>Yes</text:p>
          </table:table-cell>
          <table:table-cell/>
          <table:table-cell table:formula="of:=IF(LEN([.A305])=3;LEFT([.A305];1);IF(LEN([.A305])=8;LEFT([.A305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float" office:value="53110000">
            <text:p>53110000</text:p>
          </table:table-cell>
          <table:table-cell table:style-name="ce4" office:value-type="string">
            <text:p>Hàng bán bị trả lại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06])&lt;8;&quot;Yes&quot;;&quot;No&quot;)" office:value-type="string" office:string-value="No">
            <text:p>No</text:p>
          </table:table-cell>
          <table:table-cell/>
          <table:table-cell table:formula="of:=IF(LEN([.A306])=3;LEFT([.A306];1);IF(LEN([.A306])=8;LEFT([.A306];3);&quot;&quot;))" office:value-type="string" office:string-value="531">
            <text:p>5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</text:p>
          </table:table-cell>
          <table:table-cell table:style-name="ce4" office:value-type="string">
            <text:p>Giảm giá hàng bán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07])&lt;8;&quot;Yes&quot;;&quot;No&quot;)" office:value-type="string" office:string-value="Yes">
            <text:p>Yes</text:p>
          </table:table-cell>
          <table:table-cell/>
          <table:table-cell table:formula="of:=IF(LEN([.A307])=3;LEFT([.A307];1);IF(LEN([.A307])=8;LEFT([.A307];3);&quot;&quot;))" office:value-type="string" office:string-value="5">
            <text:p>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10000</text:p>
          </table:table-cell>
          <table:table-cell table:style-name="ce4" office:value-type="string">
            <text:p>Giảm giá hàng bán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08])&lt;8;&quot;Yes&quot;;&quot;No&quot;)" office:value-type="string" office:string-value="No">
            <text:p>No</text:p>
          </table:table-cell>
          <table:table-cell/>
          <table:table-cell table:formula="of:=IF(LEN([.A308])=3;LEFT([.A308];1);IF(LEN([.A308])=8;LEFT([.A308];3);&quot;&quot;))" office:value-type="string" office:string-value="532">
            <text:p>5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20000</text:p>
          </table:table-cell>
          <table:table-cell table:style-name="ce2" office:value-type="string">
            <text:p>Free goods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09])&lt;8;&quot;Yes&quot;;&quot;No&quot;)" office:value-type="string" office:string-value="No">
            <text:p>No</text:p>
          </table:table-cell>
          <table:table-cell/>
          <table:table-cell table:formula="of:=IF(LEN([.A309])=3;LEFT([.A309];1);IF(LEN([.A309])=8;LEFT([.A309];3);&quot;&quot;))" office:value-type="string" office:string-value="532">
            <text:p>5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30000</text:p>
          </table:table-cell>
          <table:table-cell table:style-name="ce2" office:value-type="string">
            <text:p>Off <text:s/>invoices rebate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10])&lt;8;&quot;Yes&quot;;&quot;No&quot;)" office:value-type="string" office:string-value="No">
            <text:p>No</text:p>
          </table:table-cell>
          <table:table-cell/>
          <table:table-cell table:formula="of:=IF(LEN([.A310])=3;LEFT([.A310];1);IF(LEN([.A310])=8;LEFT([.A310];3);&quot;&quot;))" office:value-type="string" office:string-value="532">
            <text:p>5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40000</text:p>
          </table:table-cell>
          <table:table-cell table:style-name="ce2" office:value-type="string">
            <text:p>Rebate linked to transport and warehousing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11])&lt;8;&quot;Yes&quot;;&quot;No&quot;)" office:value-type="string" office:string-value="No">
            <text:p>No</text:p>
          </table:table-cell>
          <table:table-cell/>
          <table:table-cell table:formula="of:=IF(LEN([.A311])=3;LEFT([.A311];1);IF(LEN([.A311])=8;LEFT([.A311];3);&quot;&quot;))" office:value-type="string" office:string-value="532">
            <text:p>5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53250000</text:p>
          </table:table-cell>
          <table:table-cell table:style-name="ce2" office:value-type="string">
            <text:p>Intercompany discount</text:p>
          </table:table-cell>
          <table:table-cell/>
          <table:table-cell table:style-name="ce6" office:value-type="string">
            <text:p>Revenue</text:p>
          </table:table-cell>
          <table:table-cell table:number-columns-repeated="2"/>
          <table:table-cell table:formula="of:=IF(LEN([.A312])&lt;8;&quot;Yes&quot;;&quot;No&quot;)" office:value-type="string" office:string-value="No">
            <text:p>No</text:p>
          </table:table-cell>
          <table:table-cell/>
          <table:table-cell table:formula="of:=IF(LEN([.A312])=3;LEFT([.A312];1);IF(LEN([.A312])=8;LEFT([.A312];3);&quot;&quot;))" office:value-type="string" office:string-value="532">
            <text:p>5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</text:p>
          </table:table-cell>
          <table:table-cell table:style-name="ce4" office:value-type="string">
            <text:p>CHI PHÍ SẢN XUẤT-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3])&lt;8;&quot;Yes&quot;;&quot;No&quot;)" office:value-type="string" office:string-value="Yes">
            <text:p>Yes</text:p>
          </table:table-cell>
          <table:table-cell/>
          <table:table-cell table:formula="of:=IF(LEN([.A313])=3;LEFT([.A313];1);IF(LEN([.A313])=8;LEFT([.A313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611</text:p>
          </table:table-cell>
          <table:table-cell table:style-name="ce4" office:value-type="string">
            <text:p>Mua hà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4])&lt;8;&quot;Yes&quot;;&quot;No&quot;)" office:value-type="string" office:string-value="Yes">
            <text:p>Yes</text:p>
          </table:table-cell>
          <table:table-cell/>
          <table:table-cell table:formula="of:=IF(LEN([.A314])=3;LEFT([.A314];1);IF(LEN([.A314])=8;LEFT([.A314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1110000</text:p>
          </table:table-cell>
          <table:table-cell table:style-name="ce4" office:value-type="string">
            <text:p>Mua nguyên liệu-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5])&lt;8;&quot;Yes&quot;;&quot;No&quot;)" office:value-type="string" office:string-value="No">
            <text:p>No</text:p>
          </table:table-cell>
          <table:table-cell/>
          <table:table-cell table:formula="of:=IF(LEN([.A315])=3;LEFT([.A315];1);IF(LEN([.A315])=8;LEFT([.A315];3);&quot;&quot;))" office:value-type="string" office:string-value="611">
            <text:p>6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1120000</text:p>
          </table:table-cell>
          <table:table-cell table:style-name="ce4" office:value-type="string">
            <text:p>Mua hàng hóa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6])&lt;8;&quot;Yes&quot;;&quot;No&quot;)" office:value-type="string" office:string-value="No">
            <text:p>No</text:p>
          </table:table-cell>
          <table:table-cell/>
          <table:table-cell table:formula="of:=IF(LEN([.A316])=3;LEFT([.A316];1);IF(LEN([.A316])=8;LEFT([.A316];3);&quot;&quot;))" office:value-type="string" office:string-value="611">
            <text:p>6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1</text:p>
          </table:table-cell>
          <table:table-cell table:style-name="ce4" office:value-type="string">
            <text:p>Chi phí nguyên liệu- vật liệu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7])&lt;8;&quot;Yes&quot;;&quot;No&quot;)" office:value-type="string" office:string-value="Yes">
            <text:p>Yes</text:p>
          </table:table-cell>
          <table:table-cell/>
          <table:table-cell table:formula="of:=IF(LEN([.A317])=3;LEFT([.A317];1);IF(LEN([.A317])=8;LEFT([.A317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</text:p>
          </table:table-cell>
          <table:table-cell table:style-name="ce4" office:value-type="string">
            <text:p>Chi phí nhân công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8])&lt;8;&quot;Yes&quot;;&quot;No&quot;)" office:value-type="string" office:string-value="Yes">
            <text:p>Yes</text:p>
          </table:table-cell>
          <table:table-cell/>
          <table:table-cell table:formula="of:=IF(LEN([.A318])=3;LEFT([.A318];1);IF(LEN([.A318])=8;LEFT([.A318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float" office:value="62210000">
            <text:p>62210000</text:p>
          </table:table-cell>
          <table:table-cell table:style-name="ce4" office:value-type="string">
            <text:p>Chi phí nhân công trực tiế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19])&lt;8;&quot;Yes&quot;;&quot;No&quot;)" office:value-type="string" office:string-value="No">
            <text:p>No</text:p>
          </table:table-cell>
          <table:table-cell/>
          <table:table-cell table:formula="of:=IF(LEN([.A319])=3;LEFT([.A319];1);IF(LEN([.A319])=8;LEFT([.A319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1000</text:p>
          </table:table-cell>
          <table:table-cell table:style-name="ce2" office:value-type="string">
            <text:p>Direct wages ( blue collar)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0])&lt;8;&quot;Yes&quot;;&quot;No&quot;)" office:value-type="string" office:string-value="No">
            <text:p>No</text:p>
          </table:table-cell>
          <table:table-cell/>
          <table:table-cell table:formula="of:=IF(LEN([.A320])=3;LEFT([.A320];1);IF(LEN([.A320])=8;LEFT([.A320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2000</text:p>
          </table:table-cell>
          <table:table-cell table:style-name="ce2" office:value-type="string">
            <text:p>Pre retire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1])&lt;8;&quot;Yes&quot;;&quot;No&quot;)" office:value-type="string" office:string-value="No">
            <text:p>No</text:p>
          </table:table-cell>
          <table:table-cell/>
          <table:table-cell table:formula="of:=IF(LEN([.A321])=3;LEFT([.A321];1);IF(LEN([.A321])=8;LEFT([.A321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3000</text:p>
          </table:table-cell>
          <table:table-cell table:style-name="ce2" office:value-type="string">
            <text:p>Termination contrac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2])&lt;8;&quot;Yes&quot;;&quot;No&quot;)" office:value-type="string" office:string-value="No">
            <text:p>No</text:p>
          </table:table-cell>
          <table:table-cell/>
          <table:table-cell table:formula="of:=IF(LEN([.A322])=3;LEFT([.A322];1);IF(LEN([.A322])=8;LEFT([.A322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4000</text:p>
          </table:table-cell>
          <table:table-cell table:style-name="ce2" office:value-type="string">
            <text:p>Expatriate packag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3])&lt;8;&quot;Yes&quot;;&quot;No&quot;)" office:value-type="string" office:string-value="No">
            <text:p>No</text:p>
          </table:table-cell>
          <table:table-cell/>
          <table:table-cell table:formula="of:=IF(LEN([.A323])=3;LEFT([.A323];1);IF(LEN([.A323])=8;LEFT([.A323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5000</text:p>
          </table:table-cell>
          <table:table-cell table:style-name="ce2" office:value-type="string">
            <text:p>Blue collar social secur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4])&lt;8;&quot;Yes&quot;;&quot;No&quot;)" office:value-type="string" office:string-value="No">
            <text:p>No</text:p>
          </table:table-cell>
          <table:table-cell/>
          <table:table-cell table:formula="of:=IF(LEN([.A324])=3;LEFT([.A324];1);IF(LEN([.A324])=8;LEFT([.A324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6000</text:p>
          </table:table-cell>
          <table:table-cell table:style-name="ce2" office:value-type="string">
            <text:p>Recruit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5])&lt;8;&quot;Yes&quot;;&quot;No&quot;)" office:value-type="string" office:string-value="No">
            <text:p>No</text:p>
          </table:table-cell>
          <table:table-cell/>
          <table:table-cell table:formula="of:=IF(LEN([.A325])=3;LEFT([.A325];1);IF(LEN([.A325])=8;LEFT([.A325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7000</text:p>
          </table:table-cell>
          <table:table-cell table:style-name="ce2" office:value-type="string">
            <text:p>Training and semina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6])&lt;8;&quot;Yes&quot;;&quot;No&quot;)" office:value-type="string" office:string-value="No">
            <text:p>No</text:p>
          </table:table-cell>
          <table:table-cell/>
          <table:table-cell table:formula="of:=IF(LEN([.A326])=3;LEFT([.A326];1);IF(LEN([.A326])=8;LEFT([.A326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8000</text:p>
          </table:table-cell>
          <table:table-cell table:style-name="ce2" office:value-type="string">
            <text:p>Traveling and entertain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7])&lt;8;&quot;Yes&quot;;&quot;No&quot;)" office:value-type="string" office:string-value="No">
            <text:p>No</text:p>
          </table:table-cell>
          <table:table-cell/>
          <table:table-cell table:formula="of:=IF(LEN([.A327])=3;LEFT([.A327];1);IF(LEN([.A327])=8;LEFT([.A327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19000</text:p>
          </table:table-cell>
          <table:table-cell table:style-name="ce2" office:value-type="string">
            <text:p>Canteen expens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8])&lt;8;&quot;Yes&quot;;&quot;No&quot;)" office:value-type="string" office:string-value="No">
            <text:p>No</text:p>
          </table:table-cell>
          <table:table-cell/>
          <table:table-cell table:formula="of:=IF(LEN([.A328])=3;LEFT([.A328];1);IF(LEN([.A328])=8;LEFT([.A328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20000</text:p>
          </table:table-cell>
          <table:table-cell table:style-name="ce2" office:value-type="string">
            <text:p>Personnel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29])&lt;8;&quot;Yes&quot;;&quot;No&quot;)" office:value-type="string" office:string-value="No">
            <text:p>No</text:p>
          </table:table-cell>
          <table:table-cell/>
          <table:table-cell table:formula="of:=IF(LEN([.A329])=3;LEFT([.A329];1);IF(LEN([.A329])=8;LEFT([.A329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21000</text:p>
          </table:table-cell>
          <table:table-cell table:style-name="ce2" office:value-type="string">
            <text:p>Clothing and uniform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0])&lt;8;&quot;Yes&quot;;&quot;No&quot;)" office:value-type="string" office:string-value="No">
            <text:p>No</text:p>
          </table:table-cell>
          <table:table-cell/>
          <table:table-cell table:formula="of:=IF(LEN([.A330])=3;LEFT([.A330];1);IF(LEN([.A330])=8;LEFT([.A330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22000</text:p>
          </table:table-cell>
          <table:table-cell table:style-name="ce2" office:value-type="string">
            <text:p>Other personnel expens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1])&lt;8;&quot;Yes&quot;;&quot;No&quot;)" office:value-type="string" office:string-value="No">
            <text:p>No</text:p>
          </table:table-cell>
          <table:table-cell/>
          <table:table-cell table:formula="of:=IF(LEN([.A331])=3;LEFT([.A331];1);IF(LEN([.A331])=8;LEFT([.A331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223000</text:p>
          </table:table-cell>
          <table:table-cell table:style-name="ce2" office:value-type="string">
            <text:p>Pensio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2])&lt;8;&quot;Yes&quot;;&quot;No&quot;)" office:value-type="string" office:string-value="No">
            <text:p>No</text:p>
          </table:table-cell>
          <table:table-cell/>
          <table:table-cell table:formula="of:=IF(LEN([.A332])=3;LEFT([.A332];1);IF(LEN([.A332])=8;LEFT([.A332];3);&quot;&quot;))" office:value-type="string" office:string-value="622">
            <text:p>6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</text:p>
          </table:table-cell>
          <table:table-cell table:style-name="ce4" office:value-type="string">
            <text:p>Chi phí sử dụng máy thi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3])&lt;8;&quot;Yes&quot;;&quot;No&quot;)" office:value-type="string" office:string-value="Yes">
            <text:p>Yes</text:p>
          </table:table-cell>
          <table:table-cell/>
          <table:table-cell table:formula="of:=IF(LEN([.A333])=3;LEFT([.A333];1);IF(LEN([.A333])=8;LEFT([.A333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10000</text:p>
          </table:table-cell>
          <table:table-cell table:style-name="ce4" office:value-type="string">
            <text:p>Chi phí nhân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4])&lt;8;&quot;Yes&quot;;&quot;No&quot;)" office:value-type="string" office:string-value="No">
            <text:p>No</text:p>
          </table:table-cell>
          <table:table-cell/>
          <table:table-cell table:formula="of:=IF(LEN([.A334])=3;LEFT([.A334];1);IF(LEN([.A334])=8;LEFT([.A334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20000</text:p>
          </table:table-cell>
          <table:table-cell table:style-name="ce4" office:value-type="string">
            <text:p>Chi phí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5])&lt;8;&quot;Yes&quot;;&quot;No&quot;)" office:value-type="string" office:string-value="No">
            <text:p>No</text:p>
          </table:table-cell>
          <table:table-cell/>
          <table:table-cell table:formula="of:=IF(LEN([.A335])=3;LEFT([.A335];1);IF(LEN([.A335])=8;LEFT([.A335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30000</text:p>
          </table:table-cell>
          <table:table-cell table:style-name="ce4" office:value-type="string">
            <text:p>Chi phí dụng cụ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6])&lt;8;&quot;Yes&quot;;&quot;No&quot;)" office:value-type="string" office:string-value="No">
            <text:p>No</text:p>
          </table:table-cell>
          <table:table-cell/>
          <table:table-cell table:formula="of:=IF(LEN([.A336])=3;LEFT([.A336];1);IF(LEN([.A336])=8;LEFT([.A336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40000</text:p>
          </table:table-cell>
          <table:table-cell table:style-name="ce4" office:value-type="string">
            <text:p>Chi phí khấu hao máy thi cô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7])&lt;8;&quot;Yes&quot;;&quot;No&quot;)" office:value-type="string" office:string-value="No">
            <text:p>No</text:p>
          </table:table-cell>
          <table:table-cell/>
          <table:table-cell table:formula="of:=IF(LEN([.A337])=3;LEFT([.A337];1);IF(LEN([.A337])=8;LEFT([.A337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8])&lt;8;&quot;Yes&quot;;&quot;No&quot;)" office:value-type="string" office:string-value="No">
            <text:p>No</text:p>
          </table:table-cell>
          <table:table-cell/>
          <table:table-cell table:formula="of:=IF(LEN([.A338])=3;LEFT([.A338];1);IF(LEN([.A338])=8;LEFT([.A338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3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39])&lt;8;&quot;Yes&quot;;&quot;No&quot;)" office:value-type="string" office:string-value="No">
            <text:p>No</text:p>
          </table:table-cell>
          <table:table-cell/>
          <table:table-cell table:formula="of:=IF(LEN([.A339])=3;LEFT([.A339];1);IF(LEN([.A339])=8;LEFT([.A339];3);&quot;&quot;))" office:value-type="string" office:string-value="623">
            <text:p>623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</text:p>
          </table:table-cell>
          <table:table-cell table:style-name="ce4" office:value-type="string">
            <text:p>Chi phí sản xuất chu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0])&lt;8;&quot;Yes&quot;;&quot;No&quot;)" office:value-type="string" office:string-value="Yes">
            <text:p>Yes</text:p>
          </table:table-cell>
          <table:table-cell/>
          <table:table-cell table:formula="of:=IF(LEN([.A340])=3;LEFT([.A340];1);IF(LEN([.A340])=8;LEFT([.A340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0000</text:p>
          </table:table-cell>
          <table:table-cell table:style-name="ce4" office:value-type="string">
            <text:p>Chi phí nhân viên phân xưở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1])&lt;8;&quot;Yes&quot;;&quot;No&quot;)" office:value-type="string" office:string-value="No">
            <text:p>No</text:p>
          </table:table-cell>
          <table:table-cell/>
          <table:table-cell table:formula="of:=IF(LEN([.A341])=3;LEFT([.A341];1);IF(LEN([.A341])=8;LEFT([.A341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1000</text:p>
          </table:table-cell>
          <table:table-cell table:style-name="ce2" office:value-type="string">
            <text:p>Indirect salaries and bonus ( white collar)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2])&lt;8;&quot;Yes&quot;;&quot;No&quot;)" office:value-type="string" office:string-value="No">
            <text:p>No</text:p>
          </table:table-cell>
          <table:table-cell/>
          <table:table-cell table:formula="of:=IF(LEN([.A342])=3;LEFT([.A342];1);IF(LEN([.A342])=8;LEFT([.A342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2000</text:p>
          </table:table-cell>
          <table:table-cell table:style-name="ce2" office:value-type="string">
            <text:p>Pre retire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3])&lt;8;&quot;Yes&quot;;&quot;No&quot;)" office:value-type="string" office:string-value="No">
            <text:p>No</text:p>
          </table:table-cell>
          <table:table-cell/>
          <table:table-cell table:formula="of:=IF(LEN([.A343])=3;LEFT([.A343];1);IF(LEN([.A343])=8;LEFT([.A343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3000</text:p>
          </table:table-cell>
          <table:table-cell table:style-name="ce2" office:value-type="string">
            <text:p>Termination contrac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4])&lt;8;&quot;Yes&quot;;&quot;No&quot;)" office:value-type="string" office:string-value="No">
            <text:p>No</text:p>
          </table:table-cell>
          <table:table-cell/>
          <table:table-cell table:formula="of:=IF(LEN([.A344])=3;LEFT([.A344];1);IF(LEN([.A344])=8;LEFT([.A344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4000</text:p>
          </table:table-cell>
          <table:table-cell table:style-name="ce2" office:value-type="string">
            <text:p>Expatriate packag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5])&lt;8;&quot;Yes&quot;;&quot;No&quot;)" office:value-type="string" office:string-value="No">
            <text:p>No</text:p>
          </table:table-cell>
          <table:table-cell/>
          <table:table-cell table:formula="of:=IF(LEN([.A345])=3;LEFT([.A345];1);IF(LEN([.A345])=8;LEFT([.A345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15000</text:p>
          </table:table-cell>
          <table:table-cell table:style-name="ce2" office:value-type="string">
            <text:p>White collar social secur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6])&lt;8;&quot;Yes&quot;;&quot;No&quot;)" office:value-type="string" office:string-value="No">
            <text:p>No</text:p>
          </table:table-cell>
          <table:table-cell/>
          <table:table-cell table:formula="of:=IF(LEN([.A346])=3;LEFT([.A346];1);IF(LEN([.A346])=8;LEFT([.A346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20000</text:p>
          </table:table-cell>
          <table:table-cell table:style-name="ce4" office:value-type="string">
            <text:p>Chi phí vật liệu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7])&lt;8;&quot;Yes&quot;;&quot;No&quot;)" office:value-type="string" office:string-value="No">
            <text:p>No</text:p>
          </table:table-cell>
          <table:table-cell/>
          <table:table-cell table:formula="of:=IF(LEN([.A347])=3;LEFT([.A347];1);IF(LEN([.A347])=8;LEFT([.A347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30000</text:p>
          </table:table-cell>
          <table:table-cell table:style-name="ce4" office:value-type="string">
            <text:p>Chi phí dụng cụ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8])&lt;8;&quot;Yes&quot;;&quot;No&quot;)" office:value-type="string" office:string-value="No">
            <text:p>No</text:p>
          </table:table-cell>
          <table:table-cell/>
          <table:table-cell table:formula="of:=IF(LEN([.A348])=3;LEFT([.A348];1);IF(LEN([.A348])=8;LEFT([.A348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49])&lt;8;&quot;Yes&quot;;&quot;No&quot;)" office:value-type="string" office:string-value="No">
            <text:p>No</text:p>
          </table:table-cell>
          <table:table-cell/>
          <table:table-cell table:formula="of:=IF(LEN([.A349])=3;LEFT([.A349];1);IF(LEN([.A349])=8;LEFT([.A349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41000</text:p>
          </table:table-cell>
          <table:table-cell table:style-name="ce2" office:value-type="string">
            <text:p>Amortisation of expenses to be amortised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0])&lt;8;&quot;Yes&quot;;&quot;No&quot;)" office:value-type="string" office:string-value="No">
            <text:p>No</text:p>
          </table:table-cell>
          <table:table-cell/>
          <table:table-cell table:formula="of:=IF(LEN([.A350])=3;LEFT([.A350];1);IF(LEN([.A350])=8;LEFT([.A350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42000</text:p>
          </table:table-cell>
          <table:table-cell table:style-name="ce2" office:value-type="string">
            <text:p>Amortisation of intangible assets other than goodwil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1])&lt;8;&quot;Yes&quot;;&quot;No&quot;)" office:value-type="string" office:string-value="No">
            <text:p>No</text:p>
          </table:table-cell>
          <table:table-cell/>
          <table:table-cell table:formula="of:=IF(LEN([.A351])=3;LEFT([.A351];1);IF(LEN([.A351])=8;LEFT([.A351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43000</text:p>
          </table:table-cell>
          <table:table-cell table:style-name="ce2" office:value-type="string">
            <text:p>Amortisation tangible asse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2])&lt;8;&quot;Yes&quot;;&quot;No&quot;)" office:value-type="string" office:string-value="No">
            <text:p>No</text:p>
          </table:table-cell>
          <table:table-cell/>
          <table:table-cell table:formula="of:=IF(LEN([.A352])=3;LEFT([.A352];1);IF(LEN([.A352])=8;LEFT([.A352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3])&lt;8;&quot;Yes&quot;;&quot;No&quot;)" office:value-type="string" office:string-value="No">
            <text:p>No</text:p>
          </table:table-cell>
          <table:table-cell/>
          <table:table-cell table:formula="of:=IF(LEN([.A353])=3;LEFT([.A353];1);IF(LEN([.A353])=8;LEFT([.A353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4])&lt;8;&quot;Yes&quot;;&quot;No&quot;)" office:value-type="string" office:string-value="No">
            <text:p>No</text:p>
          </table:table-cell>
          <table:table-cell/>
          <table:table-cell table:formula="of:=IF(LEN([.A354])=3;LEFT([.A354];1);IF(LEN([.A354])=8;LEFT([.A354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100</text:p>
          </table:table-cell>
          <table:table-cell table:style-name="ce2" office:value-type="string">
            <text:p>Recruit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5])&lt;8;&quot;Yes&quot;;&quot;No&quot;)" office:value-type="string" office:string-value="No">
            <text:p>No</text:p>
          </table:table-cell>
          <table:table-cell/>
          <table:table-cell table:formula="of:=IF(LEN([.A355])=3;LEFT([.A355];1);IF(LEN([.A355])=8;LEFT([.A355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200</text:p>
          </table:table-cell>
          <table:table-cell table:style-name="ce2" office:value-type="string">
            <text:p>Training and semina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6])&lt;8;&quot;Yes&quot;;&quot;No&quot;)" office:value-type="string" office:string-value="No">
            <text:p>No</text:p>
          </table:table-cell>
          <table:table-cell/>
          <table:table-cell table:formula="of:=IF(LEN([.A356])=3;LEFT([.A356];1);IF(LEN([.A356])=8;LEFT([.A356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300</text:p>
          </table:table-cell>
          <table:table-cell table:style-name="ce2" office:value-type="string">
            <text:p>Traveling and entertain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7])&lt;8;&quot;Yes&quot;;&quot;No&quot;)" office:value-type="string" office:string-value="No">
            <text:p>No</text:p>
          </table:table-cell>
          <table:table-cell/>
          <table:table-cell table:formula="of:=IF(LEN([.A357])=3;LEFT([.A357];1);IF(LEN([.A357])=8;LEFT([.A357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400</text:p>
          </table:table-cell>
          <table:table-cell table:style-name="ce2" office:value-type="string">
            <text:p>Canteen expens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8])&lt;8;&quot;Yes&quot;;&quot;No&quot;)" office:value-type="string" office:string-value="No">
            <text:p>No</text:p>
          </table:table-cell>
          <table:table-cell/>
          <table:table-cell table:formula="of:=IF(LEN([.A358])=3;LEFT([.A358];1);IF(LEN([.A358])=8;LEFT([.A358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500</text:p>
          </table:table-cell>
          <table:table-cell table:style-name="ce2" office:value-type="string">
            <text:p>Personnel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59])&lt;8;&quot;Yes&quot;;&quot;No&quot;)" office:value-type="string" office:string-value="No">
            <text:p>No</text:p>
          </table:table-cell>
          <table:table-cell/>
          <table:table-cell table:formula="of:=IF(LEN([.A359])=3;LEFT([.A359];1);IF(LEN([.A359])=8;LEFT([.A359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600</text:p>
          </table:table-cell>
          <table:table-cell table:style-name="ce2" office:value-type="string">
            <text:p>Clothing and uniform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0])&lt;8;&quot;Yes&quot;;&quot;No&quot;)" office:value-type="string" office:string-value="No">
            <text:p>No</text:p>
          </table:table-cell>
          <table:table-cell/>
          <table:table-cell table:formula="of:=IF(LEN([.A360])=3;LEFT([.A360];1);IF(LEN([.A360])=8;LEFT([.A360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700</text:p>
          </table:table-cell>
          <table:table-cell table:style-name="ce2" office:value-type="string">
            <text:p>Other personnel expens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1])&lt;8;&quot;Yes&quot;;&quot;No&quot;)" office:value-type="string" office:string-value="No">
            <text:p>No</text:p>
          </table:table-cell>
          <table:table-cell/>
          <table:table-cell table:formula="of:=IF(LEN([.A361])=3;LEFT([.A361];1);IF(LEN([.A361])=8;LEFT([.A361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800</text:p>
          </table:table-cell>
          <table:table-cell table:style-name="ce2" office:value-type="string">
            <text:p>Pensio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2])&lt;8;&quot;Yes&quot;;&quot;No&quot;)" office:value-type="string" office:string-value="No">
            <text:p>No</text:p>
          </table:table-cell>
          <table:table-cell/>
          <table:table-cell table:formula="of:=IF(LEN([.A362])=3;LEFT([.A362];1);IF(LEN([.A362])=8;LEFT([.A362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0900</text:p>
          </table:table-cell>
          <table:table-cell table:style-name="ce2" office:value-type="string">
            <text:p>Production supplie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3])&lt;8;&quot;Yes&quot;;&quot;No&quot;)" office:value-type="string" office:string-value="No">
            <text:p>No</text:p>
          </table:table-cell>
          <table:table-cell/>
          <table:table-cell table:formula="of:=IF(LEN([.A363])=3;LEFT([.A363];1);IF(LEN([.A363])=8;LEFT([.A363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000</text:p>
          </table:table-cell>
          <table:table-cell table:style-name="ce2" office:value-type="string">
            <text:p>Documentatio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4])&lt;8;&quot;Yes&quot;;&quot;No&quot;)" office:value-type="string" office:string-value="No">
            <text:p>No</text:p>
          </table:table-cell>
          <table:table-cell/>
          <table:table-cell table:formula="of:=IF(LEN([.A364])=3;LEFT([.A364];1);IF(LEN([.A364])=8;LEFT([.A364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100</text:p>
          </table:table-cell>
          <table:table-cell table:style-name="ce2" office:value-type="string">
            <text:p>Telephone and fax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5])&lt;8;&quot;Yes&quot;;&quot;No&quot;)" office:value-type="string" office:string-value="No">
            <text:p>No</text:p>
          </table:table-cell>
          <table:table-cell/>
          <table:table-cell table:formula="of:=IF(LEN([.A365])=3;LEFT([.A365];1);IF(LEN([.A365])=8;LEFT([.A365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200</text:p>
          </table:table-cell>
          <table:table-cell table:style-name="ce2" office:value-type="string">
            <text:p>Postage and express courier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6])&lt;8;&quot;Yes&quot;;&quot;No&quot;)" office:value-type="string" office:string-value="No">
            <text:p>No</text:p>
          </table:table-cell>
          <table:table-cell/>
          <table:table-cell table:formula="of:=IF(LEN([.A366])=3;LEFT([.A366];1);IF(LEN([.A366])=8;LEFT([.A366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300</text:p>
          </table:table-cell>
          <table:table-cell table:style-name="ce2" office:value-type="string">
            <text:p>Stationery and printi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7])&lt;8;&quot;Yes&quot;;&quot;No&quot;)" office:value-type="string" office:string-value="No">
            <text:p>No</text:p>
          </table:table-cell>
          <table:table-cell/>
          <table:table-cell table:formula="of:=IF(LEN([.A367])=3;LEFT([.A367];1);IF(LEN([.A367])=8;LEFT([.A367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400</text:p>
          </table:table-cell>
          <table:table-cell table:style-name="ce2" office:value-type="string">
            <text:p>Secur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8])&lt;8;&quot;Yes&quot;;&quot;No&quot;)" office:value-type="string" office:string-value="No">
            <text:p>No</text:p>
          </table:table-cell>
          <table:table-cell/>
          <table:table-cell table:formula="of:=IF(LEN([.A368])=3;LEFT([.A368];1);IF(LEN([.A368])=8;LEFT([.A368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500</text:p>
          </table:table-cell>
          <table:table-cell table:style-name="ce2" office:value-type="string">
            <text:p>Non personnel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69])&lt;8;&quot;Yes&quot;;&quot;No&quot;)" office:value-type="string" office:string-value="No">
            <text:p>No</text:p>
          </table:table-cell>
          <table:table-cell/>
          <table:table-cell table:formula="of:=IF(LEN([.A369])=3;LEFT([.A369];1);IF(LEN([.A369])=8;LEFT([.A369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600</text:p>
          </table:table-cell>
          <table:table-cell table:style-name="ce2" office:value-type="string">
            <text:p>Car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0])&lt;8;&quot;Yes&quot;;&quot;No&quot;)" office:value-type="string" office:string-value="No">
            <text:p>No</text:p>
          </table:table-cell>
          <table:table-cell/>
          <table:table-cell table:formula="of:=IF(LEN([.A370])=3;LEFT([.A370];1);IF(LEN([.A370])=8;LEFT([.A370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700</text:p>
          </table:table-cell>
          <table:table-cell table:style-name="ce2" office:value-type="string">
            <text:p>Lorry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1])&lt;8;&quot;Yes&quot;;&quot;No&quot;)" office:value-type="string" office:string-value="No">
            <text:p>No</text:p>
          </table:table-cell>
          <table:table-cell/>
          <table:table-cell table:formula="of:=IF(LEN([.A371])=3;LEFT([.A371];1);IF(LEN([.A371])=8;LEFT([.A371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800</text:p>
          </table:table-cell>
          <table:table-cell table:style-name="ce2" office:value-type="string">
            <text:p>Water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2])&lt;8;&quot;Yes&quot;;&quot;No&quot;)" office:value-type="string" office:string-value="No">
            <text:p>No</text:p>
          </table:table-cell>
          <table:table-cell/>
          <table:table-cell table:formula="of:=IF(LEN([.A372])=3;LEFT([.A372];1);IF(LEN([.A372])=8;LEFT([.A372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1900</text:p>
          </table:table-cell>
          <table:table-cell table:style-name="ce2" office:value-type="string">
            <text:p>Ga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3])&lt;8;&quot;Yes&quot;;&quot;No&quot;)" office:value-type="string" office:string-value="No">
            <text:p>No</text:p>
          </table:table-cell>
          <table:table-cell/>
          <table:table-cell table:formula="of:=IF(LEN([.A373])=3;LEFT([.A373];1);IF(LEN([.A373])=8;LEFT([.A373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2000</text:p>
          </table:table-cell>
          <table:table-cell table:style-name="ce2" office:value-type="string">
            <text:p>Electric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4])&lt;8;&quot;Yes&quot;;&quot;No&quot;)" office:value-type="string" office:string-value="No">
            <text:p>No</text:p>
          </table:table-cell>
          <table:table-cell/>
          <table:table-cell table:formula="of:=IF(LEN([.A374])=3;LEFT([.A374];1);IF(LEN([.A374])=8;LEFT([.A374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2100</text:p>
          </table:table-cell>
          <table:table-cell table:style-name="ce2" office:value-type="string">
            <text:p>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5])&lt;8;&quot;Yes&quot;;&quot;No&quot;)" office:value-type="string" office:string-value="No">
            <text:p>No</text:p>
          </table:table-cell>
          <table:table-cell/>
          <table:table-cell table:formula="of:=IF(LEN([.A375])=3;LEFT([.A375];1);IF(LEN([.A375])=8;LEFT([.A375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2200</text:p>
          </table:table-cell>
          <table:table-cell table:style-name="ce2" office:value-type="string">
            <text:p>Car 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6])&lt;8;&quot;Yes&quot;;&quot;No&quot;)" office:value-type="string" office:string-value="No">
            <text:p>No</text:p>
          </table:table-cell>
          <table:table-cell/>
          <table:table-cell table:formula="of:=IF(LEN([.A376])=3;LEFT([.A376];1);IF(LEN([.A376])=8;LEFT([.A376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2300</text:p>
          </table:table-cell>
          <table:table-cell table:style-name="ce2" office:value-type="string">
            <text:p>Lorry 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7])&lt;8;&quot;Yes&quot;;&quot;No&quot;)" office:value-type="string" office:string-value="No">
            <text:p>No</text:p>
          </table:table-cell>
          <table:table-cell/>
          <table:table-cell table:formula="of:=IF(LEN([.A377])=3;LEFT([.A377];1);IF(LEN([.A377])=8;LEFT([.A377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2400</text:p>
          </table:table-cell>
          <table:table-cell table:style-name="ce2" office:value-type="string">
            <text:p>Other supplie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8])&lt;8;&quot;Yes&quot;;&quot;No&quot;)" office:value-type="string" office:string-value="No">
            <text:p>No</text:p>
          </table:table-cell>
          <table:table-cell/>
          <table:table-cell table:formula="of:=IF(LEN([.A378])=3;LEFT([.A378];1);IF(LEN([.A378])=8;LEFT([.A378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2500</text:p>
          </table:table-cell>
          <table:table-cell table:style-name="ce2" office:value-type="string">
            <text:p>Packaging develop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79])&lt;8;&quot;Yes&quot;;&quot;No&quot;)" office:value-type="string" office:string-value="No">
            <text:p>No</text:p>
          </table:table-cell>
          <table:table-cell/>
          <table:table-cell table:formula="of:=IF(LEN([.A379])=3;LEFT([.A379];1);IF(LEN([.A379])=8;LEFT([.A379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2782600</text:p>
          </table:table-cell>
          <table:table-cell table:style-name="ce2" office:value-type="string">
            <text:p>Direct marketing campaig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80])&lt;8;&quot;Yes&quot;;&quot;No&quot;)" office:value-type="string" office:string-value="No">
            <text:p>No</text:p>
          </table:table-cell>
          <table:table-cell/>
          <table:table-cell table:formula="of:=IF(LEN([.A380])=3;LEFT([.A380];1);IF(LEN([.A380])=8;LEFT([.A380];3);&quot;&quot;))" office:value-type="string" office:string-value="627">
            <text:p>62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1</text:p>
          </table:table-cell>
          <table:table-cell table:style-name="ce4" office:value-type="string">
            <text:p>Giá thành sản xuấ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81])&lt;8;&quot;Yes&quot;;&quot;No&quot;)" office:value-type="string" office:string-value="Yes">
            <text:p>Yes</text:p>
          </table:table-cell>
          <table:table-cell/>
          <table:table-cell table:formula="of:=IF(LEN([.A381])=3;LEFT([.A381];1);IF(LEN([.A381])=8;LEFT([.A381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float" office:value="63110000">
            <text:p>63110000</text:p>
          </table:table-cell>
          <table:table-cell table:style-name="ce4" office:value-type="string">
            <text:p>Giá thành dịch vụ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82])&lt;8;&quot;Yes&quot;;&quot;No&quot;)" office:value-type="string" office:string-value="No">
            <text:p>No</text:p>
          </table:table-cell>
          <table:table-cell table:style-name="ce6" office:value-type="string">
            <text:p>P_EXPENSE_ACCT</text:p>
          </table:table-cell>
          <table:table-cell table:formula="of:=IF(LEN([.A382])=3;LEFT([.A382];1);IF(LEN([.A382])=8;LEFT([.A382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20000">
            <text:p>63120000</text:p>
          </table:table-cell>
          <table:table-cell table:style-name="ce4" office:value-type="string">
            <text:p>Bù trừ giá thành sản phẩm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83])&lt;8;&quot;Yes&quot;;&quot;No&quot;)" office:value-type="string" office:string-value="No">
            <text:p>No</text:p>
          </table:table-cell>
          <table:table-cell table:style-name="ce6" office:value-type="string">
            <text:p>P_INVENTORYCLEARING_ACCT</text:p>
          </table:table-cell>
          <table:table-cell table:formula="of:=IF(LEN([.A383])=3;LEFT([.A383];1);IF(LEN([.A383])=8;LEFT([.A383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float" office:value="63130000">
            <text:p>63130000</text:p>
          </table:table-cell>
          <table:table-cell table:style-name="ce4" office:value-type="string">
            <text:p>Điều chỉnh giá thành sản phẩm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84])&lt;8;&quot;Yes&quot;;&quot;No&quot;)" office:value-type="string" office:string-value="No">
            <text:p>No</text:p>
          </table:table-cell>
          <table:table-cell table:style-name="ce6" office:value-type="string">
            <text:p>P_COSTADJUSTMENT_ACCT</text:p>
          </table:table-cell>
          <table:table-cell table:formula="of:=IF(LEN([.A384])=3;LEFT([.A384];1);IF(LEN([.A384])=8;LEFT([.A384];3);&quot;&quot;))" office:value-type="string" office:string-value="631">
            <text:p>63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</text:p>
          </table:table-cell>
          <table:table-cell table:style-name="ce4" office:value-type="string">
            <text:p>Giá vốn hàng bá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85])&lt;8;&quot;Yes&quot;;&quot;No&quot;)" office:value-type="string" office:string-value="Yes">
            <text:p>Yes</text:p>
          </table:table-cell>
          <table:table-cell/>
          <table:table-cell table:formula="of:=IF(LEN([.A385])=3;LEFT([.A385];1);IF(LEN([.A385])=8;LEFT([.A385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float" office:value="63210000">
            <text:p>63210000</text:p>
          </table:table-cell>
          <table:table-cell table:style-name="ce4" office:value-type="string">
            <text:p>Giá vốn hàng bá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386])&lt;8;&quot;Yes&quot;;&quot;No&quot;)" office:value-type="string" office:string-value="No">
            <text:p>No</text:p>
          </table:table-cell>
          <table:table-cell table:style-name="ce6" office:value-type="string">
            <text:p>P_COGS_ACCT</text:p>
          </table:table-cell>
          <table:table-cell table:formula="of:=IF(LEN([.A386])=3;LEFT([.A386];1);IF(LEN([.A386])=8;LEFT([.A386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20000">
            <text:p>63220000</text:p>
          </table:table-cell>
          <table:table-cell table:style-name="ce4" office:value-type="string">
            <text:p>Chênh lệch hàng tồn kho do kiểm kê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DIFFERENCES_ACCT</text:p>
          </table:table-cell>
          <table:table-cell table:formula="of:=IF(LEN([.A387])=3;LEFT([.A387];1);IF(LEN([.A387])=8;LEFT([.A387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30000">
            <text:p>63230000</text:p>
          </table:table-cell>
          <table:table-cell table:style-name="ce4" office:value-type="string">
            <text:p>Chênh lệch HTK do điều chỉnh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INVACTUALADJUST_ACCT</text:p>
          </table:table-cell>
          <table:table-cell table:formula="of:=IF(LEN([.A388])=3;LEFT([.A388];1);IF(LEN([.A388])=8;LEFT([.A388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40000">
            <text:p>63240000</text:p>
          </table:table-cell>
          <table:table-cell table:style-name="ce4" office:value-type="string">
            <text:p>Chênh lệch giữa giá vốn và giá trị thuần có thể thực hiện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W_REVALUATION_ACCT</text:p>
          </table:table-cell>
          <table:table-cell table:formula="of:=IF(LEN([.A389])=3;LEFT([.A389];1);IF(LEN([.A389])=8;LEFT([.A389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50000">
            <text:p>63250000</text:p>
          </table:table-cell>
          <table:table-cell table:style-name="ce4" office:value-type="string">
            <text:p>Chênh lệch giữa giá thành và giá mua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_INVOICEPRICEVARIANCE_ACCT</text:p>
          </table:table-cell>
          <table:table-cell table:formula="of:=IF(LEN([.A390])=3;LEFT([.A390];1);IF(LEN([.A390])=8;LEFT([.A390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51000</text:p>
          </table:table-cell>
          <table:table-cell table:style-name="ce2" office:value-type="string">
            <text:p>Purchase price variance on material standard – P/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/>
          <table:table-cell table:formula="of:=IF(LEN([.A391])=3;LEFT([.A391];1);IF(LEN([.A391])=8;LEFT([.A391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252000</text:p>
          </table:table-cell>
          <table:table-cell table:style-name="ce2" office:value-type="string">
            <text:p>Purchase price variance on material deviation invoice – P/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/>
          <table:table-cell table:formula="of:=IF(LEN([.A392])=3;LEFT([.A392];1);IF(LEN([.A392])=8;LEFT([.A392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60000">
            <text:p>63260000</text:p>
          </table:table-cell>
          <table:table-cell table:style-name="ce4" office:value-type="string">
            <text:p>Chênh lệc với giá định mức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_PURCHASEPRICEVARIANCE_ACCT</text:p>
          </table:table-cell>
          <table:table-cell table:formula="of:=IF(LEN([.A393])=3;LEFT([.A393];1);IF(LEN([.A393])=8;LEFT([.A393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float" office:value="63270000">
            <text:p>63270000</text:p>
          </table:table-cell>
          <table:table-cell table:style-name="ce4" office:value-type="string">
            <text:p>TK đối ứng với chênh lệch giá mua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PPVOFFSET_ACCT</text:p>
          </table:table-cell>
          <table:table-cell table:formula="of:=IF(LEN([.A394])=3;LEFT([.A394];1);IF(LEN([.A394])=8;LEFT([.A394];3);&quot;&quot;))" office:value-type="string" office:string-value="632">
            <text:p>63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</text:p>
          </table:table-cell>
          <table:table-cell table:style-name="ce4" office:value-type="string">
            <text:p>Chi phí tài chính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95])&lt;8;&quot;Yes&quot;;&quot;No&quot;)" office:value-type="string" office:string-value="Yes">
            <text:p>Yes</text:p>
          </table:table-cell>
          <table:table-cell/>
          <table:table-cell table:formula="of:=IF(LEN([.A395])=3;LEFT([.A395];1);IF(LEN([.A395])=8;LEFT([.A395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float" office:value="63510000">
            <text:p>63510000</text:p>
          </table:table-cell>
          <table:table-cell table:style-name="ce4" office:value-type="string">
            <text:p>Chi phí tài chính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96])&lt;8;&quot;Yes&quot;;&quot;No&quot;)" office:value-type="string" office:string-value="No">
            <text:p>No</text:p>
          </table:table-cell>
          <table:table-cell/>
          <table:table-cell table:formula="of:=IF(LEN([.A396])=3;LEFT([.A396];1);IF(LEN([.A396])=8;LEFT([.A396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1000</text:p>
          </table:table-cell>
          <table:table-cell table:style-name="ce2" office:value-type="string">
            <text:p>Provision for financial fixed asse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97])&lt;8;&quot;Yes&quot;;&quot;No&quot;)" office:value-type="string" office:string-value="No">
            <text:p>No</text:p>
          </table:table-cell>
          <table:table-cell/>
          <table:table-cell table:formula="of:=IF(LEN([.A397])=3;LEFT([.A397];1);IF(LEN([.A397])=8;LEFT([.A397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2000</text:p>
          </table:table-cell>
          <table:table-cell table:style-name="ce2" office:value-type="string">
            <text:p>Write off financial asse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98])&lt;8;&quot;Yes&quot;;&quot;No&quot;)" office:value-type="string" office:string-value="No">
            <text:p>No</text:p>
          </table:table-cell>
          <table:table-cell/>
          <table:table-cell table:formula="of:=IF(LEN([.A398])=3;LEFT([.A398];1);IF(LEN([.A398])=8;LEFT([.A398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3000</text:p>
          </table:table-cell>
          <table:table-cell table:style-name="ce2" office:value-type="string">
            <text:p>Provision for bad deb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399])&lt;8;&quot;Yes&quot;;&quot;No&quot;)" office:value-type="string" office:string-value="No">
            <text:p>No</text:p>
          </table:table-cell>
          <table:table-cell/>
          <table:table-cell table:formula="of:=IF(LEN([.A399])=3;LEFT([.A399];1);IF(LEN([.A399])=8;LEFT([.A399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4000</text:p>
          </table:table-cell>
          <table:table-cell table:style-name="Default" office:value-type="string">
            <text:p>Write off bad deb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0])&lt;8;&quot;Yes&quot;;&quot;No&quot;)" office:value-type="string" office:string-value="No">
            <text:p>No</text:p>
          </table:table-cell>
          <table:table-cell/>
          <table:table-cell table:formula="of:=IF(LEN([.A400])=3;LEFT([.A400];1);IF(LEN([.A400])=8;LEFT([.A400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5000</text:p>
          </table:table-cell>
          <table:table-cell table:style-name="Default" office:value-type="string">
            <text:p>Realised exchange los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1])&lt;8;&quot;Yes&quot;;&quot;No&quot;)" office:value-type="string" office:string-value="No">
            <text:p>No</text:p>
          </table:table-cell>
          <table:table-cell/>
          <table:table-cell table:formula="of:=IF(LEN([.A401])=3;LEFT([.A401];1);IF(LEN([.A401])=8;LEFT([.A401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6000</text:p>
          </table:table-cell>
          <table:table-cell table:style-name="Default" office:value-type="string">
            <text:p>Bank and third party interest expense long term loa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2])&lt;8;&quot;Yes&quot;;&quot;No&quot;)" office:value-type="string" office:string-value="No">
            <text:p>No</text:p>
          </table:table-cell>
          <table:table-cell/>
          <table:table-cell table:formula="of:=IF(LEN([.A402])=3;LEFT([.A402];1);IF(LEN([.A402])=8;LEFT([.A402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7000</text:p>
          </table:table-cell>
          <table:table-cell table:style-name="Default" office:value-type="string">
            <text:p>Bank and third party interest expense short term loa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3])&lt;8;&quot;Yes&quot;;&quot;No&quot;)" office:value-type="string" office:string-value="No">
            <text:p>No</text:p>
          </table:table-cell>
          <table:table-cell/>
          <table:table-cell table:formula="of:=IF(LEN([.A403])=3;LEFT([.A403];1);IF(LEN([.A403])=8;LEFT([.A403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8000</text:p>
          </table:table-cell>
          <table:table-cell table:style-name="Default" office:value-type="string">
            <text:p>financial leasing interes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4])&lt;8;&quot;Yes&quot;;&quot;No&quot;)" office:value-type="string" office:string-value="No">
            <text:p>No</text:p>
          </table:table-cell>
          <table:table-cell/>
          <table:table-cell table:formula="of:=IF(LEN([.A404])=3;LEFT([.A404];1);IF(LEN([.A404])=8;LEFT([.A404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19000</text:p>
          </table:table-cell>
          <table:table-cell table:style-name="Default" office:value-type="string">
            <text:p>Intercompany interest expens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5])&lt;8;&quot;Yes&quot;;&quot;No&quot;)" office:value-type="string" office:string-value="No">
            <text:p>No</text:p>
          </table:table-cell>
          <table:table-cell/>
          <table:table-cell table:formula="of:=IF(LEN([.A405])=3;LEFT([.A405];1);IF(LEN([.A405])=8;LEFT([.A405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20000</text:p>
          </table:table-cell>
          <table:table-cell table:style-name="Default" office:value-type="string">
            <text:p>Suppliers interest expens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6])&lt;8;&quot;Yes&quot;;&quot;No&quot;)" office:value-type="string" office:string-value="No">
            <text:p>No</text:p>
          </table:table-cell>
          <table:table-cell/>
          <table:table-cell table:formula="of:=IF(LEN([.A406])=3;LEFT([.A406];1);IF(LEN([.A406])=8;LEFT([.A406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21000</text:p>
          </table:table-cell>
          <table:table-cell table:style-name="Default" office:value-type="string">
            <text:p>Customer interest charg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7])&lt;8;&quot;Yes&quot;;&quot;No&quot;)" office:value-type="string" office:string-value="No">
            <text:p>No</text:p>
          </table:table-cell>
          <table:table-cell/>
          <table:table-cell table:formula="of:=IF(LEN([.A407])=3;LEFT([.A407];1);IF(LEN([.A407])=8;LEFT([.A407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3522000</text:p>
          </table:table-cell>
          <table:table-cell table:style-name="Default" office:value-type="string">
            <text:p>Supplier interest incom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08])&lt;8;&quot;Yes&quot;;&quot;No&quot;)" office:value-type="string" office:string-value="No">
            <text:p>No</text:p>
          </table:table-cell>
          <table:table-cell/>
          <table:table-cell table:formula="of:=IF(LEN([.A408])=3;LEFT([.A408];1);IF(LEN([.A408])=8;LEFT([.A408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20000">
            <text:p>63520000</text:p>
          </table:table-cell>
          <table:table-cell table:style-name="ce4" office:value-type="string">
            <text:p>Phí ngân hà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09])&lt;8;&quot;Yes&quot;;&quot;No&quot;)" office:value-type="string" office:string-value="No">
            <text:p>No</text:p>
          </table:table-cell>
          <table:table-cell table:style-name="ce6" office:value-type="string">
            <text:p>B_EXPENSE_ACCT</text:p>
          </table:table-cell>
          <table:table-cell table:formula="of:=IF(LEN([.A409])=3;LEFT([.A409];1);IF(LEN([.A409])=8;LEFT([.A409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30000">
            <text:p>63530000</text:p>
          </table:table-cell>
          <table:table-cell table:style-name="ce4" office:value-type="string">
            <text:p>Chiết khấu thanh toá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10])&lt;8;&quot;Yes&quot;;&quot;No&quot;)" office:value-type="string" office:string-value="No">
            <text:p>No</text:p>
          </table:table-cell>
          <table:table-cell table:style-name="ce6" office:value-type="string">
            <text:p>PAYDISCOUNT_EXP_ACCT</text:p>
          </table:table-cell>
          <table:table-cell table:formula="of:=IF(LEN([.A410])=3;LEFT([.A410];1);IF(LEN([.A410])=8;LEFT([.A410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40000">
            <text:p>63540000</text:p>
          </table:table-cell>
          <table:table-cell table:style-name="ce4" office:value-type="string">
            <text:p>Chi phí lãi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INTERESTEXP_ACCT</text:p>
          </table:table-cell>
          <table:table-cell table:formula="of:=IF(LEN([.A411])=3;LEFT([.A411];1);IF(LEN([.A411])=8;LEFT([.A411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50000">
            <text:p>63550000</text:p>
          </table:table-cell>
          <table:table-cell table:style-name="ce4" office:value-type="string">
            <text:p>Lỗ do đánh giá lại tiền gửi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REVALUATIONLOSS_ACCT</text:p>
          </table:table-cell>
          <table:table-cell table:formula="of:=IF(LEN([.A412])=3;LEFT([.A412];1);IF(LEN([.A412])=8;LEFT([.A412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float" office:value="63560000">
            <text:p>63560000</text:p>
          </table:table-cell>
          <table:table-cell table:style-name="ce4" office:value-type="string">
            <text:p>Lỗ do thanh toán bằng ngoại tệ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REALIZEDLOSS_ACCT</text:p>
          </table:table-cell>
          <table:table-cell table:formula="of:=IF(LEN([.A413])=3;LEFT([.A413];1);IF(LEN([.A413])=8;LEFT([.A413];3);&quot;&quot;))" office:value-type="string" office:string-value="635">
            <text:p>63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</text:p>
          </table:table-cell>
          <table:table-cell table:style-name="ce4" office:value-type="string">
            <text:p>Chi phí bán hà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14])&lt;8;&quot;Yes&quot;;&quot;No&quot;)" office:value-type="string" office:string-value="Yes">
            <text:p>Yes</text:p>
          </table:table-cell>
          <table:table-cell/>
          <table:table-cell table:formula="of:=IF(LEN([.A414])=3;LEFT([.A414];1);IF(LEN([.A414])=8;LEFT([.A414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10000</text:p>
          </table:table-cell>
          <table:table-cell table:style-name="ce4" office:value-type="string">
            <text:p>Chi phí nhân viên 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15])&lt;8;&quot;Yes&quot;;&quot;No&quot;)" office:value-type="string" office:string-value="No">
            <text:p>No</text:p>
          </table:table-cell>
          <table:table-cell/>
          <table:table-cell table:formula="of:=IF(LEN([.A415])=3;LEFT([.A415];1);IF(LEN([.A415])=8;LEFT([.A41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11000</text:p>
          </table:table-cell>
          <table:table-cell table:style-name="ce2" office:value-type="string">
            <text:p>Commissions to sales for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16])&lt;8;&quot;Yes&quot;;&quot;No&quot;)" office:value-type="string" office:string-value="No">
            <text:p>No</text:p>
          </table:table-cell>
          <table:table-cell/>
          <table:table-cell table:formula="of:=IF(LEN([.A416])=3;LEFT([.A416];1);IF(LEN([.A416])=8;LEFT([.A41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12000</text:p>
          </table:table-cell>
          <table:table-cell table:style-name="ce2" office:value-type="string">
            <text:p>Pre retire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17])&lt;8;&quot;Yes&quot;;&quot;No&quot;)" office:value-type="string" office:string-value="No">
            <text:p>No</text:p>
          </table:table-cell>
          <table:table-cell/>
          <table:table-cell table:formula="of:=IF(LEN([.A417])=3;LEFT([.A417];1);IF(LEN([.A417])=8;LEFT([.A41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13000</text:p>
          </table:table-cell>
          <table:table-cell table:style-name="ce2" office:value-type="string">
            <text:p>Termination contrac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18])&lt;8;&quot;Yes&quot;;&quot;No&quot;)" office:value-type="string" office:string-value="No">
            <text:p>No</text:p>
          </table:table-cell>
          <table:table-cell/>
          <table:table-cell table:formula="of:=IF(LEN([.A418])=3;LEFT([.A418];1);IF(LEN([.A418])=8;LEFT([.A41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14000</text:p>
          </table:table-cell>
          <table:table-cell table:style-name="ce2" office:value-type="string">
            <text:p>Expatriate packag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19])&lt;8;&quot;Yes&quot;;&quot;No&quot;)" office:value-type="string" office:string-value="No">
            <text:p>No</text:p>
          </table:table-cell>
          <table:table-cell/>
          <table:table-cell table:formula="of:=IF(LEN([.A419])=3;LEFT([.A419];1);IF(LEN([.A419])=8;LEFT([.A41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20000</text:p>
          </table:table-cell>
          <table:table-cell table:style-name="ce4" office:value-type="string">
            <text:p>Chi phí vật liệu- bao bì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0])&lt;8;&quot;Yes&quot;;&quot;No&quot;)" office:value-type="string" office:string-value="No">
            <text:p>No</text:p>
          </table:table-cell>
          <table:table-cell/>
          <table:table-cell table:formula="of:=IF(LEN([.A420])=3;LEFT([.A420];1);IF(LEN([.A420])=8;LEFT([.A420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30000</text:p>
          </table:table-cell>
          <table:table-cell table:style-name="ce4" office:value-type="string">
            <text:p>Chi phí dụng cụ- đồ dù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1])&lt;8;&quot;Yes&quot;;&quot;No&quot;)" office:value-type="string" office:string-value="No">
            <text:p>No</text:p>
          </table:table-cell>
          <table:table-cell/>
          <table:table-cell table:formula="of:=IF(LEN([.A421])=3;LEFT([.A421];1);IF(LEN([.A421])=8;LEFT([.A421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2])&lt;8;&quot;Yes&quot;;&quot;No&quot;)" office:value-type="string" office:string-value="No">
            <text:p>No</text:p>
          </table:table-cell>
          <table:table-cell/>
          <table:table-cell table:formula="of:=IF(LEN([.A422])=3;LEFT([.A422];1);IF(LEN([.A422])=8;LEFT([.A422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41000</text:p>
          </table:table-cell>
          <table:table-cell table:style-name="ce2" office:value-type="string">
            <text:p>Amortisation goodwil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3])&lt;8;&quot;Yes&quot;;&quot;No&quot;)" office:value-type="string" office:string-value="No">
            <text:p>No</text:p>
          </table:table-cell>
          <table:table-cell/>
          <table:table-cell table:formula="of:=IF(LEN([.A423])=3;LEFT([.A423];1);IF(LEN([.A423])=8;LEFT([.A42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42000</text:p>
          </table:table-cell>
          <table:table-cell table:style-name="ce2" office:value-type="string">
            <text:p>Amortisation of expenses to be amortised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4])&lt;8;&quot;Yes&quot;;&quot;No&quot;)" office:value-type="string" office:string-value="No">
            <text:p>No</text:p>
          </table:table-cell>
          <table:table-cell/>
          <table:table-cell table:formula="of:=IF(LEN([.A424])=3;LEFT([.A424];1);IF(LEN([.A424])=8;LEFT([.A42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43000</text:p>
          </table:table-cell>
          <table:table-cell table:style-name="ce2" office:value-type="string">
            <text:p>Amortisation of intangible assets other than goodwil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5])&lt;8;&quot;Yes&quot;;&quot;No&quot;)" office:value-type="string" office:string-value="No">
            <text:p>No</text:p>
          </table:table-cell>
          <table:table-cell/>
          <table:table-cell table:formula="of:=IF(LEN([.A425])=3;LEFT([.A425];1);IF(LEN([.A425])=8;LEFT([.A42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44000</text:p>
          </table:table-cell>
          <table:table-cell table:style-name="ce2" office:value-type="string">
            <text:p>Amortisation tangible asse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6])&lt;8;&quot;Yes&quot;;&quot;No&quot;)" office:value-type="string" office:string-value="No">
            <text:p>No</text:p>
          </table:table-cell>
          <table:table-cell/>
          <table:table-cell table:formula="of:=IF(LEN([.A426])=3;LEFT([.A426];1);IF(LEN([.A426])=8;LEFT([.A42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50000</text:p>
          </table:table-cell>
          <table:table-cell table:style-name="ce4" office:value-type="string">
            <text:p>Chi phí bảo hà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7])&lt;8;&quot;Yes&quot;;&quot;No&quot;)" office:value-type="string" office:string-value="No">
            <text:p>No</text:p>
          </table:table-cell>
          <table:table-cell/>
          <table:table-cell table:formula="of:=IF(LEN([.A427])=3;LEFT([.A427];1);IF(LEN([.A427])=8;LEFT([.A42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8])&lt;8;&quot;Yes&quot;;&quot;No&quot;)" office:value-type="string" office:string-value="No">
            <text:p>No</text:p>
          </table:table-cell>
          <table:table-cell/>
          <table:table-cell table:formula="of:=IF(LEN([.A428])=3;LEFT([.A428];1);IF(LEN([.A428])=8;LEFT([.A42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100</text:p>
          </table:table-cell>
          <table:table-cell table:style-name="ce2" office:value-type="string">
            <text:p>Car mainten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29])&lt;8;&quot;Yes&quot;;&quot;No&quot;)" office:value-type="string" office:string-value="No">
            <text:p>No</text:p>
          </table:table-cell>
          <table:table-cell/>
          <table:table-cell table:formula="of:=IF(LEN([.A429])=3;LEFT([.A429];1);IF(LEN([.A429])=8;LEFT([.A42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200</text:p>
          </table:table-cell>
          <table:table-cell table:style-name="ce2" office:value-type="string">
            <text:p>Lorry <text:s/>mainten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0])&lt;8;&quot;Yes&quot;;&quot;No&quot;)" office:value-type="string" office:string-value="No">
            <text:p>No</text:p>
          </table:table-cell>
          <table:table-cell/>
          <table:table-cell table:formula="of:=IF(LEN([.A430])=3;LEFT([.A430];1);IF(LEN([.A430])=8;LEFT([.A430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300</text:p>
          </table:table-cell>
          <table:table-cell table:style-name="ce2" office:value-type="string">
            <text:p>Freight ou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1])&lt;8;&quot;Yes&quot;;&quot;No&quot;)" office:value-type="string" office:string-value="No">
            <text:p>No</text:p>
          </table:table-cell>
          <table:table-cell/>
          <table:table-cell table:formula="of:=IF(LEN([.A431])=3;LEFT([.A431];1);IF(LEN([.A431])=8;LEFT([.A431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400</text:p>
          </table:table-cell>
          <table:table-cell table:style-name="ce2" office:value-type="string">
            <text:p>Desig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2])&lt;8;&quot;Yes&quot;;&quot;No&quot;)" office:value-type="string" office:string-value="No">
            <text:p>No</text:p>
          </table:table-cell>
          <table:table-cell/>
          <table:table-cell table:formula="of:=IF(LEN([.A432])=3;LEFT([.A432];1);IF(LEN([.A432])=8;LEFT([.A432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500</text:p>
          </table:table-cell>
          <table:table-cell table:style-name="ce2" office:value-type="string">
            <text:p>Sampl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3])&lt;8;&quot;Yes&quot;;&quot;No&quot;)" office:value-type="string" office:string-value="No">
            <text:p>No</text:p>
          </table:table-cell>
          <table:table-cell/>
          <table:table-cell table:formula="of:=IF(LEN([.A433])=3;LEFT([.A433];1);IF(LEN([.A433])=8;LEFT([.A43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600</text:p>
          </table:table-cell>
          <table:table-cell table:style-name="ce2" office:value-type="string">
            <text:p>Innovation and demo centr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4])&lt;8;&quot;Yes&quot;;&quot;No&quot;)" office:value-type="string" office:string-value="No">
            <text:p>No</text:p>
          </table:table-cell>
          <table:table-cell/>
          <table:table-cell table:formula="of:=IF(LEN([.A434])=3;LEFT([.A434];1);IF(LEN([.A434])=8;LEFT([.A43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700</text:p>
          </table:table-cell>
          <table:table-cell table:style-name="ce2" office:value-type="string">
            <text:p>Suppliers for demotratio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5])&lt;8;&quot;Yes&quot;;&quot;No&quot;)" office:value-type="string" office:string-value="No">
            <text:p>No</text:p>
          </table:table-cell>
          <table:table-cell/>
          <table:table-cell table:formula="of:=IF(LEN([.A435])=3;LEFT([.A435];1);IF(LEN([.A435])=8;LEFT([.A43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800</text:p>
          </table:table-cell>
          <table:table-cell table:style-name="ce2" office:value-type="string">
            <text:p>Building r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6])&lt;8;&quot;Yes&quot;;&quot;No&quot;)" office:value-type="string" office:string-value="No">
            <text:p>No</text:p>
          </table:table-cell>
          <table:table-cell/>
          <table:table-cell table:formula="of:=IF(LEN([.A436])=3;LEFT([.A436];1);IF(LEN([.A436])=8;LEFT([.A43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0900</text:p>
          </table:table-cell>
          <table:table-cell table:style-name="ce2" office:value-type="string">
            <text:p>Documentatio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7])&lt;8;&quot;Yes&quot;;&quot;No&quot;)" office:value-type="string" office:string-value="No">
            <text:p>No</text:p>
          </table:table-cell>
          <table:table-cell/>
          <table:table-cell table:formula="of:=IF(LEN([.A437])=3;LEFT([.A437];1);IF(LEN([.A437])=8;LEFT([.A43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000</text:p>
          </table:table-cell>
          <table:table-cell table:style-name="ce2" office:value-type="string">
            <text:p>Telephone and fax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8])&lt;8;&quot;Yes&quot;;&quot;No&quot;)" office:value-type="string" office:string-value="No">
            <text:p>No</text:p>
          </table:table-cell>
          <table:table-cell/>
          <table:table-cell table:formula="of:=IF(LEN([.A438])=3;LEFT([.A438];1);IF(LEN([.A438])=8;LEFT([.A43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100</text:p>
          </table:table-cell>
          <table:table-cell table:style-name="ce2" office:value-type="string">
            <text:p>Postage and express courier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39])&lt;8;&quot;Yes&quot;;&quot;No&quot;)" office:value-type="string" office:string-value="No">
            <text:p>No</text:p>
          </table:table-cell>
          <table:table-cell/>
          <table:table-cell table:formula="of:=IF(LEN([.A439])=3;LEFT([.A439];1);IF(LEN([.A439])=8;LEFT([.A43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200</text:p>
          </table:table-cell>
          <table:table-cell table:style-name="ce2" office:value-type="string">
            <text:p>Stationery and printi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0])&lt;8;&quot;Yes&quot;;&quot;No&quot;)" office:value-type="string" office:string-value="No">
            <text:p>No</text:p>
          </table:table-cell>
          <table:table-cell/>
          <table:table-cell table:formula="of:=IF(LEN([.A440])=3;LEFT([.A440];1);IF(LEN([.A440])=8;LEFT([.A440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300</text:p>
          </table:table-cell>
          <table:table-cell table:style-name="ce2" office:value-type="string">
            <text:p>Secur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1])&lt;8;&quot;Yes&quot;;&quot;No&quot;)" office:value-type="string" office:string-value="No">
            <text:p>No</text:p>
          </table:table-cell>
          <table:table-cell/>
          <table:table-cell table:formula="of:=IF(LEN([.A441])=3;LEFT([.A441];1);IF(LEN([.A441])=8;LEFT([.A441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400</text:p>
          </table:table-cell>
          <table:table-cell table:style-name="ce2" office:value-type="string">
            <text:p>Non personnel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2])&lt;8;&quot;Yes&quot;;&quot;No&quot;)" office:value-type="string" office:string-value="No">
            <text:p>No</text:p>
          </table:table-cell>
          <table:table-cell/>
          <table:table-cell table:formula="of:=IF(LEN([.A442])=3;LEFT([.A442];1);IF(LEN([.A442])=8;LEFT([.A442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500</text:p>
          </table:table-cell>
          <table:table-cell table:style-name="ce2" office:value-type="string">
            <text:p>Car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3])&lt;8;&quot;Yes&quot;;&quot;No&quot;)" office:value-type="string" office:string-value="No">
            <text:p>No</text:p>
          </table:table-cell>
          <table:table-cell/>
          <table:table-cell table:formula="of:=IF(LEN([.A443])=3;LEFT([.A443];1);IF(LEN([.A443])=8;LEFT([.A44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600</text:p>
          </table:table-cell>
          <table:table-cell table:style-name="ce2" office:value-type="string">
            <text:p>Lorry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4])&lt;8;&quot;Yes&quot;;&quot;No&quot;)" office:value-type="string" office:string-value="No">
            <text:p>No</text:p>
          </table:table-cell>
          <table:table-cell/>
          <table:table-cell table:formula="of:=IF(LEN([.A444])=3;LEFT([.A444];1);IF(LEN([.A444])=8;LEFT([.A44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700</text:p>
          </table:table-cell>
          <table:table-cell table:style-name="ce2" office:value-type="string">
            <text:p>Water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5])&lt;8;&quot;Yes&quot;;&quot;No&quot;)" office:value-type="string" office:string-value="No">
            <text:p>No</text:p>
          </table:table-cell>
          <table:table-cell/>
          <table:table-cell table:formula="of:=IF(LEN([.A445])=3;LEFT([.A445];1);IF(LEN([.A445])=8;LEFT([.A44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800</text:p>
          </table:table-cell>
          <table:table-cell table:style-name="ce2" office:value-type="string">
            <text:p>Ga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6])&lt;8;&quot;Yes&quot;;&quot;No&quot;)" office:value-type="string" office:string-value="No">
            <text:p>No</text:p>
          </table:table-cell>
          <table:table-cell/>
          <table:table-cell table:formula="of:=IF(LEN([.A446])=3;LEFT([.A446];1);IF(LEN([.A446])=8;LEFT([.A44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1900</text:p>
          </table:table-cell>
          <table:table-cell table:style-name="ce2" office:value-type="string">
            <text:p>Electric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7])&lt;8;&quot;Yes&quot;;&quot;No&quot;)" office:value-type="string" office:string-value="No">
            <text:p>No</text:p>
          </table:table-cell>
          <table:table-cell/>
          <table:table-cell table:formula="of:=IF(LEN([.A447])=3;LEFT([.A447];1);IF(LEN([.A447])=8;LEFT([.A44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000</text:p>
          </table:table-cell>
          <table:table-cell table:style-name="ce2" office:value-type="string">
            <text:p>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8])&lt;8;&quot;Yes&quot;;&quot;No&quot;)" office:value-type="string" office:string-value="No">
            <text:p>No</text:p>
          </table:table-cell>
          <table:table-cell/>
          <table:table-cell table:formula="of:=IF(LEN([.A448])=3;LEFT([.A448];1);IF(LEN([.A448])=8;LEFT([.A44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100</text:p>
          </table:table-cell>
          <table:table-cell table:style-name="ce2" office:value-type="string">
            <text:p>Car 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49])&lt;8;&quot;Yes&quot;;&quot;No&quot;)" office:value-type="string" office:string-value="No">
            <text:p>No</text:p>
          </table:table-cell>
          <table:table-cell/>
          <table:table-cell table:formula="of:=IF(LEN([.A449])=3;LEFT([.A449];1);IF(LEN([.A449])=8;LEFT([.A44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200</text:p>
          </table:table-cell>
          <table:table-cell table:style-name="ce2" office:value-type="string">
            <text:p>Lorry 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0])&lt;8;&quot;Yes&quot;;&quot;No&quot;)" office:value-type="string" office:string-value="No">
            <text:p>No</text:p>
          </table:table-cell>
          <table:table-cell/>
          <table:table-cell table:formula="of:=IF(LEN([.A450])=3;LEFT([.A450];1);IF(LEN([.A450])=8;LEFT([.A450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300</text:p>
          </table:table-cell>
          <table:table-cell table:style-name="ce2" office:value-type="string">
            <text:p>Other supplie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1])&lt;8;&quot;Yes&quot;;&quot;No&quot;)" office:value-type="string" office:string-value="No">
            <text:p>No</text:p>
          </table:table-cell>
          <table:table-cell/>
          <table:table-cell table:formula="of:=IF(LEN([.A451])=3;LEFT([.A451];1);IF(LEN([.A451])=8;LEFT([.A451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400</text:p>
          </table:table-cell>
          <table:table-cell table:style-name="ce2" office:value-type="string">
            <text:p>Market researc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2])&lt;8;&quot;Yes&quot;;&quot;No&quot;)" office:value-type="string" office:string-value="No">
            <text:p>No</text:p>
          </table:table-cell>
          <table:table-cell/>
          <table:table-cell table:formula="of:=IF(LEN([.A452])=3;LEFT([.A452];1);IF(LEN([.A452])=8;LEFT([.A452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500</text:p>
          </table:table-cell>
          <table:table-cell table:style-name="ce2" office:value-type="string">
            <text:p>Public relation campaig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3])&lt;8;&quot;Yes&quot;;&quot;No&quot;)" office:value-type="string" office:string-value="No">
            <text:p>No</text:p>
          </table:table-cell>
          <table:table-cell/>
          <table:table-cell table:formula="of:=IF(LEN([.A453])=3;LEFT([.A453];1);IF(LEN([.A453])=8;LEFT([.A45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600</text:p>
          </table:table-cell>
          <table:table-cell table:style-name="ce2" office:value-type="string">
            <text:p>Advertising campaig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4])&lt;8;&quot;Yes&quot;;&quot;No&quot;)" office:value-type="string" office:string-value="No">
            <text:p>No</text:p>
          </table:table-cell>
          <table:table-cell/>
          <table:table-cell table:formula="of:=IF(LEN([.A454])=3;LEFT([.A454];1);IF(LEN([.A454])=8;LEFT([.A45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700</text:p>
          </table:table-cell>
          <table:table-cell table:style-name="ce2" office:value-type="string">
            <text:p>Fairs and exhibitio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5])&lt;8;&quot;Yes&quot;;&quot;No&quot;)" office:value-type="string" office:string-value="No">
            <text:p>No</text:p>
          </table:table-cell>
          <table:table-cell/>
          <table:table-cell table:formula="of:=IF(LEN([.A455])=3;LEFT([.A455];1);IF(LEN([.A455])=8;LEFT([.A45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800</text:p>
          </table:table-cell>
          <table:table-cell table:style-name="ce2" office:value-type="string">
            <text:p>Development of point of sales materia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6])&lt;8;&quot;Yes&quot;;&quot;No&quot;)" office:value-type="string" office:string-value="No">
            <text:p>No</text:p>
          </table:table-cell>
          <table:table-cell/>
          <table:table-cell table:formula="of:=IF(LEN([.A456])=3;LEFT([.A456];1);IF(LEN([.A456])=8;LEFT([.A45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2900</text:p>
          </table:table-cell>
          <table:table-cell table:style-name="ce2" office:value-type="string">
            <text:p>Computer software licenc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7])&lt;8;&quot;Yes&quot;;&quot;No&quot;)" office:value-type="string" office:string-value="No">
            <text:p>No</text:p>
          </table:table-cell>
          <table:table-cell/>
          <table:table-cell table:formula="of:=IF(LEN([.A457])=3;LEFT([.A457];1);IF(LEN([.A457])=8;LEFT([.A45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000</text:p>
          </table:table-cell>
          <table:table-cell table:style-name="ce2" office:value-type="string">
            <text:p>Computer software maintenance contrac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8])&lt;8;&quot;Yes&quot;;&quot;No&quot;)" office:value-type="string" office:string-value="No">
            <text:p>No</text:p>
          </table:table-cell>
          <table:table-cell/>
          <table:table-cell table:formula="of:=IF(LEN([.A458])=3;LEFT([.A458];1);IF(LEN([.A458])=8;LEFT([.A45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100</text:p>
          </table:table-cell>
          <table:table-cell table:style-name="ce2" office:value-type="string">
            <text:p>Computer software external assist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59])&lt;8;&quot;Yes&quot;;&quot;No&quot;)" office:value-type="string" office:string-value="No">
            <text:p>No</text:p>
          </table:table-cell>
          <table:table-cell/>
          <table:table-cell table:formula="of:=IF(LEN([.A459])=3;LEFT([.A459];1);IF(LEN([.A459])=8;LEFT([.A45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200</text:p>
          </table:table-cell>
          <table:table-cell table:style-name="ce2" office:value-type="string">
            <text:p>Computer software other expens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0])&lt;8;&quot;Yes&quot;;&quot;No&quot;)" office:value-type="string" office:string-value="No">
            <text:p>No</text:p>
          </table:table-cell>
          <table:table-cell/>
          <table:table-cell table:formula="of:=IF(LEN([.A460])=3;LEFT([.A460];1);IF(LEN([.A460])=8;LEFT([.A460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300</text:p>
          </table:table-cell>
          <table:table-cell table:style-name="ce2" office:value-type="string">
            <text:p>Computer hardware leasi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1])&lt;8;&quot;Yes&quot;;&quot;No&quot;)" office:value-type="string" office:string-value="No">
            <text:p>No</text:p>
          </table:table-cell>
          <table:table-cell/>
          <table:table-cell table:formula="of:=IF(LEN([.A461])=3;LEFT([.A461];1);IF(LEN([.A461])=8;LEFT([.A461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400</text:p>
          </table:table-cell>
          <table:table-cell table:style-name="ce2" office:value-type="string">
            <text:p>Computer hardware maintenance ex <text:s/>contrac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2])&lt;8;&quot;Yes&quot;;&quot;No&quot;)" office:value-type="string" office:string-value="No">
            <text:p>No</text:p>
          </table:table-cell>
          <table:table-cell/>
          <table:table-cell table:formula="of:=IF(LEN([.A462])=3;LEFT([.A462];1);IF(LEN([.A462])=8;LEFT([.A462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500</text:p>
          </table:table-cell>
          <table:table-cell table:style-name="ce2" office:value-type="string">
            <text:p>Computer hardware maintenance <text:s/>contrac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3])&lt;8;&quot;Yes&quot;;&quot;No&quot;)" office:value-type="string" office:string-value="No">
            <text:p>No</text:p>
          </table:table-cell>
          <table:table-cell/>
          <table:table-cell table:formula="of:=IF(LEN([.A463])=3;LEFT([.A463];1);IF(LEN([.A463])=8;LEFT([.A46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600</text:p>
          </table:table-cell>
          <table:table-cell table:style-name="Default" office:value-type="string">
            <text:p>Computer hardware outsourci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4])&lt;8;&quot;Yes&quot;;&quot;No&quot;)" office:value-type="string" office:string-value="No">
            <text:p>No</text:p>
          </table:table-cell>
          <table:table-cell/>
          <table:table-cell table:formula="of:=IF(LEN([.A464])=3;LEFT([.A464];1);IF(LEN([.A464])=8;LEFT([.A46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700</text:p>
          </table:table-cell>
          <table:table-cell table:style-name="ce2" office:value-type="string">
            <text:p>Computer hardware other expens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5])&lt;8;&quot;Yes&quot;;&quot;No&quot;)" office:value-type="string" office:string-value="No">
            <text:p>No</text:p>
          </table:table-cell>
          <table:table-cell/>
          <table:table-cell table:formula="of:=IF(LEN([.A465])=3;LEFT([.A465];1);IF(LEN([.A465])=8;LEFT([.A46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800</text:p>
          </table:table-cell>
          <table:table-cell table:style-name="Default" office:value-type="string">
            <text:p>IT telecom/data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6])&lt;8;&quot;Yes&quot;;&quot;No&quot;)" office:value-type="string" office:string-value="No">
            <text:p>No</text:p>
          </table:table-cell>
          <table:table-cell/>
          <table:table-cell table:formula="of:=IF(LEN([.A466])=3;LEFT([.A466];1);IF(LEN([.A466])=8;LEFT([.A46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73900</text:p>
          </table:table-cell>
          <table:table-cell table:style-name="ce2" office:value-type="string">
            <text:p>IT telecom/interne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7])&lt;8;&quot;Yes&quot;;&quot;No&quot;)" office:value-type="string" office:string-value="No">
            <text:p>No</text:p>
          </table:table-cell>
          <table:table-cell/>
          <table:table-cell table:formula="of:=IF(LEN([.A467])=3;LEFT([.A467];1);IF(LEN([.A467])=8;LEFT([.A46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0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8])&lt;8;&quot;Yes&quot;;&quot;No&quot;)" office:value-type="string" office:string-value="No">
            <text:p>No</text:p>
          </table:table-cell>
          <table:table-cell/>
          <table:table-cell table:formula="of:=IF(LEN([.A468])=3;LEFT([.A468];1);IF(LEN([.A468])=8;LEFT([.A46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1000</text:p>
          </table:table-cell>
          <table:table-cell table:style-name="ce2" office:value-type="string">
            <text:p>Recruit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69])&lt;8;&quot;Yes&quot;;&quot;No&quot;)" office:value-type="string" office:string-value="No">
            <text:p>No</text:p>
          </table:table-cell>
          <table:table-cell/>
          <table:table-cell table:formula="of:=IF(LEN([.A469])=3;LEFT([.A469];1);IF(LEN([.A469])=8;LEFT([.A46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2000</text:p>
          </table:table-cell>
          <table:table-cell table:style-name="ce2" office:value-type="string">
            <text:p>Training and semina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0])&lt;8;&quot;Yes&quot;;&quot;No&quot;)" office:value-type="string" office:string-value="No">
            <text:p>No</text:p>
          </table:table-cell>
          <table:table-cell/>
          <table:table-cell table:formula="of:=IF(LEN([.A470])=3;LEFT([.A470];1);IF(LEN([.A470])=8;LEFT([.A470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3000</text:p>
          </table:table-cell>
          <table:table-cell table:style-name="ce2" office:value-type="string">
            <text:p>Traveling and entertainm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1])&lt;8;&quot;Yes&quot;;&quot;No&quot;)" office:value-type="string" office:string-value="No">
            <text:p>No</text:p>
          </table:table-cell>
          <table:table-cell/>
          <table:table-cell table:formula="of:=IF(LEN([.A471])=3;LEFT([.A471];1);IF(LEN([.A471])=8;LEFT([.A471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4000</text:p>
          </table:table-cell>
          <table:table-cell table:style-name="ce2" office:value-type="string">
            <text:p>Canteen expens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2])&lt;8;&quot;Yes&quot;;&quot;No&quot;)" office:value-type="string" office:string-value="No">
            <text:p>No</text:p>
          </table:table-cell>
          <table:table-cell/>
          <table:table-cell table:formula="of:=IF(LEN([.A472])=3;LEFT([.A472];1);IF(LEN([.A472])=8;LEFT([.A472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5000</text:p>
          </table:table-cell>
          <table:table-cell table:style-name="ce2" office:value-type="string">
            <text:p>Personnel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3])&lt;8;&quot;Yes&quot;;&quot;No&quot;)" office:value-type="string" office:string-value="No">
            <text:p>No</text:p>
          </table:table-cell>
          <table:table-cell/>
          <table:table-cell table:formula="of:=IF(LEN([.A473])=3;LEFT([.A473];1);IF(LEN([.A473])=8;LEFT([.A473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6000</text:p>
          </table:table-cell>
          <table:table-cell table:style-name="ce2" office:value-type="string">
            <text:p>Clothing and uniform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4])&lt;8;&quot;Yes&quot;;&quot;No&quot;)" office:value-type="string" office:string-value="No">
            <text:p>No</text:p>
          </table:table-cell>
          <table:table-cell/>
          <table:table-cell table:formula="of:=IF(LEN([.A474])=3;LEFT([.A474];1);IF(LEN([.A474])=8;LEFT([.A474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7000</text:p>
          </table:table-cell>
          <table:table-cell table:style-name="ce2" office:value-type="string">
            <text:p>Other personnel expens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5])&lt;8;&quot;Yes&quot;;&quot;No&quot;)" office:value-type="string" office:string-value="No">
            <text:p>No</text:p>
          </table:table-cell>
          <table:table-cell/>
          <table:table-cell table:formula="of:=IF(LEN([.A475])=3;LEFT([.A475];1);IF(LEN([.A475])=8;LEFT([.A475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8000</text:p>
          </table:table-cell>
          <table:table-cell table:style-name="ce2" office:value-type="string">
            <text:p>Pension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6])&lt;8;&quot;Yes&quot;;&quot;No&quot;)" office:value-type="string" office:string-value="No">
            <text:p>No</text:p>
          </table:table-cell>
          <table:table-cell/>
          <table:table-cell table:formula="of:=IF(LEN([.A476])=3;LEFT([.A476];1);IF(LEN([.A476])=8;LEFT([.A476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89000</text:p>
          </table:table-cell>
          <table:table-cell table:style-name="ce2" office:value-type="string">
            <text:p>Office supplie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7])&lt;8;&quot;Yes&quot;;&quot;No&quot;)" office:value-type="string" office:string-value="No">
            <text:p>No</text:p>
          </table:table-cell>
          <table:table-cell/>
          <table:table-cell table:formula="of:=IF(LEN([.A477])=3;LEFT([.A477];1);IF(LEN([.A477])=8;LEFT([.A477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90000</text:p>
          </table:table-cell>
          <table:table-cell table:style-name="ce2" office:value-type="string">
            <text:p>P/R and entertainment other than with custome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8])&lt;8;&quot;Yes&quot;;&quot;No&quot;)" office:value-type="string" office:string-value="No">
            <text:p>No</text:p>
          </table:table-cell>
          <table:table-cell/>
          <table:table-cell table:formula="of:=IF(LEN([.A478])=3;LEFT([.A478];1);IF(LEN([.A478])=8;LEFT([.A478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191000</text:p>
          </table:table-cell>
          <table:table-cell table:style-name="ce2" office:value-type="string">
            <text:p>Sales meeting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79])&lt;8;&quot;Yes&quot;;&quot;No&quot;)" office:value-type="string" office:string-value="No">
            <text:p>No</text:p>
          </table:table-cell>
          <table:table-cell/>
          <table:table-cell table:formula="of:=IF(LEN([.A479])=3;LEFT([.A479];1);IF(LEN([.A479])=8;LEFT([.A479];3);&quot;&quot;))" office:value-type="string" office:string-value="641">
            <text:p>64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</text:p>
          </table:table-cell>
          <table:table-cell table:style-name="ce4" office:value-type="string">
            <text:p>Chi phí quản lý doanh nghiệ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80])&lt;8;&quot;Yes&quot;;&quot;No&quot;)" office:value-type="string" office:string-value="Yes">
            <text:p>Yes</text:p>
          </table:table-cell>
          <table:table-cell/>
          <table:table-cell table:formula="of:=IF(LEN([.A480])=3;LEFT([.A480];1);IF(LEN([.A480])=8;LEFT([.A480];3);&quot;&quot;))" office:value-type="string" office:string-value="6">
            <text:p>6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0000</text:p>
          </table:table-cell>
          <table:table-cell table:style-name="ce4" office:value-type="string">
            <text:p>Chi phí nhân viên quản lý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81])&lt;8;&quot;Yes&quot;;&quot;No&quot;)" office:value-type="string" office:string-value="No">
            <text:p>No</text:p>
          </table:table-cell>
          <table:table-cell table:style-name="ce6" office:value-type="string">
            <text:p>E_EXPENSE_ACCT</text:p>
          </table:table-cell>
          <table:table-cell table:formula="of:=IF(LEN([.A481])=3;LEFT([.A481];1);IF(LEN([.A481])=8;LEFT([.A48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1000</text:p>
          </table:table-cell>
          <table:table-cell table:style-name="ce2" office:value-type="string">
            <text:p>Director fee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82])&lt;8;&quot;Yes&quot;;&quot;No&quot;)" office:value-type="string" office:string-value="No">
            <text:p>No</text:p>
          </table:table-cell>
          <table:table-cell table:style-name="ce6"/>
          <table:table-cell table:formula="of:=IF(LEN([.A482])=3;LEFT([.A482];1);IF(LEN([.A482])=8;LEFT([.A48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2000</text:p>
          </table:table-cell>
          <table:table-cell table:style-name="ce2" office:value-type="string">
            <text:p>Pre retirement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83])&lt;8;&quot;Yes&quot;;&quot;No&quot;)" office:value-type="string" office:string-value="No">
            <text:p>No</text:p>
          </table:table-cell>
          <table:table-cell table:style-name="ce6"/>
          <table:table-cell table:formula="of:=IF(LEN([.A483])=3;LEFT([.A483];1);IF(LEN([.A483])=8;LEFT([.A48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3000</text:p>
          </table:table-cell>
          <table:table-cell table:style-name="ce2" office:value-type="string">
            <text:p>Termination contract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84])&lt;8;&quot;Yes&quot;;&quot;No&quot;)" office:value-type="string" office:string-value="No">
            <text:p>No</text:p>
          </table:table-cell>
          <table:table-cell table:style-name="ce6"/>
          <table:table-cell table:formula="of:=IF(LEN([.A484])=3;LEFT([.A484];1);IF(LEN([.A484])=8;LEFT([.A48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4000</text:p>
          </table:table-cell>
          <table:table-cell table:style-name="ce2" office:value-type="string">
            <text:p>Expatriate package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85])&lt;8;&quot;Yes&quot;;&quot;No&quot;)" office:value-type="string" office:string-value="No">
            <text:p>No</text:p>
          </table:table-cell>
          <table:table-cell table:style-name="ce6"/>
          <table:table-cell table:formula="of:=IF(LEN([.A485])=3;LEFT([.A485];1);IF(LEN([.A485])=8;LEFT([.A48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15000</text:p>
          </table:table-cell>
          <table:table-cell table:style-name="ce2" office:value-type="string">
            <text:p>Repairs and maintenance labour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86])&lt;8;&quot;Yes&quot;;&quot;No&quot;)" office:value-type="string" office:string-value="No">
            <text:p>No</text:p>
          </table:table-cell>
          <table:table-cell table:style-name="ce6"/>
          <table:table-cell table:formula="of:=IF(LEN([.A486])=3;LEFT([.A486];1);IF(LEN([.A486])=8;LEFT([.A48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20000</text:p>
          </table:table-cell>
          <table:table-cell table:style-name="ce4" office:value-type="string">
            <text:p>Chi phí vật liệu quản lý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87])&lt;8;&quot;Yes&quot;;&quot;No&quot;)" office:value-type="string" office:string-value="No">
            <text:p>No</text:p>
          </table:table-cell>
          <table:table-cell/>
          <table:table-cell table:formula="of:=IF(LEN([.A487])=3;LEFT([.A487];1);IF(LEN([.A487])=8;LEFT([.A48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30000</text:p>
          </table:table-cell>
          <table:table-cell table:style-name="ce4" office:value-type="string">
            <text:p>Chi phí đồ dùng văn phò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88])&lt;8;&quot;Yes&quot;;&quot;No&quot;)" office:value-type="string" office:string-value="No">
            <text:p>No</text:p>
          </table:table-cell>
          <table:table-cell/>
          <table:table-cell table:formula="of:=IF(LEN([.A488])=3;LEFT([.A488];1);IF(LEN([.A488])=8;LEFT([.A48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40000</text:p>
          </table:table-cell>
          <table:table-cell table:style-name="ce4" office:value-type="string">
            <text:p>Chi phí khấu hao TSCĐ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89])&lt;8;&quot;Yes&quot;;&quot;No&quot;)" office:value-type="string" office:string-value="No">
            <text:p>No</text:p>
          </table:table-cell>
          <table:table-cell/>
          <table:table-cell table:formula="of:=IF(LEN([.A489])=3;LEFT([.A489];1);IF(LEN([.A489])=8;LEFT([.A48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41000</text:p>
          </table:table-cell>
          <table:table-cell table:style-name="ce2" office:value-type="string">
            <text:p>Amortisation of expenses to be amortised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0])&lt;8;&quot;Yes&quot;;&quot;No&quot;)" office:value-type="string" office:string-value="No">
            <text:p>No</text:p>
          </table:table-cell>
          <table:table-cell/>
          <table:table-cell table:formula="of:=IF(LEN([.A490])=3;LEFT([.A490];1);IF(LEN([.A490])=8;LEFT([.A49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42000</text:p>
          </table:table-cell>
          <table:table-cell table:style-name="ce2" office:value-type="string">
            <text:p>Amortisation of intangible assets other than goodwil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1])&lt;8;&quot;Yes&quot;;&quot;No&quot;)" office:value-type="string" office:string-value="No">
            <text:p>No</text:p>
          </table:table-cell>
          <table:table-cell/>
          <table:table-cell table:formula="of:=IF(LEN([.A491])=3;LEFT([.A491];1);IF(LEN([.A491])=8;LEFT([.A49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43000</text:p>
          </table:table-cell>
          <table:table-cell table:style-name="ce2" office:value-type="string">
            <text:p>Amortisation tangible asset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2])&lt;8;&quot;Yes&quot;;&quot;No&quot;)" office:value-type="string" office:string-value="No">
            <text:p>No</text:p>
          </table:table-cell>
          <table:table-cell/>
          <table:table-cell table:formula="of:=IF(LEN([.A492])=3;LEFT([.A492];1);IF(LEN([.A492])=8;LEFT([.A49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0000</text:p>
          </table:table-cell>
          <table:table-cell table:style-name="ce4" office:value-type="string">
            <text:p>Thuế- phí và lệ phí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3])&lt;8;&quot;Yes&quot;;&quot;No&quot;)" office:value-type="string" office:string-value="No">
            <text:p>No</text:p>
          </table:table-cell>
          <table:table-cell/>
          <table:table-cell table:formula="of:=IF(LEN([.A493])=3;LEFT([.A493];1);IF(LEN([.A493])=8;LEFT([.A49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1000</text:p>
          </table:table-cell>
          <table:table-cell table:style-name="ce2" office:value-type="string">
            <text:p>Building related local tax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4])&lt;8;&quot;Yes&quot;;&quot;No&quot;)" office:value-type="string" office:string-value="No">
            <text:p>No</text:p>
          </table:table-cell>
          <table:table-cell/>
          <table:table-cell table:formula="of:=IF(LEN([.A494])=3;LEFT([.A494];1);IF(LEN([.A494])=8;LEFT([.A49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2000</text:p>
          </table:table-cell>
          <table:table-cell table:style-name="ce2" office:value-type="string">
            <text:p>Personnel related local tax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5])&lt;8;&quot;Yes&quot;;&quot;No&quot;)" office:value-type="string" office:string-value="No">
            <text:p>No</text:p>
          </table:table-cell>
          <table:table-cell/>
          <table:table-cell table:formula="of:=IF(LEN([.A495])=3;LEFT([.A495];1);IF(LEN([.A495])=8;LEFT([.A49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3000</text:p>
          </table:table-cell>
          <table:table-cell table:style-name="ce2" office:value-type="string">
            <text:p>Machinery related local tax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6])&lt;8;&quot;Yes&quot;;&quot;No&quot;)" office:value-type="string" office:string-value="No">
            <text:p>No</text:p>
          </table:table-cell>
          <table:table-cell/>
          <table:table-cell table:formula="of:=IF(LEN([.A496])=3;LEFT([.A496];1);IF(LEN([.A496])=8;LEFT([.A49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4000</text:p>
          </table:table-cell>
          <table:table-cell table:style-name="ce2" office:value-type="string">
            <text:p>Other local tax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7])&lt;8;&quot;Yes&quot;;&quot;No&quot;)" office:value-type="string" office:string-value="No">
            <text:p>No</text:p>
          </table:table-cell>
          <table:table-cell/>
          <table:table-cell table:formula="of:=IF(LEN([.A497])=3;LEFT([.A497];1);IF(LEN([.A497])=8;LEFT([.A49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55000</text:p>
          </table:table-cell>
          <table:table-cell table:style-name="Default" office:value-type="string">
            <text:p>Car tax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498])&lt;8;&quot;Yes&quot;;&quot;No&quot;)" office:value-type="string" office:string-value="No">
            <text:p>No</text:p>
          </table:table-cell>
          <table:table-cell/>
          <table:table-cell table:formula="of:=IF(LEN([.A498])=3;LEFT([.A498];1);IF(LEN([.A498])=8;LEFT([.A49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60000</text:p>
          </table:table-cell>
          <table:table-cell table:style-name="ce4" office:value-type="string">
            <text:p>Chi phí dự phò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499])&lt;8;&quot;Yes&quot;;&quot;No&quot;)" office:value-type="string" office:string-value="No">
            <text:p>No</text:p>
          </table:table-cell>
          <table:table-cell table:style-name="ce6" office:value-type="string">
            <text:p>WRITEOFF_ACCT</text:p>
          </table:table-cell>
          <table:table-cell table:formula="of:=IF(LEN([.A499])=3;LEFT([.A499];1);IF(LEN([.A499])=8;LEFT([.A49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61000</text:p>
          </table:table-cell>
          <table:table-cell table:style-name="ce2" office:value-type="string">
            <text:p>Write off obsolete stock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00])&lt;8;&quot;Yes&quot;;&quot;No&quot;)" office:value-type="string" office:string-value="No">
            <text:p>No</text:p>
          </table:table-cell>
          <table:table-cell table:style-name="ce6"/>
          <table:table-cell table:formula="of:=IF(LEN([.A500])=3;LEFT([.A500];1);IF(LEN([.A500])=8;LEFT([.A50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62000</text:p>
          </table:table-cell>
          <table:table-cell table:style-name="ce2" office:value-type="string">
            <text:p>Provision for obsolete stock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01])&lt;8;&quot;Yes&quot;;&quot;No&quot;)" office:value-type="string" office:string-value="No">
            <text:p>No</text:p>
          </table:table-cell>
          <table:table-cell table:style-name="ce6"/>
          <table:table-cell table:formula="of:=IF(LEN([.A501])=3;LEFT([.A501];1);IF(LEN([.A501])=8;LEFT([.A50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000</text:p>
          </table:table-cell>
          <table:table-cell table:style-name="ce4" office:value-type="string">
            <text:p>Chi phí dịch vụ mua ngoà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2])&lt;8;&quot;Yes&quot;;&quot;No&quot;)" office:value-type="string" office:string-value="No">
            <text:p>No</text:p>
          </table:table-cell>
          <table:table-cell table:style-name="ce6" office:value-type="string">
            <text:p>CH_EXPENSE_ACCT</text:p>
          </table:table-cell>
          <table:table-cell table:formula="of:=IF(LEN([.A502])=3;LEFT([.A502];1);IF(LEN([.A502])=8;LEFT([.A50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100</text:p>
          </table:table-cell>
          <table:table-cell table:style-name="Default" office:value-type="string">
            <text:p>Royalties paid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3])&lt;8;&quot;Yes&quot;;&quot;No&quot;)" office:value-type="string" office:string-value="No">
            <text:p>No</text:p>
          </table:table-cell>
          <table:table-cell table:style-name="ce6"/>
          <table:table-cell table:formula="of:=IF(LEN([.A503])=3;LEFT([.A503];1);IF(LEN([.A503])=8;LEFT([.A50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200</text:p>
          </table:table-cell>
          <table:table-cell table:style-name="Default" office:value-type="string">
            <text:p>Royalties received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4])&lt;8;&quot;Yes&quot;;&quot;No&quot;)" office:value-type="string" office:string-value="No">
            <text:p>No</text:p>
          </table:table-cell>
          <table:table-cell table:style-name="ce6"/>
          <table:table-cell table:formula="of:=IF(LEN([.A504])=3;LEFT([.A504];1);IF(LEN([.A504])=8;LEFT([.A50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300</text:p>
          </table:table-cell>
          <table:table-cell table:style-name="ce2" office:value-type="string">
            <text:p>Puracor fee expens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5])&lt;8;&quot;Yes&quot;;&quot;No&quot;)" office:value-type="string" office:string-value="No">
            <text:p>No</text:p>
          </table:table-cell>
          <table:table-cell table:style-name="ce6"/>
          <table:table-cell table:formula="of:=IF(LEN([.A505])=3;LEFT([.A505];1);IF(LEN([.A505])=8;LEFT([.A50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400</text:p>
          </table:table-cell>
          <table:table-cell table:style-name="ce2" office:value-type="string">
            <text:p>Puracor fee incom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6])&lt;8;&quot;Yes&quot;;&quot;No&quot;)" office:value-type="string" office:string-value="No">
            <text:p>No</text:p>
          </table:table-cell>
          <table:table-cell table:style-name="ce6"/>
          <table:table-cell table:formula="of:=IF(LEN([.A506])=3;LEFT([.A506];1);IF(LEN([.A506])=8;LEFT([.A50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500</text:p>
          </table:table-cell>
          <table:table-cell table:style-name="ce2" office:value-type="string">
            <text:p>Repairs and maintenance spare parts and external labour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7])&lt;8;&quot;Yes&quot;;&quot;No&quot;)" office:value-type="string" office:string-value="No">
            <text:p>No</text:p>
          </table:table-cell>
          <table:table-cell table:style-name="ce6"/>
          <table:table-cell table:formula="of:=IF(LEN([.A507])=3;LEFT([.A507];1);IF(LEN([.A507])=8;LEFT([.A50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600</text:p>
          </table:table-cell>
          <table:table-cell table:style-name="ce2" office:value-type="string">
            <text:p>Environmenta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8])&lt;8;&quot;Yes&quot;;&quot;No&quot;)" office:value-type="string" office:string-value="No">
            <text:p>No</text:p>
          </table:table-cell>
          <table:table-cell table:style-name="ce6"/>
          <table:table-cell table:formula="of:=IF(LEN([.A508])=3;LEFT([.A508];1);IF(LEN([.A508])=8;LEFT([.A50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700</text:p>
          </table:table-cell>
          <table:table-cell table:style-name="ce2" office:value-type="string">
            <text:p>Car mainten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09])&lt;8;&quot;Yes&quot;;&quot;No&quot;)" office:value-type="string" office:string-value="No">
            <text:p>No</text:p>
          </table:table-cell>
          <table:table-cell table:style-name="ce6"/>
          <table:table-cell table:formula="of:=IF(LEN([.A509])=3;LEFT([.A509];1);IF(LEN([.A509])=8;LEFT([.A50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800</text:p>
          </table:table-cell>
          <table:table-cell table:style-name="ce2" office:value-type="string">
            <text:p>Car operating leasi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0])&lt;8;&quot;Yes&quot;;&quot;No&quot;)" office:value-type="string" office:string-value="No">
            <text:p>No</text:p>
          </table:table-cell>
          <table:table-cell table:style-name="ce6"/>
          <table:table-cell table:formula="of:=IF(LEN([.A510])=3;LEFT([.A510];1);IF(LEN([.A510])=8;LEFT([.A51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0900</text:p>
          </table:table-cell>
          <table:table-cell table:style-name="ce2" office:value-type="string">
            <text:p>Lorry <text:s/>operating leasi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1])&lt;8;&quot;Yes&quot;;&quot;No&quot;)" office:value-type="string" office:string-value="No">
            <text:p>No</text:p>
          </table:table-cell>
          <table:table-cell table:style-name="ce6"/>
          <table:table-cell table:formula="of:=IF(LEN([.A511])=3;LEFT([.A511];1);IF(LEN([.A511])=8;LEFT([.A51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000</text:p>
          </table:table-cell>
          <table:table-cell table:style-name="ce2" office:value-type="string">
            <text:p>Documentation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2])&lt;8;&quot;Yes&quot;;&quot;No&quot;)" office:value-type="string" office:string-value="No">
            <text:p>No</text:p>
          </table:table-cell>
          <table:table-cell table:style-name="ce6"/>
          <table:table-cell table:formula="of:=IF(LEN([.A512])=3;LEFT([.A512];1);IF(LEN([.A512])=8;LEFT([.A51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100</text:p>
          </table:table-cell>
          <table:table-cell table:style-name="ce2" office:value-type="string">
            <text:p>Telephone and fax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3])&lt;8;&quot;Yes&quot;;&quot;No&quot;)" office:value-type="string" office:string-value="No">
            <text:p>No</text:p>
          </table:table-cell>
          <table:table-cell table:style-name="ce6"/>
          <table:table-cell table:formula="of:=IF(LEN([.A513])=3;LEFT([.A513];1);IF(LEN([.A513])=8;LEFT([.A51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200</text:p>
          </table:table-cell>
          <table:table-cell table:style-name="ce2" office:value-type="string">
            <text:p>Postage and express courier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4])&lt;8;&quot;Yes&quot;;&quot;No&quot;)" office:value-type="string" office:string-value="No">
            <text:p>No</text:p>
          </table:table-cell>
          <table:table-cell table:style-name="ce6"/>
          <table:table-cell table:formula="of:=IF(LEN([.A514])=3;LEFT([.A514];1);IF(LEN([.A514])=8;LEFT([.A51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300</text:p>
          </table:table-cell>
          <table:table-cell table:style-name="ce2" office:value-type="string">
            <text:p>Stationery and printing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5])&lt;8;&quot;Yes&quot;;&quot;No&quot;)" office:value-type="string" office:string-value="No">
            <text:p>No</text:p>
          </table:table-cell>
          <table:table-cell table:style-name="ce6"/>
          <table:table-cell table:formula="of:=IF(LEN([.A515])=3;LEFT([.A515];1);IF(LEN([.A515])=8;LEFT([.A51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400</text:p>
          </table:table-cell>
          <table:table-cell table:style-name="ce2" office:value-type="string">
            <text:p>Secur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6])&lt;8;&quot;Yes&quot;;&quot;No&quot;)" office:value-type="string" office:string-value="No">
            <text:p>No</text:p>
          </table:table-cell>
          <table:table-cell table:style-name="ce6"/>
          <table:table-cell table:formula="of:=IF(LEN([.A516])=3;LEFT([.A516];1);IF(LEN([.A516])=8;LEFT([.A51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500</text:p>
          </table:table-cell>
          <table:table-cell table:style-name="ce2" office:value-type="string">
            <text:p>Non personnel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7])&lt;8;&quot;Yes&quot;;&quot;No&quot;)" office:value-type="string" office:string-value="No">
            <text:p>No</text:p>
          </table:table-cell>
          <table:table-cell table:style-name="ce6"/>
          <table:table-cell table:formula="of:=IF(LEN([.A517])=3;LEFT([.A517];1);IF(LEN([.A517])=8;LEFT([.A51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600</text:p>
          </table:table-cell>
          <table:table-cell table:style-name="ce2" office:value-type="string">
            <text:p>Car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8])&lt;8;&quot;Yes&quot;;&quot;No&quot;)" office:value-type="string" office:string-value="No">
            <text:p>No</text:p>
          </table:table-cell>
          <table:table-cell table:style-name="ce6"/>
          <table:table-cell table:formula="of:=IF(LEN([.A518])=3;LEFT([.A518];1);IF(LEN([.A518])=8;LEFT([.A51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700</text:p>
          </table:table-cell>
          <table:table-cell table:style-name="ce2" office:value-type="string">
            <text:p>Lorry insuranc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19])&lt;8;&quot;Yes&quot;;&quot;No&quot;)" office:value-type="string" office:string-value="No">
            <text:p>No</text:p>
          </table:table-cell>
          <table:table-cell table:style-name="ce6"/>
          <table:table-cell table:formula="of:=IF(LEN([.A519])=3;LEFT([.A519];1);IF(LEN([.A519])=8;LEFT([.A51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800</text:p>
          </table:table-cell>
          <table:table-cell table:style-name="ce2" office:value-type="string">
            <text:p>Water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0])&lt;8;&quot;Yes&quot;;&quot;No&quot;)" office:value-type="string" office:string-value="No">
            <text:p>No</text:p>
          </table:table-cell>
          <table:table-cell table:style-name="ce6"/>
          <table:table-cell table:formula="of:=IF(LEN([.A520])=3;LEFT([.A520];1);IF(LEN([.A520])=8;LEFT([.A52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1900</text:p>
          </table:table-cell>
          <table:table-cell table:style-name="ce2" office:value-type="string">
            <text:p>Ga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1])&lt;8;&quot;Yes&quot;;&quot;No&quot;)" office:value-type="string" office:string-value="No">
            <text:p>No</text:p>
          </table:table-cell>
          <table:table-cell table:style-name="ce6"/>
          <table:table-cell table:formula="of:=IF(LEN([.A521])=3;LEFT([.A521];1);IF(LEN([.A521])=8;LEFT([.A52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000</text:p>
          </table:table-cell>
          <table:table-cell table:style-name="ce2" office:value-type="string">
            <text:p>Electricity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2])&lt;8;&quot;Yes&quot;;&quot;No&quot;)" office:value-type="string" office:string-value="No">
            <text:p>No</text:p>
          </table:table-cell>
          <table:table-cell table:style-name="ce6"/>
          <table:table-cell table:formula="of:=IF(LEN([.A522])=3;LEFT([.A522];1);IF(LEN([.A522])=8;LEFT([.A52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100</text:p>
          </table:table-cell>
          <table:table-cell table:style-name="ce2" office:value-type="string">
            <text:p>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3])&lt;8;&quot;Yes&quot;;&quot;No&quot;)" office:value-type="string" office:string-value="No">
            <text:p>No</text:p>
          </table:table-cell>
          <table:table-cell table:style-name="ce6"/>
          <table:table-cell table:formula="of:=IF(LEN([.A523])=3;LEFT([.A523];1);IF(LEN([.A523])=8;LEFT([.A52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200</text:p>
          </table:table-cell>
          <table:table-cell table:style-name="ce2" office:value-type="string">
            <text:p>Car 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4])&lt;8;&quot;Yes&quot;;&quot;No&quot;)" office:value-type="string" office:string-value="No">
            <text:p>No</text:p>
          </table:table-cell>
          <table:table-cell table:style-name="ce6"/>
          <table:table-cell table:formula="of:=IF(LEN([.A524])=3;LEFT([.A524];1);IF(LEN([.A524])=8;LEFT([.A52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300</text:p>
          </table:table-cell>
          <table:table-cell table:style-name="ce2" office:value-type="string">
            <text:p>Lorry fuel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5])&lt;8;&quot;Yes&quot;;&quot;No&quot;)" office:value-type="string" office:string-value="No">
            <text:p>No</text:p>
          </table:table-cell>
          <table:table-cell table:style-name="ce6"/>
          <table:table-cell table:formula="of:=IF(LEN([.A525])=3;LEFT([.A525];1);IF(LEN([.A525])=8;LEFT([.A52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400</text:p>
          </table:table-cell>
          <table:table-cell table:style-name="ce2" office:value-type="string">
            <text:p>Other supplier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6])&lt;8;&quot;Yes&quot;;&quot;No&quot;)" office:value-type="string" office:string-value="No">
            <text:p>No</text:p>
          </table:table-cell>
          <table:table-cell table:style-name="ce6"/>
          <table:table-cell table:formula="of:=IF(LEN([.A526])=3;LEFT([.A526];1);IF(LEN([.A526])=8;LEFT([.A52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500</text:p>
          </table:table-cell>
          <table:table-cell table:style-name="Default" office:value-type="string">
            <text:p>Lawyers'fe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7])&lt;8;&quot;Yes&quot;;&quot;No&quot;)" office:value-type="string" office:string-value="No">
            <text:p>No</text:p>
          </table:table-cell>
          <table:table-cell table:style-name="ce6"/>
          <table:table-cell table:formula="of:=IF(LEN([.A527])=3;LEFT([.A527];1);IF(LEN([.A527])=8;LEFT([.A52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600</text:p>
          </table:table-cell>
          <table:table-cell table:style-name="ce2" office:value-type="string">
            <text:p>Audit fe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8])&lt;8;&quot;Yes&quot;;&quot;No&quot;)" office:value-type="string" office:string-value="No">
            <text:p>No</text:p>
          </table:table-cell>
          <table:table-cell table:style-name="ce6"/>
          <table:table-cell table:formula="of:=IF(LEN([.A528])=3;LEFT([.A528];1);IF(LEN([.A528])=8;LEFT([.A52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700</text:p>
          </table:table-cell>
          <table:table-cell table:style-name="ce2" office:value-type="string">
            <text:p>Tax advice fe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29])&lt;8;&quot;Yes&quot;;&quot;No&quot;)" office:value-type="string" office:string-value="No">
            <text:p>No</text:p>
          </table:table-cell>
          <table:table-cell table:style-name="ce6"/>
          <table:table-cell table:formula="of:=IF(LEN([.A529])=3;LEFT([.A529];1);IF(LEN([.A529])=8;LEFT([.A52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800</text:p>
          </table:table-cell>
          <table:table-cell table:style-name="ce2" office:value-type="string">
            <text:p>Accounting fe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0])&lt;8;&quot;Yes&quot;;&quot;No&quot;)" office:value-type="string" office:string-value="No">
            <text:p>No</text:p>
          </table:table-cell>
          <table:table-cell table:style-name="ce6"/>
          <table:table-cell table:formula="of:=IF(LEN([.A530])=3;LEFT([.A530];1);IF(LEN([.A530])=8;LEFT([.A53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2900</text:p>
          </table:table-cell>
          <table:table-cell table:style-name="ce2" office:value-type="string">
            <text:p>Registration and legal fe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1])&lt;8;&quot;Yes&quot;;&quot;No&quot;)" office:value-type="string" office:string-value="No">
            <text:p>No</text:p>
          </table:table-cell>
          <table:table-cell table:style-name="ce6"/>
          <table:table-cell table:formula="of:=IF(LEN([.A531])=3;LEFT([.A531];1);IF(LEN([.A531])=8;LEFT([.A53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3000</text:p>
          </table:table-cell>
          <table:table-cell table:style-name="ce2" office:value-type="string">
            <text:p>Kosher fe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2])&lt;8;&quot;Yes&quot;;&quot;No&quot;)" office:value-type="string" office:string-value="No">
            <text:p>No</text:p>
          </table:table-cell>
          <table:table-cell table:style-name="ce6"/>
          <table:table-cell table:formula="of:=IF(LEN([.A532])=3;LEFT([.A532];1);IF(LEN([.A532])=8;LEFT([.A53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3100</text:p>
          </table:table-cell>
          <table:table-cell table:style-name="ce2" office:value-type="string">
            <text:p>Other outside servic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3])&lt;8;&quot;Yes&quot;;&quot;No&quot;)" office:value-type="string" office:string-value="No">
            <text:p>No</text:p>
          </table:table-cell>
          <table:table-cell table:style-name="ce6"/>
          <table:table-cell table:formula="of:=IF(LEN([.A533])=3;LEFT([.A533];1);IF(LEN([.A533])=8;LEFT([.A53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3200</text:p>
          </table:table-cell>
          <table:table-cell table:style-name="ce2" office:value-type="string">
            <text:p>Building rent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4])&lt;8;&quot;Yes&quot;;&quot;No&quot;)" office:value-type="string" office:string-value="No">
            <text:p>No</text:p>
          </table:table-cell>
          <table:table-cell table:style-name="ce6"/>
          <table:table-cell table:formula="of:=IF(LEN([.A534])=3;LEFT([.A534];1);IF(LEN([.A534])=8;LEFT([.A53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3300</text:p>
          </table:table-cell>
          <table:table-cell table:style-name="ce2" office:value-type="string">
            <text:p>Bank charg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5])&lt;8;&quot;Yes&quot;;&quot;No&quot;)" office:value-type="string" office:string-value="No">
            <text:p>No</text:p>
          </table:table-cell>
          <table:table-cell table:style-name="ce6"/>
          <table:table-cell table:formula="of:=IF(LEN([.A535])=3;LEFT([.A535];1);IF(LEN([.A535])=8;LEFT([.A53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3400</text:p>
          </table:table-cell>
          <table:table-cell table:style-name="ce2" office:value-type="string">
            <text:p>Bank guarantees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6])&lt;8;&quot;Yes&quot;;&quot;No&quot;)" office:value-type="string" office:string-value="No">
            <text:p>No</text:p>
          </table:table-cell>
          <table:table-cell table:style-name="ce6"/>
          <table:table-cell table:formula="of:=IF(LEN([.A536])=3;LEFT([.A536];1);IF(LEN([.A536])=8;LEFT([.A53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73500</text:p>
          </table:table-cell>
          <table:table-cell table:style-name="ce2" office:value-type="string">
            <text:p>Website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37])&lt;8;&quot;Yes&quot;;&quot;No&quot;)" office:value-type="string" office:string-value="No">
            <text:p>No</text:p>
          </table:table-cell>
          <table:table-cell table:style-name="ce6"/>
          <table:table-cell table:formula="of:=IF(LEN([.A537])=3;LEFT([.A537];1);IF(LEN([.A537])=8;LEFT([.A53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1000</text:p>
          </table:table-cell>
          <table:table-cell table:style-name="ce4" office:value-type="string">
            <text:p>Chênh lệch quỹ tiền mặt</text:p>
          </table:table-cell>
          <table:table-cell/>
          <table:table-cell table:style-name="ce6"/>
          <table:table-cell/>
          <table:table-cell office:value-type="string">
            <text:p>Yes</text:p>
          </table:table-cell>
          <table:table-cell/>
          <table:table-cell table:style-name="ce6" office:value-type="string">
            <text:p>CB_DIFFERENCES_ACCT</text:p>
          </table:table-cell>
          <table:table-cell table:formula="of:=IF(LEN([.A538])=3;LEFT([.A538];1);IF(LEN([.A538])=8;LEFT([.A53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00</text:p>
          </table:table-cell>
          <table:table-cell table:style-name="ce4" office:value-type="string">
            <text:p>Chi phí bằng tiền khác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39])&lt;8;&quot;Yes&quot;;&quot;No&quot;)" office:value-type="string" office:string-value="No">
            <text:p>No</text:p>
          </table:table-cell>
          <table:table-cell table:style-name="ce6" office:value-type="string">
            <text:p>CB_EXPENSE_ACCT</text:p>
          </table:table-cell>
          <table:table-cell table:formula="of:=IF(LEN([.A539])=3;LEFT([.A539];1);IF(LEN([.A539])=8;LEFT([.A53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10</text:p>
          </table:table-cell>
          <table:table-cell table:style-name="ce2" office:value-type="string">
            <text:p>Recruitment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0])&lt;8;&quot;Yes&quot;;&quot;No&quot;)" office:value-type="string" office:string-value="No">
            <text:p>No</text:p>
          </table:table-cell>
          <table:table-cell table:style-name="ce6"/>
          <table:table-cell table:formula="of:=IF(LEN([.A540])=3;LEFT([.A540];1);IF(LEN([.A540])=8;LEFT([.A54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20</text:p>
          </table:table-cell>
          <table:table-cell table:style-name="ce2" office:value-type="string">
            <text:p>Training and seminar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1])&lt;8;&quot;Yes&quot;;&quot;No&quot;)" office:value-type="string" office:string-value="No">
            <text:p>No</text:p>
          </table:table-cell>
          <table:table-cell table:style-name="ce6"/>
          <table:table-cell table:formula="of:=IF(LEN([.A541])=3;LEFT([.A541];1);IF(LEN([.A541])=8;LEFT([.A54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30</text:p>
          </table:table-cell>
          <table:table-cell table:style-name="ce2" office:value-type="string">
            <text:p>Traveling and entertainment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2])&lt;8;&quot;Yes&quot;;&quot;No&quot;)" office:value-type="string" office:string-value="No">
            <text:p>No</text:p>
          </table:table-cell>
          <table:table-cell table:style-name="ce6"/>
          <table:table-cell table:formula="of:=IF(LEN([.A542])=3;LEFT([.A542];1);IF(LEN([.A542])=8;LEFT([.A54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40</text:p>
          </table:table-cell>
          <table:table-cell table:style-name="ce2" office:value-type="string">
            <text:p>Canteen expense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3])&lt;8;&quot;Yes&quot;;&quot;No&quot;)" office:value-type="string" office:string-value="No">
            <text:p>No</text:p>
          </table:table-cell>
          <table:table-cell table:style-name="ce6"/>
          <table:table-cell table:formula="of:=IF(LEN([.A543])=3;LEFT([.A543];1);IF(LEN([.A543])=8;LEFT([.A54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50</text:p>
          </table:table-cell>
          <table:table-cell table:style-name="ce2" office:value-type="string">
            <text:p>Personnel insurance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4])&lt;8;&quot;Yes&quot;;&quot;No&quot;)" office:value-type="string" office:string-value="No">
            <text:p>No</text:p>
          </table:table-cell>
          <table:table-cell table:style-name="ce6"/>
          <table:table-cell table:formula="of:=IF(LEN([.A544])=3;LEFT([.A544];1);IF(LEN([.A544])=8;LEFT([.A54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60</text:p>
          </table:table-cell>
          <table:table-cell table:style-name="ce2" office:value-type="string">
            <text:p>Clothing and uniform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5])&lt;8;&quot;Yes&quot;;&quot;No&quot;)" office:value-type="string" office:string-value="No">
            <text:p>No</text:p>
          </table:table-cell>
          <table:table-cell table:style-name="ce6"/>
          <table:table-cell table:formula="of:=IF(LEN([.A545])=3;LEFT([.A545];1);IF(LEN([.A545])=8;LEFT([.A54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70</text:p>
          </table:table-cell>
          <table:table-cell table:style-name="ce2" office:value-type="string">
            <text:p>Other personnel expense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6])&lt;8;&quot;Yes&quot;;&quot;No&quot;)" office:value-type="string" office:string-value="No">
            <text:p>No</text:p>
          </table:table-cell>
          <table:table-cell table:style-name="ce6"/>
          <table:table-cell table:formula="of:=IF(LEN([.A546])=3;LEFT([.A546];1);IF(LEN([.A546])=8;LEFT([.A54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80</text:p>
          </table:table-cell>
          <table:table-cell table:style-name="ce2" office:value-type="string">
            <text:p>Pension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7])&lt;8;&quot;Yes&quot;;&quot;No&quot;)" office:value-type="string" office:string-value="No">
            <text:p>No</text:p>
          </table:table-cell>
          <table:table-cell table:style-name="ce6"/>
          <table:table-cell table:formula="of:=IF(LEN([.A547])=3;LEFT([.A547];1);IF(LEN([.A547])=8;LEFT([.A54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090</text:p>
          </table:table-cell>
          <table:table-cell table:style-name="ce2" office:value-type="string">
            <text:p>Forklift expense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8])&lt;8;&quot;Yes&quot;;&quot;No&quot;)" office:value-type="string" office:string-value="No">
            <text:p>No</text:p>
          </table:table-cell>
          <table:table-cell table:style-name="ce6"/>
          <table:table-cell table:formula="of:=IF(LEN([.A548])=3;LEFT([.A548];1);IF(LEN([.A548])=8;LEFT([.A54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00</text:p>
          </table:table-cell>
          <table:table-cell table:style-name="ce2" office:value-type="string">
            <text:p>Cleani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49])&lt;8;&quot;Yes&quot;;&quot;No&quot;)" office:value-type="string" office:string-value="No">
            <text:p>No</text:p>
          </table:table-cell>
          <table:table-cell table:style-name="ce6"/>
          <table:table-cell table:formula="of:=IF(LEN([.A549])=3;LEFT([.A549];1);IF(LEN([.A549])=8;LEFT([.A54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10</text:p>
          </table:table-cell>
          <table:table-cell table:style-name="ce2" office:value-type="string">
            <text:p>Pest <text:s/>control 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0])&lt;8;&quot;Yes&quot;;&quot;No&quot;)" office:value-type="string" office:string-value="No">
            <text:p>No</text:p>
          </table:table-cell>
          <table:table-cell table:style-name="ce6"/>
          <table:table-cell table:formula="of:=IF(LEN([.A550])=3;LEFT([.A550];1);IF(LEN([.A550])=8;LEFT([.A550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20</text:p>
          </table:table-cell>
          <table:table-cell table:style-name="ce2" office:value-type="string">
            <text:p>Office supplier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1])&lt;8;&quot;Yes&quot;;&quot;No&quot;)" office:value-type="string" office:string-value="No">
            <text:p>No</text:p>
          </table:table-cell>
          <table:table-cell table:style-name="ce6"/>
          <table:table-cell table:formula="of:=IF(LEN([.A551])=3;LEFT([.A551];1);IF(LEN([.A551])=8;LEFT([.A551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30</text:p>
          </table:table-cell>
          <table:table-cell table:style-name="ce2" office:value-type="string">
            <text:p>Equipment renting and operating leasing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2])&lt;8;&quot;Yes&quot;;&quot;No&quot;)" office:value-type="string" office:string-value="No">
            <text:p>No</text:p>
          </table:table-cell>
          <table:table-cell table:style-name="ce6"/>
          <table:table-cell table:formula="of:=IF(LEN([.A552])=3;LEFT([.A552];1);IF(LEN([.A552])=8;LEFT([.A552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40</text:p>
          </table:table-cell>
          <table:table-cell table:style-name="ce2" office:value-type="string">
            <text:p>Visit from group company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3])&lt;8;&quot;Yes&quot;;&quot;No&quot;)" office:value-type="string" office:string-value="No">
            <text:p>No</text:p>
          </table:table-cell>
          <table:table-cell table:style-name="ce6"/>
          <table:table-cell table:formula="of:=IF(LEN([.A553])=3;LEFT([.A553];1);IF(LEN([.A553])=8;LEFT([.A553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50</text:p>
          </table:table-cell>
          <table:table-cell table:style-name="ce2" office:value-type="string">
            <text:p>Trade marks and patent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4])&lt;8;&quot;Yes&quot;;&quot;No&quot;)" office:value-type="string" office:string-value="No">
            <text:p>No</text:p>
          </table:table-cell>
          <table:table-cell table:style-name="ce6"/>
          <table:table-cell table:formula="of:=IF(LEN([.A554])=3;LEFT([.A554];1);IF(LEN([.A554])=8;LEFT([.A554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60</text:p>
          </table:table-cell>
          <table:table-cell table:style-name="ce2" office:value-type="string">
            <text:p>Other provision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5])&lt;8;&quot;Yes&quot;;&quot;No&quot;)" office:value-type="string" office:string-value="No">
            <text:p>No</text:p>
          </table:table-cell>
          <table:table-cell table:style-name="ce6"/>
          <table:table-cell table:formula="of:=IF(LEN([.A555])=3;LEFT([.A555];1);IF(LEN([.A555])=8;LEFT([.A555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70</text:p>
          </table:table-cell>
          <table:table-cell table:style-name="ce2" office:value-type="string">
            <text:p>Write off <text:s/>other provision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6])&lt;8;&quot;Yes&quot;;&quot;No&quot;)" office:value-type="string" office:string-value="No">
            <text:p>No</text:p>
          </table:table-cell>
          <table:table-cell table:style-name="ce6"/>
          <table:table-cell table:formula="of:=IF(LEN([.A556])=3;LEFT([.A556];1);IF(LEN([.A556])=8;LEFT([.A556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80</text:p>
          </table:table-cell>
          <table:table-cell table:style-name="ce2" office:value-type="string">
            <text:p>Other expense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7])&lt;8;&quot;Yes&quot;;&quot;No&quot;)" office:value-type="string" office:string-value="No">
            <text:p>No</text:p>
          </table:table-cell>
          <table:table-cell table:style-name="ce6"/>
          <table:table-cell table:formula="of:=IF(LEN([.A557])=3;LEFT([.A557];1);IF(LEN([.A557])=8;LEFT([.A557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190</text:p>
          </table:table-cell>
          <table:table-cell table:style-name="ce2" office:value-type="string">
            <text:p>Recharge from intercompany other than Puracor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8])&lt;8;&quot;Yes&quot;;&quot;No&quot;)" office:value-type="string" office:string-value="No">
            <text:p>No</text:p>
          </table:table-cell>
          <table:table-cell table:style-name="ce6"/>
          <table:table-cell table:formula="of:=IF(LEN([.A558])=3;LEFT([.A558];1);IF(LEN([.A558])=8;LEFT([.A558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64288200</text:p>
          </table:table-cell>
          <table:table-cell table:style-name="ce2" office:value-type="string">
            <text:p>IT recharge from intercompany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59])&lt;8;&quot;Yes&quot;;&quot;No&quot;)" office:value-type="string" office:string-value="No">
            <text:p>No</text:p>
          </table:table-cell>
          <table:table-cell table:style-name="ce6"/>
          <table:table-cell table:formula="of:=IF(LEN([.A559])=3;LEFT([.A559];1);IF(LEN([.A559])=8;LEFT([.A559];3);&quot;&quot;))" office:value-type="string" office:string-value="642">
            <text:p>6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table:formula="of:=IF(LEN([.A560])&lt;8;&quot;Yes&quot;;&quot;No&quot;)" office:value-type="string" office:string-value="Yes">
            <text:p>Yes</text:p>
          </table:table-cell>
          <table:table-cell/>
          <table:table-cell table:formula="of:=IF(LEN([.A560])=3;LEFT([.A560];1);IF(LEN([.A560])=8;LEFT([.A560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711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table:formula="of:=IF(LEN([.A561])&lt;8;&quot;Yes&quot;;&quot;No&quot;)" office:value-type="string" office:string-value="Yes">
            <text:p>Yes</text:p>
          </table:table-cell>
          <table:table-cell/>
          <table:table-cell table:formula="of:=IF(LEN([.A561])=3;LEFT([.A561];1);IF(LEN([.A561])=8;LEFT([.A561];3);&quot;&quot;))" office:value-type="string" office:string-value="7">
            <text:p>7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00000</text:p>
          </table:table-cell>
          <table:table-cell table:style-name="ce4" office:value-type="string">
            <text:p>Tiền nhận được khác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562])&lt;8;&quot;Yes&quot;;&quot;No&quot;)" office:value-type="string" office:string-value="No">
            <text:p>No</text:p>
          </table:table-cell>
          <table:table-cell table:style-name="ce6" office:value-type="string">
            <text:p>CB_RECEIPT_ACCT</text:p>
          </table:table-cell>
          <table:table-cell table:formula="of:=IF(LEN([.A562])=3;LEFT([.A562];1);IF(LEN([.A562])=8;LEFT([.A562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float" office:value="71120000">
            <text:p>71120000</text:p>
          </table:table-cell>
          <table:table-cell table:style-name="ce4" office:value-type="string">
            <text:p>Thu nhập khác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563])&lt;8;&quot;Yes&quot;;&quot;No&quot;)" office:value-type="string" office:string-value="No">
            <text:p>No</text:p>
          </table:table-cell>
          <table:table-cell table:style-name="ce6" office:value-type="string">
            <text:p>CH_REVENUE_ACCT</text:p>
          </table:table-cell>
          <table:table-cell table:formula="of:=IF(LEN([.A563])=3;LEFT([.A563];1);IF(LEN([.A563])=8;LEFT([.A563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21000</text:p>
          </table:table-cell>
          <table:table-cell table:style-name="ce2" office:value-type="string">
            <text:p>Gain on disposal of fixed assets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564])&lt;8;&quot;Yes&quot;;&quot;No&quot;)" office:value-type="string" office:string-value="No">
            <text:p>No</text:p>
          </table:table-cell>
          <table:table-cell table:style-name="ce6"/>
          <table:table-cell table:formula="of:=IF(LEN([.A564])=3;LEFT([.A564];1);IF(LEN([.A564])=8;LEFT([.A564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22000</text:p>
          </table:table-cell>
          <table:table-cell table:style-name="ce2" office:value-type="string">
            <text:p>Monetary correction gain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565])&lt;8;&quot;Yes&quot;;&quot;No&quot;)" office:value-type="string" office:string-value="No">
            <text:p>No</text:p>
          </table:table-cell>
          <table:table-cell table:style-name="ce6"/>
          <table:table-cell table:formula="of:=IF(LEN([.A565])=3;LEFT([.A565];1);IF(LEN([.A565])=8;LEFT([.A565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23000</text:p>
          </table:table-cell>
          <table:table-cell table:style-name="ce2" office:value-type="string">
            <text:p>Other operating income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566])&lt;8;&quot;Yes&quot;;&quot;No&quot;)" office:value-type="string" office:string-value="No">
            <text:p>No</text:p>
          </table:table-cell>
          <table:table-cell table:style-name="ce6"/>
          <table:table-cell table:formula="of:=IF(LEN([.A566])=3;LEFT([.A566];1);IF(LEN([.A566])=8;LEFT([.A566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24000</text:p>
          </table:table-cell>
          <table:table-cell table:style-name="ce2" office:value-type="string">
            <text:p>Recharge to intercompany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567])&lt;8;&quot;Yes&quot;;&quot;No&quot;)" office:value-type="string" office:string-value="No">
            <text:p>No</text:p>
          </table:table-cell>
          <table:table-cell table:style-name="ce6"/>
          <table:table-cell table:formula="of:=IF(LEN([.A567])=3;LEFT([.A567];1);IF(LEN([.A567])=8;LEFT([.A567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71125000</text:p>
          </table:table-cell>
          <table:table-cell table:style-name="ce2" office:value-type="string">
            <text:p>IT recharge to intercompany</text:p>
          </table:table-cell>
          <table:table-cell/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table:formula="of:=IF(LEN([.A568])&lt;8;&quot;Yes&quot;;&quot;No&quot;)" office:value-type="string" office:string-value="No">
            <text:p>No</text:p>
          </table:table-cell>
          <table:table-cell table:style-name="ce6"/>
          <table:table-cell table:formula="of:=IF(LEN([.A568])=3;LEFT([.A568];1);IF(LEN([.A568])=8;LEFT([.A568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float" office:value="71130000">
            <text:p>71130000</text:p>
          </table:table-cell>
          <table:table-cell table:style-name="ce4" office:value-type="string">
            <text:p>Lãi do thanh toán ngân hàng</text:p>
          </table:table-cell>
          <table:table-cell/>
          <table:table-cell table:style-name="ce6" office:value-type="string">
            <text:p>Revenu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SETTLEMENTGAIN_ACCT</text:p>
          </table:table-cell>
          <table:table-cell table:formula="of:=IF(LEN([.A569])=3;LEFT([.A569];1);IF(LEN([.A569])=8;LEFT([.A569];3);&quot;&quot;))" office:value-type="string" office:string-value="711">
            <text:p>7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70])&lt;8;&quot;Yes&quot;;&quot;No&quot;)" office:value-type="string" office:string-value="Yes">
            <text:p>Yes</text:p>
          </table:table-cell>
          <table:table-cell/>
          <table:table-cell table:formula="of:=IF(LEN([.A570])=3;LEFT([.A570];1);IF(LEN([.A570])=8;LEFT([.A570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811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71])&lt;8;&quot;Yes&quot;;&quot;No&quot;)" office:value-type="string" office:string-value="Yes">
            <text:p>Yes</text:p>
          </table:table-cell>
          <table:table-cell/>
          <table:table-cell table:formula="of:=IF(LEN([.A571])=3;LEFT([.A571];1);IF(LEN([.A571])=8;LEFT([.A571];3);&quot;&quot;))" office:value-type="string" office:string-value="8">
            <text:p>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1100000</text:p>
          </table:table-cell>
          <table:table-cell table:style-name="ce4" office:value-type="string">
            <text:p>Chi phí khác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72])&lt;8;&quot;Yes&quot;;&quot;No&quot;)" office:value-type="string" office:string-value="No">
            <text:p>No</text:p>
          </table:table-cell>
          <table:table-cell table:style-name="ce6"/>
          <table:table-cell table:formula="of:=IF(LEN([.A572])=3;LEFT([.A572];1);IF(LEN([.A572])=8;LEFT([.A572];3);&quot;&quot;))" office:value-type="string" office:string-value="811">
            <text:p>8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1110000</text:p>
          </table:table-cell>
          <table:table-cell table:style-name="ce2" office:value-type="string">
            <text:p>Losses on sales of fixed asset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73])&lt;8;&quot;Yes&quot;;&quot;No&quot;)" office:value-type="string" office:string-value="No">
            <text:p>No</text:p>
          </table:table-cell>
          <table:table-cell table:style-name="ce6"/>
          <table:table-cell table:formula="of:=IF(LEN([.A573])=3;LEFT([.A573];1);IF(LEN([.A573])=8;LEFT([.A573];3);&quot;&quot;))" office:value-type="string" office:string-value="811">
            <text:p>8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1120000</text:p>
          </table:table-cell>
          <table:table-cell table:style-name="ce2" office:value-type="string">
            <text:p>Monetary correction los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74])&lt;8;&quot;Yes&quot;;&quot;No&quot;)" office:value-type="string" office:string-value="No">
            <text:p>No</text:p>
          </table:table-cell>
          <table:table-cell table:style-name="ce6"/>
          <table:table-cell table:formula="of:=IF(LEN([.A574])=3;LEFT([.A574];1);IF(LEN([.A574])=8;LEFT([.A574];3);&quot;&quot;))" office:value-type="string" office:string-value="811">
            <text:p>8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1130000</text:p>
          </table:table-cell>
          <table:table-cell table:style-name="ce2" office:value-type="string">
            <text:p>Miscellaneous 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75])&lt;8;&quot;Yes&quot;;&quot;No&quot;)" office:value-type="string" office:string-value="No">
            <text:p>No</text:p>
          </table:table-cell>
          <table:table-cell table:style-name="ce6"/>
          <table:table-cell table:formula="of:=IF(LEN([.A575])=3;LEFT([.A575];1);IF(LEN([.A575])=8;LEFT([.A575];3);&quot;&quot;))" office:value-type="string" office:string-value="811">
            <text:p>8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1140000</text:p>
          </table:table-cell>
          <table:table-cell table:style-name="ce2" office:value-type="string">
            <text:p>Fine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76])&lt;8;&quot;Yes&quot;;&quot;No&quot;)" office:value-type="string" office:string-value="No">
            <text:p>No</text:p>
          </table:table-cell>
          <table:table-cell table:style-name="ce6"/>
          <table:table-cell table:formula="of:=IF(LEN([.A576])=3;LEFT([.A576];1);IF(LEN([.A576])=8;LEFT([.A576];3);&quot;&quot;))" office:value-type="string" office:string-value="811">
            <text:p>8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</text:p>
          </table:table-cell>
          <table:table-cell table:style-name="ce4" office:value-type="string">
            <text:p>Chi phí thuế thu nhập doanh nghiệp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77])&lt;8;&quot;Yes&quot;;&quot;No&quot;)" office:value-type="string" office:string-value="Yes">
            <text:p>Yes</text:p>
          </table:table-cell>
          <table:table-cell/>
          <table:table-cell table:formula="of:=IF(LEN([.A577])=3;LEFT([.A577];1);IF(LEN([.A577])=8;LEFT([.A577];3);&quot;&quot;))" office:value-type="string" office:string-value="8">
            <text:p>8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0000</text:p>
          </table:table-cell>
          <table:table-cell table:style-name="ce4" office:value-type="string">
            <text:p>Chi phí thuế TNDN hiện hành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78])&lt;8;&quot;Yes&quot;;&quot;No&quot;)" office:value-type="string" office:string-value="No">
            <text:p>No</text:p>
          </table:table-cell>
          <table:table-cell table:style-name="ce6" office:value-type="string">
            <text:p>T_EXPENSE_ACCT</text:p>
          </table:table-cell>
          <table:table-cell table:formula="of:=IF(LEN([.A578])=3;LEFT([.A578];1);IF(LEN([.A578])=8;LEFT([.A578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1000</text:p>
          </table:table-cell>
          <table:table-cell table:style-name="ce2" office:value-type="string">
            <text:p>Provision income <text:s/>taxes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79])&lt;8;&quot;Yes&quot;;&quot;No&quot;)" office:value-type="string" office:string-value="No">
            <text:p>No</text:p>
          </table:table-cell>
          <table:table-cell table:style-name="ce6"/>
          <table:table-cell table:formula="of:=IF(LEN([.A579])=3;LEFT([.A579];1);IF(LEN([.A579])=8;LEFT([.A579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2000</text:p>
          </table:table-cell>
          <table:table-cell table:style-name="ce2" office:value-type="string">
            <text:p>Income tax es paid actual year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80])&lt;8;&quot;Yes&quot;;&quot;No&quot;)" office:value-type="string" office:string-value="No">
            <text:p>No</text:p>
          </table:table-cell>
          <table:table-cell table:style-name="ce6"/>
          <table:table-cell table:formula="of:=IF(LEN([.A580])=3;LEFT([.A580];1);IF(LEN([.A580])=8;LEFT([.A580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3000</text:p>
          </table:table-cell>
          <table:table-cell table:style-name="ce2" office:value-type="string">
            <text:p>Income tax es paid previous year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81])&lt;8;&quot;Yes&quot;;&quot;No&quot;)" office:value-type="string" office:string-value="No">
            <text:p>No</text:p>
          </table:table-cell>
          <table:table-cell table:style-name="ce6"/>
          <table:table-cell table:formula="of:=IF(LEN([.A581])=3;LEFT([.A581];1);IF(LEN([.A581])=8;LEFT([.A581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82114000</text:p>
          </table:table-cell>
          <table:table-cell table:style-name="ce4" office:value-type="string">
            <text:p>Chi phí thuế TNDN hoãn lại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82])&lt;8;&quot;Yes&quot;;&quot;No&quot;)" office:value-type="string" office:string-value="No">
            <text:p>No</text:p>
          </table:table-cell>
          <table:table-cell/>
          <table:table-cell table:formula="of:=IF(LEN([.A582])=3;LEFT([.A582];1);IF(LEN([.A582])=8;LEFT([.A582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float" office:value="82130000">
            <text:p>82130000</text:p>
          </table:table-cell>
          <table:table-cell table:style-name="ce4" office:value-type="string">
            <text:p>Lỗ do thanh toán ngân hàng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B_SETTLEMENTLOSS_ACCT</text:p>
          </table:table-cell>
          <table:table-cell table:formula="of:=IF(LEN([.A583])=3;LEFT([.A583];1);IF(LEN([.A583])=8;LEFT([.A583];3);&quot;&quot;))" office:value-type="string" office:string-value="821">
            <text:p>82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84])&lt;8;&quot;Yes&quot;;&quot;No&quot;)" office:value-type="string" office:string-value="Yes">
            <text:p>Yes</text:p>
          </table:table-cell>
          <table:table-cell/>
          <table:table-cell table:formula="of:=IF(LEN([.A584])=3;LEFT([.A584];1);IF(LEN([.A584])=8;LEFT([.A584];3);&quot;&quot;))">
            <text:p/>
          </table:table-cell>
          <table:table-cell table:number-columns-repeated="244"/>
        </table:table-row>
        <table:table-row table:style-name="ro2">
          <table:table-cell table:style-name="ce2" office:value-type="string">
            <text:p>911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85])&lt;8;&quot;Yes&quot;;&quot;No&quot;)" office:value-type="string" office:string-value="Yes">
            <text:p>Yes</text:p>
          </table:table-cell>
          <table:table-cell/>
          <table:table-cell table:formula="of:=IF(LEN([.A585])=3;LEFT([.A585];1);IF(LEN([.A585])=8;LEFT([.A585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1100000</text:p>
          </table:table-cell>
          <table:table-cell table:style-name="ce4" office:value-type="string">
            <text:p>Xác định kết quả kinh doanh</text:p>
          </table:table-cell>
          <table:table-cell/>
          <table:table-cell table:style-name="ce6" office:value-type="string">
            <text:p>Expense</text:p>
          </table:table-cell>
          <table:table-cell/>
          <table:table-cell office:value-type="string">
            <text:p>Yes</text:p>
          </table:table-cell>
          <table:table-cell table:formula="of:=IF(LEN([.A586])&lt;8;&quot;Yes&quot;;&quot;No&quot;)" office:value-type="string" office:string-value="No">
            <text:p>No</text:p>
          </table:table-cell>
          <table:table-cell table:style-name="ce6" office:value-type="string">
            <text:p>INCOMESUMMARY_ACCT</text:p>
          </table:table-cell>
          <table:table-cell table:formula="of:=IF(LEN([.A586])=3;LEFT([.A586];1);IF(LEN([.A586])=8;LEFT([.A586];3);&quot;&quot;))" office:value-type="string" office:string-value="911">
            <text:p>91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991</text:p>
          </table:table-cell>
          <table:table-cell table:style-name="ce4" office:value-type="string">
            <text:p>Tài khoản treo</text:p>
          </table:table-cell>
          <table:table-cell/>
          <table:table-cell table:style-name="ce6" office:value-type="string">
            <text:p>Expense</text:p>
          </table:table-cell>
          <table:table-cell table:number-columns-repeated="2"/>
          <table:table-cell table:formula="of:=IF(LEN([.A587])&lt;8;&quot;Yes&quot;;&quot;No&quot;)" office:value-type="string" office:string-value="Yes">
            <text:p>Yes</text:p>
          </table:table-cell>
          <table:table-cell table:style-name="ce6"/>
          <table:table-cell table:formula="of:=IF(LEN([.A587])=3;LEFT([.A587];1);IF(LEN([.A587])=8;LEFT([.A587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office:value-type="string">
            <text:p>99110000</text:p>
          </table:table-cell>
          <table:table-cell table:style-name="ce6" office:value-type="string">
            <text:p>Tài khoản treo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DEFAULT_ACCT</text:p>
          </table:table-cell>
          <table:table-cell table:formula="of:=IF(LEN([.A588])=3;LEFT([.A588];1);IF(LEN([.A588])=8;LEFT([.A588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20000</text:p>
          </table:table-cell>
          <table:table-cell table:style-name="ce6" office:value-type="string">
            <text:p>Chênh lệch do báo cáo bằng đồng ngoại tệ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USPENSEBALANCING_ACCT</text:p>
          </table:table-cell>
          <table:table-cell table:formula="of:=IF(LEN([.A589])=3;LEFT([.A589];1);IF(LEN([.A589])=8;LEFT([.A589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30000</text:p>
          </table:table-cell>
          <table:table-cell table:style-name="ce6" office:value-type="string">
            <text:p>Suspense error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SUSPENSEERROR_ACCT</text:p>
          </table:table-cell>
          <table:table-cell table:formula="of:=IF(LEN([.A590])=3;LEFT([.A590];1);IF(LEN([.A590])=8;LEFT([.A590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140000</text:p>
          </table:table-cell>
          <table:table-cell table:style-name="ce6" office:value-type="string">
            <text:p>Chênh lệch do làm tròn</text:p>
          </table:table-cell>
          <table:table-cell/>
          <table:table-cell table:style-name="ce6" office:value-type="string">
            <text:p>Expense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URRENCYBALANCING_ACCT</text:p>
          </table:table-cell>
          <table:table-cell table:formula="of:=IF(LEN([.A591])=3;LEFT([.A591];1);IF(LEN([.A591])=8;LEFT([.A591];3);&quot;&quot;))" office:value-type="string" office:string-value="991">
            <text:p>991</text:p>
          </table:table-cell>
          <table:table-cell table:number-columns-repeated="244"/>
        </table:table-row>
        <table:table-row table:style-name="ro2">
          <table:table-cell office:value-type="string">
            <text:p>999</text:p>
          </table:table-cell>
          <table:table-cell table:style-name="ce6" office:value-type="string">
            <text:p>Tài khoản kế toán cam kết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/>
          <table:table-cell table:style-name="ce6" office:value-type="string">
            <text:p>Yes</text:p>
          </table:table-cell>
          <table:table-cell table:style-name="ce6"/>
          <table:table-cell table:formula="of:=IF(LEN([.A592])=3;LEFT([.A592];1);IF(LEN([.A592])=8;LEFT([.A592];3);&quot;&quot;))" office:value-type="string" office:string-value="9">
            <text:p>9</text:p>
          </table:table-cell>
          <table:table-cell table:number-columns-repeated="244"/>
        </table:table-row>
        <table:table-row table:style-name="ro2">
          <table:table-cell office:value-type="string">
            <text:p>99950000</text:p>
          </table:table-cell>
          <table:table-cell table:style-name="ce6" office:value-type="string">
            <text:p>Cam kết mua hàng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OMMITMENTOFFSET_ACCT</text:p>
          </table:table-cell>
          <table:table-cell table:formula="of:=IF(LEN([.A593])=3;LEFT([.A593];1);IF(LEN([.A593])=8;LEFT([.A593];3);&quot;&quot;))" office:value-type="string" office:string-value="999">
            <text:p>999</text:p>
          </table:table-cell>
          <table:table-cell table:number-columns-repeated="244"/>
        </table:table-row>
        <table:table-row table:style-name="ro2">
          <table:table-cell office:value-type="string">
            <text:p>99960000</text:p>
          </table:table-cell>
          <table:table-cell table:style-name="ce6" office:value-type="string">
            <text:p>Cam kết bán hàng</text:p>
          </table:table-cell>
          <table:table-cell/>
          <table:table-cell table:style-name="ce6" office:value-type="string">
            <text:p>Memo</text:p>
          </table:table-cell>
          <table:table-cell table:style-name="ce8"/>
          <table:table-cell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OMMITMENTOFFSETSALES_ACCT</text:p>
          </table:table-cell>
          <table:table-cell table:formula="of:=IF(LEN([.A594])=3;LEFT([.A594];1);IF(LEN([.A594])=8;LEFT([.A594];3);&quot;&quot;))" office:value-type="string" office:string-value="999">
            <text:p>999</text:p>
          </table:table-cell>
          <table:table-cell table:number-columns-repeated="244"/>
        </table:table-row>
        <table:table-row table:style-name="ro2" table:number-rows-repeated="64938">
          <table:table-cell table:number-columns-repeated="253"/>
        </table:table-row>
        <table:table-row table:style-name="ro2">
          <table:table-cell table:number-columns-repeated="253"/>
        </table:table-row>
      </table:table>
      <table:named-expressions>
        <table:named-expression table:name="Excel_BuiltIn_Print_Titles_2" table:base-cell-address="$AccountingVN15.$A$1" table:expression="($#REF!.$A$1:$A$65535~$#REF!.$A$1:$AMJ$1)))"/>
      </table:named-expressions>
      <table:database-ranges>
        <table:database-range table:target-range-address="AccountingVN15.A1:AccountingVN15.IS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number:min-integer-digits="1"/>
      <number:text>)</number:text>
      <style:map style:condition="value()&gt;=0" style:apply-style-name="N127P0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3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09/28/2009</text:date>, <text:time>13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ingVN15" style:display-name="PageStyle_AccountingVN1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Adempiere Accounting</dc:title>
    <dc:description>(C) 1999-2005 Jorg Janke</dc:description>
    <dc:subject>Chart of Accounts &amp; Report Layout</dc:subject>
    <meta:initial-creator>Jorg Janke</meta:initial-creator>
    <meta:creation-date>2002-08-31T04:24:22</meta:creation-date>
    <dc:date>2009-09-28T13:58:45</dc:date>
    <meta:print-date>2002-09-01T01:47:08</meta:print-date>
    <meta:keyword>Chart of Accounts</meta:keyword>
    <meta:editing-cycles>43</meta:editing-cycles>
    <meta:editing-duration>PT35H49M10S</meta:editing-duration>
    <dc:creator>Le Cong</dc:creator>
    <meta:document-statistic meta:table-count="1" meta:cell-count="4358" meta:object-count="0"/>
    <meta:user-defined meta:name="Info 1"/>
    <meta:user-defined meta:name="Info 2"/>
    <meta:user-defined meta:name="Info 3"/>
    <meta:user-defined meta:name="Info 4"/>
  </office:meta>
</office:document-meta>
</file>